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5.696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Arial1" fo:font-size="8pt" fo:font-weight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20pt" fo:font-weight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8pt" fo:font-weight="normal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8pt" fo:font-weight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1" fo:font-size="8pt" fo:font-weight="normal"/>
    </style:style>
    <style:style style:name="ce6" style:family="table-cell" style:parent-style-name="Default">
      <style:table-cell-properties style:text-align-source="fix" style:repeat-content="false" fo:padding-bottom="0cm" fo:padding-left="0.127cm" fo:padding-right="0cm" fo:padding-top="0cm" style:vertical-align="middle"/>
      <style:paragraph-properties fo:text-align="start"/>
      <style:text-properties style:font-name="Arial1" fo:font-size="16pt" fo:font-weight="bold"/>
    </style:style>
    <style:style style:name="ce7" style:family="table-cell" style:parent-style-name="Default">
      <style:table-cell-properties style:text-align-source="fix" style:repeat-content="false" fo:padding-bottom="0cm" fo:padding-left="0.081cm" fo:padding-right="0cm" fo:padding-top="0cm"/>
      <style:paragraph-properties fo:text-align="start"/>
      <style:text-properties style:font-name="Arial1" fo:font-size="10pt" fo:font-weight="bold"/>
    </style:style>
    <style:style style:name="ce8" style:family="table-cell" style:parent-style-name="Default">
      <style:table-cell-properties fo:background-color="#79a2d8" style:text-align-source="fix" style:repeat-content="false" fo:wrap-option="wrap" fo:border="0.71pt dashed #000000" fo:padding="0cm" style:vertical-align="middle"/>
      <style:paragraph-properties fo:text-align="center"/>
      <style:text-properties fo:color="#ffffff" style:font-name="Arial1" fo:font-size="8pt" fo:font-weight="bold"/>
    </style:style>
    <style:style style:name="ce9" style:family="table-cell" style:parent-style-name="Default" style:data-style-name="N73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0" style:family="table-cell" style:parent-style-name="Default" style:data-style-name="N82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1" style:family="table-cell" style:parent-style-name="Default" style:data-style-name="N82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2" style:family="table-cell" style:parent-style-name="Default" style:data-style-name="N10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3" style:family="table-cell" style:parent-style-name="Default" style:data-style-name="N11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4" style:family="table-cell" style:parent-style-name="Default" style:data-style-name="N12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5" style:family="table-cell" style:parent-style-name="Default" style:data-style-name="N14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6" style:family="table-cell" style:parent-style-name="Default" style:data-style-name="N15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7" style:family="table-cell" style:parent-style-name="Default" style:data-style-name="N1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8" style:family="table-cell" style:parent-style-name="Default" style:data-style-name="N17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9" style:family="table-cell" style:parent-style-name="Default" style:data-style-name="N1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0" style:family="table-cell" style:parent-style-name="Default" style:data-style-name="N19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1" style:family="table-cell" style:parent-style-name="Default" style:data-style-name="N20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2" style:family="table-cell" style:parent-style-name="Default" style:data-style-name="N22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3" style:family="table-cell" style:parent-style-name="Default" style:data-style-name="N23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4" style:family="table-cell" style:parent-style-name="Default" style:data-style-name="N25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5" style:family="table-cell" style:parent-style-name="Default" style:data-style-name="N26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6" style:family="table-cell" style:parent-style-name="Default" style:data-style-name="N27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7" style:family="table-cell" style:parent-style-name="Default" style:data-style-name="N28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8" style:family="table-cell" style:parent-style-name="Default" style:data-style-name="N29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9" style:family="table-cell" style:parent-style-name="Default" style:data-style-name="N30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0" style:family="table-cell" style:parent-style-name="Default" style:data-style-name="N31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1" style:family="table-cell" style:parent-style-name="Default" style:data-style-name="N32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2" style:family="table-cell" style:parent-style-name="Default" style:data-style-name="N33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3" style:family="table-cell" style:parent-style-name="Default" style:data-style-name="N33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4" style:family="table-cell" style:parent-style-name="Default" style:data-style-name="N35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5" style:family="table-cell" style:parent-style-name="Default" style:data-style-name="N35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6" style:family="table-cell" style:parent-style-name="Default" style:data-style-name="N37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7" style:family="table-cell" style:parent-style-name="Default" style:data-style-name="N3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8" style:family="table-cell" style:parent-style-name="Default" style:data-style-name="N39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9" style:family="table-cell" style:parent-style-name="Default" style:data-style-name="N39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0" style:family="table-cell" style:parent-style-name="Default" style:data-style-name="N41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1" style:family="table-cell" style:parent-style-name="Default" style:data-style-name="N42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2" style:family="table-cell" style:parent-style-name="Default" style:data-style-name="N43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3" style:family="table-cell" style:parent-style-name="Default" style:data-style-name="N44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4" style:family="table-cell" style:parent-style-name="Default" style:data-style-name="N45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5" style:family="table-cell" style:parent-style-name="Default" style:data-style-name="N46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6" style:family="table-cell" style:parent-style-name="Default" style:data-style-name="N47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7" style:family="table-cell" style:parent-style-name="Default" style:data-style-name="N48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8" style:family="table-cell" style:parent-style-name="Default" style:data-style-name="N49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9" style:family="table-cell" style:parent-style-name="Default" style:data-style-name="N49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0" style:family="table-cell" style:parent-style-name="Default" style:data-style-name="N50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1" style:family="table-cell" style:parent-style-name="Default" style:data-style-name="N51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2" style:family="table-cell" style:parent-style-name="Default" style:data-style-name="N52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3" style:family="table-cell" style:parent-style-name="Default" style:data-style-name="N53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4" style:family="table-cell" style:parent-style-name="Default" style:data-style-name="N54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5" style:family="table-cell" style:parent-style-name="Default" style:data-style-name="N55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6" style:family="table-cell" style:parent-style-name="Default" style:data-style-name="N5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7" style:family="table-cell" style:parent-style-name="Default" style:data-style-name="N56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8" style:family="table-cell" style:parent-style-name="Default" style:data-style-name="N56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9" style:family="table-cell" style:parent-style-name="Default" style:data-style-name="N57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0" style:family="table-cell" style:parent-style-name="Default" style:data-style-name="N5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1" style:family="table-cell" style:parent-style-name="Default" style:data-style-name="N59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2" style:family="table-cell" style:parent-style-name="Default" style:data-style-name="N60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3" style:family="table-cell" style:parent-style-name="Default" style:data-style-name="N61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4" style:family="table-cell" style:parent-style-name="Default" style:data-style-name="N62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5" style:family="table-cell" style:parent-style-name="Default" style:data-style-name="N62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6" style:family="table-cell" style:parent-style-name="Default" style:data-style-name="N63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7" style:family="table-cell" style:parent-style-name="Default" style:data-style-name="N64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8" style:family="table-cell" style:parent-style-name="Default" style:data-style-name="N64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9" style:family="table-cell" style:parent-style-name="Default" style:data-style-name="N65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0" style:family="table-cell" style:parent-style-name="Default" style:data-style-name="N6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1" style:family="table-cell" style:parent-style-name="Default" style:data-style-name="N66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2" style:family="table-cell" style:parent-style-name="Default" style:data-style-name="N67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3" style:family="table-cell" style:parent-style-name="Default" style:data-style-name="N68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4" style:family="table-cell" style:parent-style-name="Default" style:data-style-name="N69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5" style:family="table-cell" style:parent-style-name="Default" style:data-style-name="N69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6" style:family="table-cell" style:parent-style-name="Default" style:data-style-name="N70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7" style:family="table-cell" style:parent-style-name="Default" style:data-style-name="N71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8" style:family="table-cell" style:parent-style-name="Default" style:data-style-name="N72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9" style:family="table-cell" style:parent-style-name="Default" style:data-style-name="N74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0" style:family="table-cell" style:parent-style-name="Default" style:data-style-name="N74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1" style:family="table-cell" style:parent-style-name="Default" style:data-style-name="N75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2" style:family="table-cell" style:parent-style-name="Default" style:data-style-name="N76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3" style:family="table-cell" style:parent-style-name="Default" style:data-style-name="N76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4" style:family="table-cell" style:parent-style-name="Default" style:data-style-name="N77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5" style:family="table-cell" style:parent-style-name="Default" style:data-style-name="N78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6" style:family="table-cell" style:parent-style-name="Default" style:data-style-name="N79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7" style:family="table-cell" style:parent-style-name="Default">
      <style:table-cell-properties fo:border-bottom="none" style:text-align-source="fix" style:repeat-content="false" fo:border-left="0.71pt dashed #000000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8" style:family="table-cell" style:parent-style-name="Default">
      <style:table-cell-properties fo:border-bottom="0.71pt dashed #000000" style:text-align-source="fix" style:repeat-content="false" fo:border-left="0.71pt dashed #000000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9" style:family="table-cell" style:parent-style-name="Default">
      <style:table-cell-properties style:text-align-source="fix" style:repeat-content="false" fo:padding-bottom="0cm" fo:padding-left="0.071cm" fo:padding-right="0cm" fo:padding-top="0cm"/>
      <style:paragraph-properties fo:text-align="start"/>
      <style:text-properties style:font-name="Arial1" fo:font-size="8pt" fo:font-weight="normal"/>
    </style:style>
    <style:style style:name="ce90" style:family="table-cell" style:parent-style-name="Default">
      <style:table-cell-properties fo:border-bottom="none" fo:background-color="#d6eaff" style:text-align-source="fix" style:repeat-content="false" fo:wrap-option="wrap" fo:border-left="0.71pt dashed #000000" fo:padding-bottom="0cm" fo:padding-left="0.071cm" fo:padding-right="0cm" fo:padding-top="0cm" fo:border-right="0.71pt dashed #000000" fo:border-top="0.71pt dashed #000000" style:vertical-align="top"/>
      <style:paragraph-properties fo:text-align="start"/>
      <style:text-properties style:font-name="Arial1" fo:font-size="8pt" fo:font-weight="normal"/>
    </style:style>
    <style:style style:name="ce91" style:family="table-cell" style:parent-style-name="Default">
      <style:table-cell-properties fo:border-bottom="none" style:text-align-source="fix" style:repeat-content="false" fo:border-left="none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2" style:family="table-cell" style:parent-style-name="Default">
      <style:table-cell-properties fo:border-bottom="0.71pt dashed #000000" style:text-align-source="fix" style:repeat-content="false" fo:border-left="none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3" style:family="table-cell" style:parent-style-name="Default" style:data-style-name="N7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4" style:family="table-cell" style:parent-style-name="Default" style:data-style-name="N82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5" style:family="table-cell" style:parent-style-name="Default" style:data-style-name="N82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6" style:family="table-cell" style:parent-style-name="Default" style:data-style-name="N11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7" style:family="table-cell" style:parent-style-name="Default" style:data-style-name="N12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8" style:family="table-cell" style:parent-style-name="Default" style:data-style-name="N13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9" style:family="table-cell" style:parent-style-name="Default" style:data-style-name="N14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0" style:family="table-cell" style:parent-style-name="Default" style:data-style-name="N15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1" style:family="table-cell" style:parent-style-name="Default" style:data-style-name="N16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2" style:family="table-cell" style:parent-style-name="Default" style:data-style-name="N1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3" style:family="table-cell" style:parent-style-name="Default" style:data-style-name="N18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4" style:family="table-cell" style:parent-style-name="Default" style:data-style-name="N20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5" style:family="table-cell" style:parent-style-name="Default" style:data-style-name="N21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6" style:family="table-cell" style:parent-style-name="Default" style:data-style-name="N22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7" style:family="table-cell" style:parent-style-name="Default" style:data-style-name="N23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8" style:family="table-cell" style:parent-style-name="Default" style:data-style-name="N25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9" style:family="table-cell" style:parent-style-name="Default" style:data-style-name="N2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0" style:family="table-cell" style:parent-style-name="Default" style:data-style-name="N27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1" style:family="table-cell" style:parent-style-name="Default" style:data-style-name="N29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2" style:family="table-cell" style:parent-style-name="Default" style:data-style-name="N29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3" style:family="table-cell" style:parent-style-name="Default" style:data-style-name="N30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4" style:family="table-cell" style:parent-style-name="Default" style:data-style-name="N31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5" style:family="table-cell" style:parent-style-name="Default" style:data-style-name="N32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6" style:family="table-cell" style:parent-style-name="Default" style:data-style-name="N33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7" style:family="table-cell" style:parent-style-name="Default" style:data-style-name="N34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8" style:family="table-cell" style:parent-style-name="Default" style:data-style-name="N35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9" style:family="table-cell" style:parent-style-name="Default" style:data-style-name="N36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0" style:family="table-cell" style:parent-style-name="Default" style:data-style-name="N37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1" style:family="table-cell" style:parent-style-name="Default" style:data-style-name="N3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2" style:family="table-cell" style:parent-style-name="Default" style:data-style-name="N39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3" style:family="table-cell" style:parent-style-name="Default" style:data-style-name="N4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4" style:family="table-cell" style:parent-style-name="Default" style:data-style-name="N41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5" style:family="table-cell" style:parent-style-name="Default" style:data-style-name="N4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6" style:family="table-cell" style:parent-style-name="Default" style:data-style-name="N43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7" style:family="table-cell" style:parent-style-name="Default" style:data-style-name="N44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8" style:family="table-cell" style:parent-style-name="Default" style:data-style-name="N45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9" style:family="table-cell" style:parent-style-name="Default" style:data-style-name="N4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0" style:family="table-cell" style:parent-style-name="Default" style:data-style-name="N47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1" style:family="table-cell" style:parent-style-name="Default" style:data-style-name="N4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2" style:family="table-cell" style:parent-style-name="Default" style:data-style-name="N49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3" style:family="table-cell" style:parent-style-name="Default" style:data-style-name="N5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4" style:family="table-cell" style:parent-style-name="Default" style:data-style-name="N5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5" style:family="table-cell" style:parent-style-name="Default" style:data-style-name="N51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6" style:family="table-cell" style:parent-style-name="Default" style:data-style-name="N52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7" style:family="table-cell" style:parent-style-name="Default" style:data-style-name="N53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8" style:family="table-cell" style:parent-style-name="Default" style:data-style-name="N54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9" style:family="table-cell" style:parent-style-name="Default" style:data-style-name="N55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0" style:family="table-cell" style:parent-style-name="Default" style:data-style-name="N55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1" style:family="table-cell" style:parent-style-name="Default" style:data-style-name="N56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2" style:family="table-cell" style:parent-style-name="Default" style:data-style-name="N5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3" style:family="table-cell" style:parent-style-name="Default" style:data-style-name="N5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4" style:family="table-cell" style:parent-style-name="Default" style:data-style-name="N5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5" style:family="table-cell" style:parent-style-name="Default" style:data-style-name="N60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6" style:family="table-cell" style:parent-style-name="Default" style:data-style-name="N61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7" style:family="table-cell" style:parent-style-name="Default" style:data-style-name="N62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8" style:family="table-cell" style:parent-style-name="Default" style:data-style-name="N6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9" style:family="table-cell" style:parent-style-name="Default" style:data-style-name="N6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0" style:family="table-cell" style:parent-style-name="Default" style:data-style-name="N64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1" style:family="table-cell" style:parent-style-name="Default" style:data-style-name="N64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2" style:family="table-cell" style:parent-style-name="Default" style:data-style-name="N65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3" style:family="table-cell" style:parent-style-name="Default" style:data-style-name="N66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4" style:family="table-cell" style:parent-style-name="Default" style:data-style-name="N67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5" style:family="table-cell" style:parent-style-name="Default" style:data-style-name="N68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6" style:family="table-cell" style:parent-style-name="Default" style:data-style-name="N68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7" style:family="table-cell" style:parent-style-name="Default" style:data-style-name="N69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8" style:family="table-cell" style:parent-style-name="Default" style:data-style-name="N70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9" style:family="table-cell" style:parent-style-name="Default" style:data-style-name="N71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0" style:family="table-cell" style:parent-style-name="Default" style:data-style-name="N72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1" style:family="table-cell" style:parent-style-name="Default" style:data-style-name="N74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2" style:family="table-cell" style:parent-style-name="Default" style:data-style-name="N75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3" style:family="table-cell" style:parent-style-name="Default" style:data-style-name="N75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4" style:family="table-cell" style:parent-style-name="Default" style:data-style-name="N76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5" style:family="table-cell" style:parent-style-name="Default" style:data-style-name="N77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6" style:family="table-cell" style:parent-style-name="Default" style:data-style-name="N78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7" style:family="table-cell" style:parent-style-name="Default" style:data-style-name="N79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8" style:family="table-cell" style:parent-style-name="Default" style:data-style-name="N79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9" style:family="table-cell" style:parent-style-name="Default" style:data-style-name="N806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  <style:style style:name="ce170" style:family="table-cell" style:parent-style-name="Default">
      <style:table-cell-properties fo:border-bottom="0.71pt dashed #000000" fo:wrap-option="wrap" fo:border-left="0.71pt dashed #000000" fo:border-right="0.71pt dashed #000000" fo:border-top="none" style:vertical-align="top"/>
      <style:text-properties style:font-name="Arial1" fo:font-size="8pt" fo:font-weight="bold"/>
    </style:style>
    <style:style style:name="ce171" style:family="table-cell" style:parent-style-name="Default" style:data-style-name="N8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2" style:family="table-cell" style:parent-style-name="Default" style:data-style-name="N11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3" style:family="table-cell" style:parent-style-name="Default" style:data-style-name="N1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4" style:family="table-cell" style:parent-style-name="Default" style:data-style-name="N1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5" style:family="table-cell" style:parent-style-name="Default" style:data-style-name="N18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6" style:family="table-cell" style:parent-style-name="Default" style:data-style-name="N23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7" style:family="table-cell" style:parent-style-name="Default" style:data-style-name="N2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8" style:family="table-cell" style:parent-style-name="Default" style:data-style-name="N26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9" style:family="table-cell" style:parent-style-name="Default" style:data-style-name="N27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0" style:family="table-cell" style:parent-style-name="Default" style:data-style-name="N28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1" style:family="table-cell" style:parent-style-name="Default" style:data-style-name="N30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2" style:family="table-cell" style:parent-style-name="Default" style:data-style-name="N34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3" style:family="table-cell" style:parent-style-name="Default" style:data-style-name="N37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4" style:family="table-cell" style:parent-style-name="Default" style:data-style-name="N3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5" style:family="table-cell" style:parent-style-name="Default" style:data-style-name="N4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6" style:family="table-cell" style:parent-style-name="Default" style:data-style-name="N43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7" style:family="table-cell" style:parent-style-name="Default" style:data-style-name="N46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8" style:family="table-cell" style:parent-style-name="Default" style:data-style-name="N4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9" style:family="table-cell" style:parent-style-name="Default" style:data-style-name="N48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0" style:family="table-cell" style:parent-style-name="Default" style:data-style-name="N55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1" style:family="table-cell" style:parent-style-name="Default" style:data-style-name="N5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2" style:family="table-cell" style:parent-style-name="Default" style:data-style-name="N5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3" style:family="table-cell" style:parent-style-name="Default" style:data-style-name="N59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4" style:family="table-cell" style:parent-style-name="Default" style:data-style-name="N62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5" style:family="table-cell" style:parent-style-name="Default" style:data-style-name="N62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6" style:family="table-cell" style:parent-style-name="Default" style:data-style-name="N63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7" style:family="table-cell" style:parent-style-name="Default" style:data-style-name="N65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8" style:family="table-cell" style:parent-style-name="Default" style:data-style-name="N66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9" style:family="table-cell" style:parent-style-name="Default" style:data-style-name="N6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0" style:family="table-cell" style:parent-style-name="Default" style:data-style-name="N69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1" style:family="table-cell" style:parent-style-name="Default" style:data-style-name="N6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2" style:family="table-cell" style:parent-style-name="Default" style:data-style-name="N70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3" style:family="table-cell" style:parent-style-name="Default" style:data-style-name="N7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4" style:family="table-cell" style:parent-style-name="Default" style:data-style-name="N72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5" style:family="table-cell" style:parent-style-name="Default" style:data-style-name="N73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6" style:family="table-cell" style:parent-style-name="Default" style:data-style-name="N7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7" style:family="table-cell" style:parent-style-name="Default" style:data-style-name="N75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8" style:family="table-cell" style:parent-style-name="Default" style:data-style-name="N77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9" style:family="table-cell" style:parent-style-name="Default" style:data-style-name="N7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0" style:family="table-cell" style:parent-style-name="Default" style:data-style-name="N80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11" style:family="table-cell" style:parent-style-name="Default" style:data-style-name="N818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90"/>
        <table:table-column table:style-name="co4" table:default-cell-style-name="ce1"/>
        <table:table-column-group>
          <table:table-column table:style-name="co1" table:default-cell-style-name="ce1"/>
        </table:table-column-group>
        <table:table-column table:style-name="co5" table:default-cell-style-name="ce1"/>
        <table:table-row table:style-name="ro1"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Сводная ведомость по начислениям и оплатам</text:p>
          </table:table-cell>
          <table:table-cell table:style-name="ce89"/>
          <table:table-cell table:number-columns-repeated="3"/>
        </table:table-row>
        <table:table-row table:style-name="ro1">
          <table:table-cell table:style-name="ce3"/>
          <table:table-cell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Ноябрь 2013 г.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3"/>
          <table:table-cell/>
          <table:table-cell table:style-name="ce1"/>
          <table:table-cell table:number-columns-repeated="3"/>
        </table:table-row>
        <table:table-row table:style-name="ro2">
          <table:table-cell table:style-name="ce4"/>
          <table:table-cell table:style-name="ce8" office:value-type="string" calcext:value-type="string" table:number-columns-spanned="1" table:number-rows-spanned="2">
            <text:p>№ п/п</text:p>
          </table:table-cell>
          <table:table-cell table:style-name="ce8" office:value-type="string" calcext:value-type="string" table:number-columns-spanned="1" table:number-rows-spanned="2">
            <text:p>Лицевой счет</text:p>
          </table:table-cell>
          <table:table-cell table:style-name="ce8" office:value-type="string" calcext:value-type="string" table:number-columns-spanned="1" table:number-rows-spanned="2">
            <text:p>Итого начислено</text:p>
          </table:table-cell>
          <table:table-cell/>
          <table:table-cell table:style-name="ce8" office:value-type="string" calcext:value-type="string" table:number-columns-spanned="1" table:number-rows-spanned="2">
            <text:p>Сумма на конец месяца</text:p>
          </table:table-cell>
        </table:table-row>
        <table:table-row table:style-name="ro3">
          <table:table-cell table:style-name="ce4"/>
          <table:covered-table-cell table:number-columns-repeated="3" table:style-name="ce8"/>
          <table:table-cell/>
          <table:covered-table-cell table:style-name="ce8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л/с №09001</text:p>
          </table:table-cell>
          <table:table-cell table:style-name="ce93" office:value-type="float" office:value="5496.65" calcext:value-type="float">
            <text:p>5 496,65</text:p>
          </table:table-cell>
          <table:table-cell/>
          <table:table-cell table:style-name="ce93" office:value-type="float" office:value="5496.65" calcext:value-type="float">
            <text:p>5 496,65</text:p>
          </table:table-cell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л/с №09102</text:p>
          </table:table-cell>
          <table:table-cell table:style-name="ce94" office:value-type="float" office:value="4138.09" calcext:value-type="float">
            <text:p>4 138,09</text:p>
          </table:table-cell>
          <table:table-cell/>
          <table:table-cell table:style-name="ce94" office:value-type="float" office:value="4138.09" calcext:value-type="float">
            <text:p>4 138,09</text:p>
          </table:table-cell>
        </table:table-row>
        <table:table-row table:style-name="ro4"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л/с №09103</text:p>
          </table:table-cell>
          <table:table-cell table:style-name="ce95" office:value-type="float" office:value="3747.65" calcext:value-type="float">
            <text:p>3 747,65</text:p>
          </table:table-cell>
          <table:table-cell/>
          <table:table-cell table:style-name="ce171" office:value-type="float" office:value="12282.58" calcext:value-type="float">
            <text:p>12 282,58</text:p>
          </table:table-cell>
        </table:table-row>
        <table:table-row table:style-name="ro4"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л/с №09104</text:p>
          </table:table-cell>
          <table:table-cell table:style-name="ce96" office:value-type="float" office:value="3881.15" calcext:value-type="float">
            <text:p>3 881,15</text:p>
          </table:table-cell>
          <table:table-cell/>
          <table:table-cell table:style-name="ce172" office:value-type="float" office:value="7541.62" calcext:value-type="float">
            <text:p>7 541,62</text:p>
          </table:table-cell>
        </table:table-row>
        <table:table-row table:style-name="ro4"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<text:s/>л/с №09105</text:p>
          </table:table-cell>
          <table:table-cell table:style-name="ce97" office:value-type="float" office:value="3285.63" calcext:value-type="float">
            <text:p>3 285,63</text:p>
          </table:table-cell>
          <table:table-cell/>
          <table:table-cell table:style-name="ce97" office:value-type="float" office:value="3285.63" calcext:value-type="float">
            <text:p>3 285,63</text:p>
          </table:table-cell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<text:s/>л/с №09106</text:p>
          </table:table-cell>
          <table:table-cell table:style-name="ce98" office:value-type="float" office:value="5967.62" calcext:value-type="float">
            <text:p>5 967,62</text:p>
          </table:table-cell>
          <table:table-cell/>
          <table:table-cell table:style-name="ce173" office:value-type="float" office:value="5793.74" calcext:value-type="float">
            <text:p>5 793,74</text:p>
          </table:table-cell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<text:s/>л/с №09107</text:p>
          </table:table-cell>
          <table:table-cell table:style-name="ce99" office:value-type="float" office:value="1517.4" calcext:value-type="float">
            <text:p>1 517,40</text:p>
          </table:table-cell>
          <table:table-cell/>
          <table:table-cell table:style-name="ce99" office:value-type="float" office:value="1517.4" calcext:value-type="float">
            <text:p>1 517,40</text:p>
          </table:table-cell>
        </table:table-row>
        <table:table-row table:style-name="ro4"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л/с №09108</text:p>
          </table:table-cell>
          <table:table-cell table:style-name="ce100" office:value-type="float" office:value="3360.01" calcext:value-type="float">
            <text:p>3 360,01</text:p>
          </table:table-cell>
          <table:table-cell/>
          <table:table-cell table:style-name="ce100" office:value-type="float" office:value="3360.01" calcext:value-type="float">
            <text:p>3 360,01</text:p>
          </table:table-cell>
        </table:table-row>
        <table:table-row table:style-name="ro4">
          <table: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л/с №09109</text:p>
          </table:table-cell>
          <table:table-cell table:style-name="ce101" office:value-type="float" office:value="3435.07" calcext:value-type="float">
            <text:p>3 435,07</text:p>
          </table:table-cell>
          <table:table-cell/>
          <table:table-cell table:style-name="ce174" office:value-type="float" office:value="16100.34" calcext:value-type="float">
            <text:p>16 100,34</text:p>
          </table:table-cell>
        </table:table-row>
        <table:table-row table:style-name="ro4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л/с №09110</text:p>
          </table:table-cell>
          <table:table-cell table:style-name="ce102" office:value-type="float" office:value="4901.56" calcext:value-type="float">
            <text:p>4 901,56</text:p>
          </table:table-cell>
          <table:table-cell/>
          <table:table-cell table:style-name="ce175" office:value-type="float" office:value="4901.5" calcext:value-type="float">
            <text:p>4 901,50</text:p>
          </table:table-cell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л/с №09111</text:p>
          </table:table-cell>
          <table:table-cell table:style-name="ce103" office:value-type="float" office:value="4720.9" calcext:value-type="float">
            <text:p>4 720,90</text:p>
          </table:table-cell>
          <table:table-cell/>
          <table:table-cell table:style-name="ce103" office:value-type="float" office:value="4720.9" calcext:value-type="float">
            <text:p>4 720,90</text:p>
          </table:table-cell>
        </table:table-row>
        <table:table-row table:style-name="ro4">
          <table:table-cell/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л/с №09112</text:p>
          </table:table-cell>
          <table:table-cell table:style-name="ce104" office:value-type="float" office:value="1531.96" calcext:value-type="float">
            <text:p>1 531,96</text:p>
          </table:table-cell>
          <table:table-cell/>
          <table:table-cell table:style-name="ce104" office:value-type="float" office:value="1531.96" calcext:value-type="float">
            <text:p>1 531,96</text:p>
          </table:table-cell>
        </table:table-row>
        <table:table-row table:style-name="ro4">
          <table:table-cell/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кв. 13-14, л/с №09113</text:p>
          </table:table-cell>
          <table:table-cell table:style-name="ce105" office:value-type="float" office:value="8819.66" calcext:value-type="float">
            <text:p>8 819,66</text:p>
          </table:table-cell>
          <table:table-cell/>
          <table:table-cell table:style-name="ce105" office:value-type="float" office:value="8819.66" calcext:value-type="float">
            <text:p>8 819,66</text:p>
          </table:table-cell>
        </table:table-row>
        <table:table-row table:style-name="ro4">
          <table:table-cell/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<text:s/>л/с №09115</text:p>
          </table:table-cell>
          <table:table-cell table:style-name="ce106" office:value-type="float" office:value="3253.75" calcext:value-type="float">
            <text:p>3 253,75</text:p>
          </table:table-cell>
          <table:table-cell/>
          <table:table-cell table:style-name="ce176" office:value-type="float" office:value="6524.14" calcext:value-type="float">
            <text:p>6 524,14</text:p>
          </table:table-cell>
        </table:table-row>
        <table:table-row table:style-name="ro4">
          <table:table-cell/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л/с №09116</text:p>
          </table:table-cell>
          <table:table-cell table:style-name="ce107" office:value-type="float" office:value="4058.06" calcext:value-type="float">
            <text:p>4 058,06</text:p>
          </table:table-cell>
          <table:table-cell/>
          <table:table-cell table:style-name="ce177" office:value-type="float" office:value="3780.85" calcext:value-type="float">
            <text:p>3 780,85</text:p>
          </table:table-cell>
        </table:table-row>
        <table:table-row table:style-name="ro4">
          <table:table-cell/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<text:s/>л/с №09117</text:p>
          </table:table-cell>
          <table:table-cell table:style-name="ce108" office:value-type="float" office:value="2469.13" calcext:value-type="float">
            <text:p>2 469,13</text:p>
          </table:table-cell>
          <table:table-cell/>
          <table:table-cell table:style-name="ce178" office:value-type="float" office:value="2468.8" calcext:value-type="float">
            <text:p>2 468,80</text:p>
          </table:table-cell>
        </table:table-row>
        <table:table-row table:style-name="ro4">
          <table:table-cell/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<text:s/>л/с №09118</text:p>
          </table:table-cell>
          <table:table-cell table:style-name="ce109" office:value-type="float" office:value="2897.1" calcext:value-type="float">
            <text:p>2 897,10</text:p>
          </table:table-cell>
          <table:table-cell/>
          <table:table-cell table:style-name="ce179" office:value-type="float" office:value="-334.1" calcext:value-type="float">
            <text:p>-334,10</text:p>
          </table:table-cell>
        </table:table-row>
        <table:table-row table:style-name="ro4">
          <table:table-cell/>
          <table:table-cell table:style-name="ce26" office:value-type="float" office:value="18" calcext:value-type="float">
            <text:p>18</text:p>
          </table:table-cell>
          <table:table-cell office:value-type="string" calcext:value-type="string">
            <text:p><text:s/>л/с №09119</text:p>
          </table:table-cell>
          <table:table-cell table:style-name="ce110" office:value-type="float" office:value="4036.66" calcext:value-type="float">
            <text:p>4 036,66</text:p>
          </table:table-cell>
          <table:table-cell/>
          <table:table-cell table:style-name="ce180" office:value-type="float" office:value="11228.65" calcext:value-type="float">
            <text:p>11 228,65</text:p>
          </table:table-cell>
        </table:table-row>
        <table:table-row table:style-name="ro4">
          <table:table-cell/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л/с №09120</text:p>
          </table:table-cell>
          <table:table-cell table:style-name="ce111" office:value-type="float" office:value="3314.3" calcext:value-type="float">
            <text:p>3 314,30</text:p>
          </table:table-cell>
          <table:table-cell/>
          <table:table-cell table:style-name="ce111" office:value-type="float" office:value="3314.3" calcext:value-type="float">
            <text:p>3 314,30</text:p>
          </table:table-cell>
        </table:table-row>
        <table:table-row table:style-name="ro4">
          <table:table-cell/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<text:s/>л/с №09021</text:p>
          </table:table-cell>
          <table:table-cell table:style-name="ce112" office:value-type="float" office:value="5523.22" calcext:value-type="float">
            <text:p>5 523,22</text:p>
          </table:table-cell>
          <table:table-cell/>
          <table:table-cell table:style-name="ce181" office:value-type="float" office:value="10987.37" calcext:value-type="float">
            <text:p>10 987,37</text:p>
          </table:table-cell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<text:s/>л/с №09122</text:p>
          </table:table-cell>
          <table:table-cell table:style-name="ce113" office:value-type="float" office:value="2260.83" calcext:value-type="float">
            <text:p>2 260,83</text:p>
          </table:table-cell>
          <table:table-cell/>
          <table:table-cell table:style-name="ce113" office:value-type="float" office:value="2260.83" calcext:value-type="float">
            <text:p>2 260,83</text:p>
          </table:table-cell>
        </table:table-row>
        <table:table-row table:style-name="ro4">
          <table:table-cell/>
          <table:table-cell table:style-name="ce30" office:value-type="float" office:value="22" calcext:value-type="float">
            <text:p>22</text:p>
          </table:table-cell>
          <table:table-cell office:value-type="string" calcext:value-type="string">
            <text:p><text:s/>л/с №09123</text:p>
          </table:table-cell>
          <table:table-cell table:style-name="ce114" office:value-type="float" office:value="4013.33" calcext:value-type="float">
            <text:p>4 013,33</text:p>
          </table:table-cell>
          <table:table-cell/>
          <table:table-cell table:style-name="ce114" office:value-type="float" office:value="4013.33" calcext:value-type="float">
            <text:p>4 013,33</text:p>
          </table:table-cell>
        </table:table-row>
        <table:table-row table:style-name="ro4">
          <table:table-cell/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<text:s/>л/с №09124</text:p>
          </table:table-cell>
          <table:table-cell table:style-name="ce115" office:value-type="float" office:value="4066.03" calcext:value-type="float">
            <text:p>4 066,03</text:p>
          </table:table-cell>
          <table:table-cell/>
          <table:table-cell table:style-name="ce115" office:value-type="float" office:value="4066.03" calcext:value-type="float">
            <text:p>4 066,03</text:p>
          </table:table-cell>
        </table:table-row>
        <table:table-row table:style-name="ro4">
          <table:table-cell/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л/с №09125</text:p>
          </table:table-cell>
          <table:table-cell table:style-name="ce116" office:value-type="float" office:value="3777.21" calcext:value-type="float">
            <text:p>3 777,21</text:p>
          </table:table-cell>
          <table:table-cell/>
          <table:table-cell table:style-name="ce116" office:value-type="float" office:value="3777.21" calcext:value-type="float">
            <text:p>3 777,21</text:p>
          </table:table-cell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<text:s/>л/с №09126</text:p>
          </table:table-cell>
          <table:table-cell table:style-name="ce117" office:value-type="float" office:value="3605.43" calcext:value-type="float">
            <text:p>3 605,43</text:p>
          </table:table-cell>
          <table:table-cell/>
          <table:table-cell table:style-name="ce182" office:value-type="float" office:value="3605.3" calcext:value-type="float">
            <text:p>3 605,30</text:p>
          </table:table-cell>
        </table:table-row>
        <table:table-row table:style-name="ro4">
          <table:table-cell/>
          <table:table-cell table:style-name="ce34" office:value-type="float" office:value="26" calcext:value-type="float">
            <text:p>26</text:p>
          </table:table-cell>
          <table:table-cell office:value-type="string" calcext:value-type="string">
            <text:p><text:s/>л/с №09127</text:p>
          </table:table-cell>
          <table:table-cell table:style-name="ce118" office:value-type="float" office:value="1616.91" calcext:value-type="float">
            <text:p>1 616,91</text:p>
          </table:table-cell>
          <table:table-cell/>
          <table:table-cell table:style-name="ce118" office:value-type="float" office:value="1616.91" calcext:value-type="float">
            <text:p>1 616,91</text:p>
          </table:table-cell>
        </table:table-row>
        <table:table-row table:style-name="ro4">
          <table:table-cell/>
          <table:table-cell table:style-name="ce35" office:value-type="float" office:value="27" calcext:value-type="float">
            <text:p>27</text:p>
          </table:table-cell>
          <table:table-cell office:value-type="string" calcext:value-type="string">
            <text:p><text:s/>л/с №09128</text:p>
          </table:table-cell>
          <table:table-cell table:style-name="ce119" office:value-type="float" office:value="4214.81" calcext:value-type="float">
            <text:p>4 214,81</text:p>
          </table:table-cell>
          <table:table-cell/>
          <table:table-cell table:style-name="ce183" office:value-type="float" office:value="15326.49" calcext:value-type="float">
            <text:p>15 326,49</text:p>
          </table:table-cell>
        </table:table-row>
        <table:table-row table:style-name="ro4">
          <table:table-cell/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л/с №09129</text:p>
          </table:table-cell>
          <table:table-cell table:style-name="ce120" office:value-type="float" office:value="3979.35" calcext:value-type="float">
            <text:p>3 979,35</text:p>
          </table:table-cell>
          <table:table-cell/>
          <table:table-cell table:style-name="ce120" office:value-type="float" office:value="3979.35" calcext:value-type="float">
            <text:p>3 979,35</text:p>
          </table:table-cell>
        </table:table-row>
        <table:table-row table:style-name="ro4">
          <table:table-cell/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<text:s/>л/с №09130</text:p>
          </table:table-cell>
          <table:table-cell table:style-name="ce121" office:value-type="float" office:value="4540.78" calcext:value-type="float">
            <text:p>4 540,78</text:p>
          </table:table-cell>
          <table:table-cell/>
          <table:table-cell table:style-name="ce121" office:value-type="float" office:value="4540.78" calcext:value-type="float">
            <text:p>4 540,78</text:p>
          </table:table-cell>
        </table:table-row>
        <table:table-row table:style-name="ro4">
          <table:table-cell/>
          <table:table-cell table:style-name="ce38" office:value-type="float" office:value="30" calcext:value-type="float">
            <text:p>30</text:p>
          </table:table-cell>
          <table:table-cell office:value-type="string" calcext:value-type="string">
            <text:p><text:s/>л/с №09131</text:p>
          </table:table-cell>
          <table:table-cell table:style-name="ce122" office:value-type="float" office:value="4852.41" calcext:value-type="float">
            <text:p>4 852,41</text:p>
          </table:table-cell>
          <table:table-cell/>
          <table:table-cell table:style-name="ce184" office:value-type="float" office:value="14146.88" calcext:value-type="float">
            <text:p>14 146,88</text:p>
          </table:table-cell>
        </table:table-row>
        <table:table-row table:style-name="ro4">
          <table:table-cell/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<text:s/>л/с №09132</text:p>
          </table:table-cell>
          <table:table-cell table:style-name="ce123" office:value-type="float" office:value="2116.47" calcext:value-type="float">
            <text:p>2 116,47</text:p>
          </table:table-cell>
          <table:table-cell/>
          <table:table-cell table:style-name="ce185" office:value-type="float" office:value="23694.98" calcext:value-type="float">
            <text:p>23 694,98</text:p>
          </table:table-cell>
        </table:table-row>
        <table:table-row table:style-name="ro4">
          <table:table-cell/>
          <table:table-cell table:style-name="ce40" office:value-type="float" office:value="32" calcext:value-type="float">
            <text:p>32</text:p>
          </table:table-cell>
          <table:table-cell office:value-type="string" calcext:value-type="string">
            <text:p><text:s/>л/с №09133</text:p>
          </table:table-cell>
          <table:table-cell table:style-name="ce124" office:value-type="float" office:value="3927.55" calcext:value-type="float">
            <text:p>3 927,55</text:p>
          </table:table-cell>
          <table:table-cell/>
          <table:table-cell table:style-name="ce124" office:value-type="float" office:value="3927.55" calcext:value-type="float">
            <text:p>3 927,55</text:p>
          </table:table-cell>
        </table:table-row>
        <table:table-row table:style-name="ro4">
          <table:table-cell/>
          <table:table-cell table:style-name="ce41" office:value-type="float" office:value="33" calcext:value-type="float">
            <text:p>33</text:p>
          </table:table-cell>
          <table:table-cell office:value-type="string" calcext:value-type="string">
            <text:p><text:s/>л/с №09134</text:p>
          </table:table-cell>
          <table:table-cell table:style-name="ce125" office:value-type="float" office:value="3403.19" calcext:value-type="float">
            <text:p>3 403,19</text:p>
          </table:table-cell>
          <table:table-cell/>
          <table:table-cell table:style-name="ce186" office:value-type="float" office:value="1180.16" calcext:value-type="float">
            <text:p>1 180,16</text:p>
          </table:table-cell>
        </table:table-row>
        <table:table-row table:style-name="ro4">
          <table:table-cell/>
          <table:table-cell table:style-name="ce42" office:value-type="float" office:value="34" calcext:value-type="float">
            <text:p>34</text:p>
          </table:table-cell>
          <table:table-cell office:value-type="string" calcext:value-type="string">
            <text:p><text:s/>л/с №09135</text:p>
          </table:table-cell>
          <table:table-cell table:style-name="ce126" office:value-type="float" office:value="3241.86" calcext:value-type="float">
            <text:p>3 241,86</text:p>
          </table:table-cell>
          <table:table-cell/>
          <table:table-cell table:style-name="ce126" office:value-type="float" office:value="3241.86" calcext:value-type="float">
            <text:p>3 241,86</text:p>
          </table:table-cell>
        </table:table-row>
        <table:table-row table:style-name="ro4">
          <table:table-cell/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<text:s/>л/с №9181</text:p>
          </table:table-cell>
          <table:table-cell table:style-name="ce127" office:value-type="float" office:value="4856.6" calcext:value-type="float">
            <text:p>4 856,60</text:p>
          </table:table-cell>
          <table:table-cell/>
          <table:table-cell table:style-name="ce127" office:value-type="float" office:value="4856.6" calcext:value-type="float">
            <text:p>4 856,60</text:p>
          </table:table-cell>
        </table:table-row>
        <table:table-row table:style-name="ro4">
          <table:table-cell/>
          <table:table-cell table:style-name="ce44" office:value-type="float" office:value="37" calcext:value-type="float">
            <text:p>37</text:p>
          </table:table-cell>
          <table:table-cell office:value-type="string" calcext:value-type="string">
            <text:p>л/с №09137</text:p>
          </table:table-cell>
          <table:table-cell table:style-name="ce128" office:value-type="float" office:value="1593.45" calcext:value-type="float">
            <text:p>1 593,45</text:p>
          </table:table-cell>
          <table:table-cell/>
          <table:table-cell table:style-name="ce187" office:value-type="float" office:value="10344.13" calcext:value-type="float">
            <text:p>10 344,13</text:p>
          </table:table-cell>
        </table:table-row>
        <table:table-row table:style-name="ro4">
          <table:table-cell/>
          <table:table-cell table:style-name="ce45" office:value-type="float" office:value="38" calcext:value-type="float">
            <text:p>38</text:p>
          </table:table-cell>
          <table:table-cell office:value-type="string" calcext:value-type="string">
            <text:p>л/с №09138</text:p>
          </table:table-cell>
          <table:table-cell table:style-name="ce129" office:value-type="float" office:value="3985.1" calcext:value-type="float">
            <text:p>3 985,10</text:p>
          </table:table-cell>
          <table:table-cell/>
          <table:table-cell table:style-name="ce188" office:value-type="float" office:value="8053.82" calcext:value-type="float">
            <text:p>8 053,82</text:p>
          </table:table-cell>
        </table:table-row>
        <table:table-row table:style-name="ro4">
          <table:table-cell/>
          <table:table-cell table:style-name="ce46" office:value-type="float" office:value="39" calcext:value-type="float">
            <text:p>39</text:p>
          </table:table-cell>
          <table:table-cell office:value-type="string" calcext:value-type="string">
            <text:p><text:s/>л/с №9182</text:p>
          </table:table-cell>
          <table:table-cell table:style-name="ce130" office:value-type="float" office:value="4003.96" calcext:value-type="float">
            <text:p>4 003,96</text:p>
          </table:table-cell>
          <table:table-cell/>
          <table:table-cell table:style-name="ce130" office:value-type="float" office:value="4003.96" calcext:value-type="float">
            <text:p>4 003,96</text:p>
          </table:table-cell>
        </table:table-row>
        <table:table-row table:style-name="ro4">
          <table:table-cell/>
          <table:table-cell table:style-name="ce47" office:value-type="float" office:value="41" calcext:value-type="float">
            <text:p>41</text:p>
          </table:table-cell>
          <table:table-cell office:value-type="string" calcext:value-type="string">
            <text:p><text:s/>л/с №09140</text:p>
          </table:table-cell>
          <table:table-cell table:style-name="ce131" office:value-type="float" office:value="3786.41" calcext:value-type="float">
            <text:p>3 786,41</text:p>
          </table:table-cell>
          <table:table-cell/>
          <table:table-cell table:style-name="ce189" office:value-type="float" office:value="10545.23" calcext:value-type="float">
            <text:p>10 545,23</text:p>
          </table:table-cell>
        </table:table-row>
        <table:table-row table:style-name="ro4">
          <table:table-cell/>
          <table:table-cell table:style-name="ce48" office:value-type="float" office:value="43" calcext:value-type="float">
            <text:p>43</text:p>
          </table:table-cell>
          <table:table-cell office:value-type="string" calcext:value-type="string">
            <text:p><text:s/>л/с №9180</text:p>
          </table:table-cell>
          <table:table-cell table:style-name="ce132" office:value-type="float" office:value="4335.45" calcext:value-type="float">
            <text:p>4 335,45</text:p>
          </table:table-cell>
          <table:table-cell/>
          <table:table-cell table:style-name="ce132" office:value-type="float" office:value="4335.45" calcext:value-type="float">
            <text:p>4 335,45</text:p>
          </table:table-cell>
        </table:table-row>
        <table:table-row table:style-name="ro4">
          <table:table-cell/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<text:s/>л/с №09142</text:p>
          </table:table-cell>
          <table:table-cell table:style-name="ce133" office:value-type="float" office:value="1748.42" calcext:value-type="float">
            <text:p>1 748,42</text:p>
          </table:table-cell>
          <table:table-cell/>
          <table:table-cell table:style-name="ce133" office:value-type="float" office:value="1748.42" calcext:value-type="float">
            <text:p>1 748,42</text:p>
          </table:table-cell>
        </table:table-row>
        <table:table-row table:style-name="ro4">
          <table:table-cell/>
          <table:table-cell table:style-name="ce50" office:value-type="float" office:value="45" calcext:value-type="float">
            <text:p>45</text:p>
          </table:table-cell>
          <table:table-cell office:value-type="string" calcext:value-type="string">
            <text:p>л/с №09143</text:p>
          </table:table-cell>
          <table:table-cell table:style-name="ce134" office:value-type="float" office:value="3974.57" calcext:value-type="float">
            <text:p>3 974,57</text:p>
          </table:table-cell>
          <table:table-cell/>
          <table:table-cell table:style-name="ce134" office:value-type="float" office:value="3974.57" calcext:value-type="float">
            <text:p>3 974,57</text:p>
          </table:table-cell>
        </table:table-row>
        <table:table-row table:style-name="ro4">
          <table:table-cell/>
          <table:table-cell table:style-name="ce51" office:value-type="float" office:value="46" calcext:value-type="float">
            <text:p>46</text:p>
          </table:table-cell>
          <table:table-cell office:value-type="string" calcext:value-type="string">
            <text:p><text:s/>л/с №09144</text:p>
          </table:table-cell>
          <table:table-cell table:style-name="ce135" office:value-type="float" office:value="4772.13" calcext:value-type="float">
            <text:p>4 772,13</text:p>
          </table:table-cell>
          <table:table-cell/>
          <table:table-cell table:style-name="ce135" office:value-type="float" office:value="4772.13" calcext:value-type="float">
            <text:p>4 772,13</text:p>
          </table:table-cell>
        </table:table-row>
        <table:table-row table:style-name="ro4">
          <table:table-cell/>
          <table:table-cell table:style-name="ce52" office:value-type="float" office:value="47" calcext:value-type="float">
            <text:p>47</text:p>
          </table:table-cell>
          <table:table-cell office:value-type="string" calcext:value-type="string">
            <text:p>л/с №09145</text:p>
          </table:table-cell>
          <table:table-cell table:style-name="ce136" office:value-type="float" office:value="3316.62" calcext:value-type="float">
            <text:p>3 316,62</text:p>
          </table:table-cell>
          <table:table-cell/>
          <table:table-cell table:style-name="ce136" office:value-type="float" office:value="3316.62" calcext:value-type="float">
            <text:p>3 316,62</text:p>
          </table:table-cell>
        </table:table-row>
        <table:table-row table:style-name="ro4">
          <table:table-cell/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<text:s/>л/с №09146</text:p>
          </table:table-cell>
          <table:table-cell table:style-name="ce137" office:value-type="float" office:value="5459.46" calcext:value-type="float">
            <text:p>5 459,46</text:p>
          </table:table-cell>
          <table:table-cell/>
          <table:table-cell table:style-name="ce137" office:value-type="float" office:value="5459.46" calcext:value-type="float">
            <text:p>5 459,46</text:p>
          </table:table-cell>
        </table:table-row>
        <table:table-row table:style-name="ro4">
          <table:table-cell/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л/с №09147</text:p>
          </table:table-cell>
          <table:table-cell table:style-name="ce138" office:value-type="float" office:value="1454.53" calcext:value-type="float">
            <text:p>1 454,53</text:p>
          </table:table-cell>
          <table:table-cell/>
          <table:table-cell table:style-name="ce138" office:value-type="float" office:value="1454.53" calcext:value-type="float">
            <text:p>1 454,53</text:p>
          </table:table-cell>
        </table:table-row>
        <table:table-row table:style-name="ro4">
          <table:table-cell/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л/с №09148</text:p>
          </table:table-cell>
          <table:table-cell table:style-name="ce139" office:value-type="float" office:value="3941.27" calcext:value-type="float">
            <text:p>3 941,27</text:p>
          </table:table-cell>
          <table:table-cell/>
          <table:table-cell table:style-name="ce139" office:value-type="float" office:value="3941.27" calcext:value-type="float">
            <text:p>3 941,27</text:p>
          </table:table-cell>
        </table:table-row>
        <table:table-row table:style-name="ro4">
          <table:table-cell/>
          <table:table-cell table:style-name="ce56" office:value-type="float" office:value="51" calcext:value-type="float">
            <text:p>51</text:p>
          </table:table-cell>
          <table:table-cell office:value-type="string" calcext:value-type="string">
            <text:p><text:s/>л/с №09149</text:p>
          </table:table-cell>
          <table:table-cell table:style-name="ce140" office:value-type="float" office:value="4243.9" calcext:value-type="float">
            <text:p>4 243,90</text:p>
          </table:table-cell>
          <table:table-cell/>
          <table:table-cell table:style-name="ce190" office:value-type="float" office:value="14882.66" calcext:value-type="float">
            <text:p>14 882,66</text:p>
          </table:table-cell>
        </table:table-row>
        <table:table-row table:style-name="ro4">
          <table:table-cell/>
          <table:table-cell table:style-name="ce57" office:value-type="float" office:value="52" calcext:value-type="float">
            <text:p>52</text:p>
          </table:table-cell>
          <table:table-cell office:value-type="string" calcext:value-type="string">
            <text:p><text:s/>л/с №09150</text:p>
          </table:table-cell>
          <table:table-cell table:style-name="ce141" office:value-type="float" office:value="4917.5" calcext:value-type="float">
            <text:p>4 917,50</text:p>
          </table:table-cell>
          <table:table-cell/>
          <table:table-cell table:style-name="ce141" office:value-type="float" office:value="4917.5" calcext:value-type="float">
            <text:p>4 917,50</text:p>
          </table:table-cell>
        </table:table-row>
        <table:table-row table:style-name="ro4">
          <table:table-cell/>
          <table:table-cell table:style-name="ce58" office:value-type="float" office:value="53" calcext:value-type="float">
            <text:p>53</text:p>
          </table:table-cell>
          <table:table-cell office:value-type="string" calcext:value-type="string">
            <text:p><text:s/>л/с №09151</text:p>
          </table:table-cell>
          <table:table-cell table:style-name="ce132" office:value-type="float" office:value="4335.45" calcext:value-type="float">
            <text:p>4 335,45</text:p>
          </table:table-cell>
          <table:table-cell/>
          <table:table-cell table:style-name="ce191" office:value-type="float" office:value="-1438.69" calcext:value-type="float">
            <text:p>-1 438,69</text:p>
          </table:table-cell>
        </table:table-row>
        <table:table-row table:style-name="ro4">
          <table:table-cell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<text:s/>л/с №09152</text:p>
          </table:table-cell>
          <table:table-cell table:style-name="ce142" office:value-type="float" office:value="1652.33" calcext:value-type="float">
            <text:p>1 652,33</text:p>
          </table:table-cell>
          <table:table-cell/>
          <table:table-cell table:style-name="ce192" office:value-type="float" office:value="4933.32" calcext:value-type="float">
            <text:p>4 933,32</text:p>
          </table:table-cell>
        </table:table-row>
        <table:table-row table:style-name="ro4">
          <table:table-cell/>
          <table:table-cell table:style-name="ce60" office:value-type="float" office:value="55" calcext:value-type="float">
            <text:p>55</text:p>
          </table:table-cell>
          <table:table-cell office:value-type="string" calcext:value-type="string">
            <text:p>л/с №09153</text:p>
          </table:table-cell>
          <table:table-cell table:style-name="ce143" office:value-type="float" office:value="3611.73" calcext:value-type="float">
            <text:p>3 611,73</text:p>
          </table:table-cell>
          <table:table-cell/>
          <table:table-cell table:style-name="ce193" office:value-type="float" office:value="3611.71" calcext:value-type="float">
            <text:p>3 611,71</text:p>
          </table:table-cell>
        </table:table-row>
        <table:table-row table:style-name="ro4">
          <table:table-cell/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л/с №09154</text:p>
          </table:table-cell>
          <table:table-cell table:style-name="ce144" office:value-type="float" office:value="3909.16" calcext:value-type="float">
            <text:p>3 909,16</text:p>
          </table:table-cell>
          <table:table-cell/>
          <table:table-cell table:style-name="ce144" office:value-type="float" office:value="3909.16" calcext:value-type="float">
            <text:p>3 909,16</text:p>
          </table:table-cell>
        </table:table-row>
        <table:table-row table:style-name="ro4">
          <table:table-cell/>
          <table:table-cell table:style-name="ce62" office:value-type="float" office:value="57" calcext:value-type="float">
            <text:p>57</text:p>
          </table:table-cell>
          <table:table-cell office:value-type="string" calcext:value-type="string">
            <text:p><text:s/>л/с №09155</text:p>
          </table:table-cell>
          <table:table-cell table:style-name="ce145" office:value-type="float" office:value="3150.8" calcext:value-type="float">
            <text:p>3 150,80</text:p>
          </table:table-cell>
          <table:table-cell/>
          <table:table-cell table:style-name="ce145" office:value-type="float" office:value="3150.8" calcext:value-type="float">
            <text:p>3 150,80</text:p>
          </table:table-cell>
        </table:table-row>
        <table:table-row table:style-name="ro4">
          <table:table-cell/>
          <table:table-cell table:style-name="ce63" office:value-type="float" office:value="58" calcext:value-type="float">
            <text:p>58</text:p>
          </table:table-cell>
          <table:table-cell office:value-type="string" calcext:value-type="string">
            <text:p>л/с №09156</text:p>
          </table:table-cell>
          <table:table-cell table:style-name="ce146" office:value-type="float" office:value="5387.73" calcext:value-type="float">
            <text:p>5 387,73</text:p>
          </table:table-cell>
          <table:table-cell/>
          <table:table-cell table:style-name="ce194" office:value-type="float" office:value="5387.71" calcext:value-type="float">
            <text:p>5 387,71</text:p>
          </table:table-cell>
        </table:table-row>
        <table:table-row table:style-name="ro4">
          <table:table-cell/>
          <table:table-cell table:style-name="ce64" office:value-type="float" office:value="59" calcext:value-type="float">
            <text:p>59</text:p>
          </table:table-cell>
          <table:table-cell office:value-type="string" calcext:value-type="string">
            <text:p>л/с №09157</text:p>
          </table:table-cell>
          <table:table-cell table:style-name="ce147" office:value-type="float" office:value="2367.3" calcext:value-type="float">
            <text:p>2 367,30</text:p>
          </table:table-cell>
          <table:table-cell/>
          <table:table-cell table:style-name="ce195" office:value-type="float" office:value="10931.52" calcext:value-type="float">
            <text:p>10 931,52</text:p>
          </table:table-cell>
        </table:table-row>
        <table:table-row table:style-name="ro4">
          <table:table-cell/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<text:s/>л/с №09158</text:p>
          </table:table-cell>
          <table:table-cell table:style-name="ce148" office:value-type="float" office:value="3432.07" calcext:value-type="float">
            <text:p>3 432,07</text:p>
          </table:table-cell>
          <table:table-cell/>
          <table:table-cell table:style-name="ce148" office:value-type="float" office:value="3432.07" calcext:value-type="float">
            <text:p>3 432,07</text:p>
          </table:table-cell>
        </table:table-row>
        <table:table-row table:style-name="ro4">
          <table:table-cell/>
          <table:table-cell table:style-name="ce66" office:value-type="float" office:value="61" calcext:value-type="float">
            <text:p>61</text:p>
          </table:table-cell>
          <table:table-cell office:value-type="string" calcext:value-type="string">
            <text:p>л/с №09159</text:p>
          </table:table-cell>
          <table:table-cell table:style-name="ce149" office:value-type="float" office:value="3986.43" calcext:value-type="float">
            <text:p>3 986,43</text:p>
          </table:table-cell>
          <table:table-cell/>
          <table:table-cell table:style-name="ce196" office:value-type="float" office:value="30598.77" calcext:value-type="float">
            <text:p>30 598,77</text:p>
          </table:table-cell>
        </table:table-row>
        <table:table-row table:style-name="ro4">
          <table:table-cell/>
          <table:table-cell table:style-name="ce67" office:value-type="float" office:value="62" calcext:value-type="float">
            <text:p>62</text:p>
          </table:table-cell>
          <table:table-cell office:value-type="string" calcext:value-type="string">
            <text:p>л/с №09160</text:p>
          </table:table-cell>
          <table:table-cell table:style-name="ce150" office:value-type="float" office:value="3379.49" calcext:value-type="float">
            <text:p>3 379,49</text:p>
          </table:table-cell>
          <table:table-cell/>
          <table:table-cell table:style-name="ce150" office:value-type="float" office:value="3379.49" calcext:value-type="float">
            <text:p>3 379,49</text:p>
          </table:table-cell>
        </table:table-row>
        <table:table-row table:style-name="ro4">
          <table:table-cell/>
          <table:table-cell table:style-name="ce68" office:value-type="float" office:value="63" calcext:value-type="float">
            <text:p>63</text:p>
          </table:table-cell>
          <table:table-cell office:value-type="string" calcext:value-type="string">
            <text:p><text:s/>л/с №09161</text:p>
          </table:table-cell>
          <table:table-cell table:style-name="ce151" office:value-type="float" office:value="4239.92" calcext:value-type="float">
            <text:p>4 239,92</text:p>
          </table:table-cell>
          <table:table-cell/>
          <table:table-cell table:style-name="ce197" office:value-type="float" office:value="4214.46" calcext:value-type="float">
            <text:p>4 214,46</text:p>
          </table:table-cell>
        </table:table-row>
        <table:table-row table:style-name="ro4">
          <table:table-cell/>
          <table:table-cell table:style-name="ce69" office:value-type="float" office:value="64" calcext:value-type="float">
            <text:p>64</text:p>
          </table:table-cell>
          <table:table-cell office:value-type="string" calcext:value-type="string">
            <text:p><text:s/>л/с №09162</text:p>
          </table:table-cell>
          <table:table-cell table:style-name="ce152" office:value-type="float" office:value="2756.3" calcext:value-type="float">
            <text:p>2 756,30</text:p>
          </table:table-cell>
          <table:table-cell/>
          <table:table-cell table:style-name="ce198" office:value-type="float" office:value="5488.48" calcext:value-type="float">
            <text:p>5 488,48</text:p>
          </table:table-cell>
        </table:table-row>
        <table:table-row table:style-name="ro4">
          <table:table-cell/>
          <table:table-cell table:style-name="ce70" office:value-type="float" office:value="65" calcext:value-type="float">
            <text:p>65</text:p>
          </table:table-cell>
          <table:table-cell office:value-type="string" calcext:value-type="string">
            <text:p>л/с №09163</text:p>
          </table:table-cell>
          <table:table-cell table:style-name="ce153" office:value-type="float" office:value="3911.7" calcext:value-type="float">
            <text:p>3 911,70</text:p>
          </table:table-cell>
          <table:table-cell/>
          <table:table-cell table:style-name="ce153" office:value-type="float" office:value="3911.7" calcext:value-type="float">
            <text:p>3 911,70</text:p>
          </table:table-cell>
        </table:table-row>
        <table:table-row table:style-name="ro4">
          <table:table-cell/>
          <table:table-cell table:style-name="ce71" office:value-type="float" office:value="66" calcext:value-type="float">
            <text:p>66</text:p>
          </table:table-cell>
          <table:table-cell office:value-type="string" calcext:value-type="string">
            <text:p><text:s/>л/с №09164</text:p>
          </table:table-cell>
          <table:table-cell table:style-name="ce154" office:value-type="float" office:value="3557.61" calcext:value-type="float">
            <text:p>3 557,61</text:p>
          </table:table-cell>
          <table:table-cell/>
          <table:table-cell table:style-name="ce199" office:value-type="float" office:value="3555.77" calcext:value-type="float">
            <text:p>3 555,77</text:p>
          </table:table-cell>
        </table:table-row>
        <table:table-row table:style-name="ro4">
          <table:table-cell/>
          <table:table-cell table:style-name="ce72" office:value-type="float" office:value="67" calcext:value-type="float">
            <text:p>67</text:p>
          </table:table-cell>
          <table:table-cell office:value-type="string" calcext:value-type="string">
            <text:p>л/с №09165</text:p>
          </table:table-cell>
          <table:table-cell table:style-name="ce155" office:value-type="float" office:value="3403.84" calcext:value-type="float">
            <text:p>3 403,84</text:p>
          </table:table-cell>
          <table:table-cell/>
          <table:table-cell table:style-name="ce155" office:value-type="float" office:value="3403.84" calcext:value-type="float">
            <text:p>3 403,84</text:p>
          </table:table-cell>
        </table:table-row>
        <table:table-row table:style-name="ro4">
          <table:table-cell/>
          <table:table-cell table:style-name="ce73" office:value-type="float" office:value="68" calcext:value-type="float">
            <text:p>68</text:p>
          </table:table-cell>
          <table:table-cell office:value-type="string" calcext:value-type="string">
            <text:p>л/с №09166</text:p>
          </table:table-cell>
          <table:table-cell table:style-name="ce156" office:value-type="float" office:value="3613.4" calcext:value-type="float">
            <text:p>3 613,40</text:p>
          </table:table-cell>
          <table:table-cell/>
          <table:table-cell table:style-name="ce200" office:value-type="float" office:value="8229.81" calcext:value-type="float">
            <text:p>8 229,81</text:p>
          </table:table-cell>
        </table:table-row>
        <table:table-row table:style-name="ro4">
          <table:table-cell/>
          <table:table-cell table:style-name="ce74" office:value-type="float" office:value="69" calcext:value-type="float">
            <text:p>69</text:p>
          </table:table-cell>
          <table:table-cell office:value-type="string" calcext:value-type="string">
            <text:p><text:s/>л/с №09167</text:p>
          </table:table-cell>
          <table:table-cell table:style-name="ce138" office:value-type="float" office:value="1454.53" calcext:value-type="float">
            <text:p>1 454,53</text:p>
          </table:table-cell>
          <table:table-cell/>
          <table:table-cell table:style-name="ce201" office:value-type="float" office:value="5761.64" calcext:value-type="float">
            <text:p>5 761,64</text:p>
          </table:table-cell>
        </table:table-row>
        <table:table-row table:style-name="ro4">
          <table:table-cell/>
          <table:table-cell table:style-name="ce75" office:value-type="float" office:value="70" calcext:value-type="float">
            <text:p>70</text:p>
          </table:table-cell>
          <table:table-cell office:value-type="string" calcext:value-type="string">
            <text:p><text:s/>л/с №09168</text:p>
          </table:table-cell>
          <table:table-cell table:style-name="ce157" office:value-type="float" office:value="3257.73" calcext:value-type="float">
            <text:p>3 257,73</text:p>
          </table:table-cell>
          <table:table-cell/>
          <table:table-cell table:style-name="ce202" office:value-type="float" office:value="6375.51" calcext:value-type="float">
            <text:p>6 375,51</text:p>
          </table:table-cell>
        </table:table-row>
        <table:table-row table:style-name="ro4">
          <table:table-cell/>
          <table:table-cell table:style-name="ce76" office:value-type="float" office:value="71" calcext:value-type="float">
            <text:p>71</text:p>
          </table:table-cell>
          <table:table-cell office:value-type="string" calcext:value-type="string">
            <text:p><text:s/>л/с №09169</text:p>
          </table:table-cell>
          <table:table-cell table:style-name="ce158" office:value-type="float" office:value="3728.41" calcext:value-type="float">
            <text:p>3 728,41</text:p>
          </table:table-cell>
          <table:table-cell/>
          <table:table-cell table:style-name="ce203" office:value-type="float" office:value="3720.08" calcext:value-type="float">
            <text:p>3 720,08</text:p>
          </table:table-cell>
        </table:table-row>
        <table:table-row table:style-name="ro4">
          <table:table-cell/>
          <table:table-cell table:style-name="ce77" office:value-type="float" office:value="72" calcext:value-type="float">
            <text:p>72</text:p>
          </table:table-cell>
          <table:table-cell office:value-type="string" calcext:value-type="string">
            <text:p><text:s/>л/с №09170</text:p>
          </table:table-cell>
          <table:table-cell table:style-name="ce159" office:value-type="float" office:value="4174.96" calcext:value-type="float">
            <text:p>4 174,96</text:p>
          </table:table-cell>
          <table:table-cell/>
          <table:table-cell table:style-name="ce204" office:value-type="float" office:value="7353.14" calcext:value-type="float">
            <text:p>7 353,14</text:p>
          </table:table-cell>
        </table:table-row>
        <table:table-row table:style-name="ro4">
          <table:table-cell/>
          <table:table-cell table:style-name="ce78" office:value-type="float" office:value="73" calcext:value-type="float">
            <text:p>73</text:p>
          </table:table-cell>
          <table:table-cell office:value-type="string" calcext:value-type="string">
            <text:p>л/с №09171</text:p>
          </table:table-cell>
          <table:table-cell table:style-name="ce160" office:value-type="float" office:value="4437.39" calcext:value-type="float">
            <text:p>4 437,39</text:p>
          </table:table-cell>
          <table:table-cell/>
          <table:table-cell table:style-name="ce205" office:value-type="float" office:value="19574.1" calcext:value-type="float">
            <text:p>19 574,10</text:p>
          </table:table-cell>
        </table:table-row>
        <table:table-row table:style-name="ro4">
          <table:table-cell/>
          <table:table-cell table:style-name="ce79" office:value-type="float" office:value="74" calcext:value-type="float">
            <text:p>74</text:p>
          </table:table-cell>
          <table:table-cell office:value-type="string" calcext:value-type="string">
            <text:p>л/с №09172</text:p>
          </table:table-cell>
          <table:table-cell table:style-name="ce161" office:value-type="float" office:value="1470.47" calcext:value-type="float">
            <text:p>1 470,47</text:p>
          </table:table-cell>
          <table:table-cell/>
          <table:table-cell table:style-name="ce206" office:value-type="float" office:value="4837.57" calcext:value-type="float">
            <text:p>4 837,57</text:p>
          </table:table-cell>
        </table:table-row>
        <table:table-row table:style-name="ro4">
          <table:table-cell/>
          <table:table-cell table:style-name="ce80" office:value-type="float" office:value="75" calcext:value-type="float">
            <text:p>75</text:p>
          </table:table-cell>
          <table:table-cell office:value-type="string" calcext:value-type="string">
            <text:p>л/с №09173</text:p>
          </table:table-cell>
          <table:table-cell table:style-name="ce162" office:value-type="float" office:value="3804.77" calcext:value-type="float">
            <text:p>3 804,77</text:p>
          </table:table-cell>
          <table:table-cell/>
          <table:table-cell table:style-name="ce207" office:value-type="float" office:value="-1381.45" calcext:value-type="float">
            <text:p>-1 381,45</text:p>
          </table:table-cell>
        </table:table-row>
        <table:table-row table:style-name="ro4">
          <table:table-cell/>
          <table:table-cell table:style-name="ce81" office:value-type="float" office:value="76" calcext:value-type="float">
            <text:p>76</text:p>
          </table:table-cell>
          <table:table-cell office:value-type="string" calcext:value-type="string">
            <text:p>л/с №09174</text:p>
          </table:table-cell>
          <table:table-cell table:style-name="ce163" office:value-type="float" office:value="4244.96" calcext:value-type="float">
            <text:p>4 244,96</text:p>
          </table:table-cell>
          <table:table-cell/>
          <table:table-cell table:style-name="ce163" office:value-type="float" office:value="4244.96" calcext:value-type="float">
            <text:p>4 244,96</text:p>
          </table:table-cell>
        </table:table-row>
        <table:table-row table:style-name="ro4">
          <table:table-cell/>
          <table:table-cell table:style-name="ce82" office:value-type="float" office:value="77" calcext:value-type="float">
            <text:p>77</text:p>
          </table:table-cell>
          <table:table-cell office:value-type="string" calcext:value-type="string">
            <text:p>л/с №09175</text:p>
          </table:table-cell>
          <table:table-cell table:style-name="ce164" office:value-type="float" office:value="4307.31" calcext:value-type="float">
            <text:p>4 307,31</text:p>
          </table:table-cell>
          <table:table-cell/>
          <table:table-cell table:style-name="ce164" office:value-type="float" office:value="4307.31" calcext:value-type="float">
            <text:p>4 307,31</text:p>
          </table:table-cell>
        </table:table-row>
        <table:table-row table:style-name="ro4">
          <table:table-cell/>
          <table:table-cell table:style-name="ce83" office:value-type="float" office:value="78" calcext:value-type="float">
            <text:p>78</text:p>
          </table:table-cell>
          <table:table-cell office:value-type="string" calcext:value-type="string">
            <text:p><text:s/>л/с №09176</text:p>
          </table:table-cell>
          <table:table-cell table:style-name="ce165" office:value-type="float" office:value="4450.9" calcext:value-type="float">
            <text:p>4 450,90</text:p>
          </table:table-cell>
          <table:table-cell/>
          <table:table-cell table:style-name="ce208" office:value-type="float" office:value="4449.1" calcext:value-type="float">
            <text:p>4 449,10</text:p>
          </table:table-cell>
        </table:table-row>
        <table:table-row table:style-name="ro4">
          <table:table-cell/>
          <table:table-cell table:style-name="ce84" office:value-type="float" office:value="79" calcext:value-type="float">
            <text:p>79</text:p>
          </table:table-cell>
          <table:table-cell office:value-type="string" calcext:value-type="string">
            <text:p>л/с №09177</text:p>
          </table:table-cell>
          <table:table-cell table:style-name="ce166" office:value-type="float" office:value="1675.8" calcext:value-type="float">
            <text:p>1 675,80</text:p>
          </table:table-cell>
          <table:table-cell/>
          <table:table-cell table:style-name="ce209" office:value-type="float" office:value="1675.96" calcext:value-type="float">
            <text:p>1 675,96</text:p>
          </table:table-cell>
        </table:table-row>
        <table:table-row table:style-name="ro4">
          <table:table-cell/>
          <table:table-cell table:style-name="ce85" office:value-type="float" office:value="80" calcext:value-type="float">
            <text:p>80</text:p>
          </table:table-cell>
          <table:table-cell office:value-type="string" calcext:value-type="string">
            <text:p><text:s/>л/с №09178</text:p>
          </table:table-cell>
          <table:table-cell table:style-name="ce167" office:value-type="float" office:value="3182.91" calcext:value-type="float">
            <text:p>3 182,91</text:p>
          </table:table-cell>
          <table:table-cell/>
          <table:table-cell table:style-name="ce167" office:value-type="float" office:value="3182.91" calcext:value-type="float">
            <text:p>3 182,91</text:p>
          </table:table-cell>
        </table:table-row>
        <table:table-row table:style-name="ro4">
          <table:table-cell/>
          <table:table-cell table:style-name="ce86" office:value-type="float" office:value="81" calcext:value-type="float">
            <text:p>81</text:p>
          </table:table-cell>
          <table:table-cell office:value-type="string" calcext:value-type="string">
            <text:p><text:s/>л/с №09179</text:p>
          </table:table-cell>
          <table:table-cell table:style-name="ce168" office:value-type="float" office:value="3869.64" calcext:value-type="float">
            <text:p>3 869,64</text:p>
          </table:table-cell>
          <table:table-cell/>
          <table:table-cell table:style-name="ce210" office:value-type="float" office:value="7683.04" calcext:value-type="float">
            <text:p>7 683,04</text:p>
          </table:table-cell>
        </table:table-row>
        <table:table-row table:style-name="ro2">
          <table:table-cell table:style-name="ce3"/>
          <table:table-cell table:style-name="ce87"/>
          <table:table-cell table:style-name="ce91" office:value-type="string" calcext:value-type="string">
            <text:p>ИТОГО:</text:p>
          </table:table-cell>
          <table:table-cell table:style-name="ce169" office:value-type="float" office:value="287116.14" calcext:value-type="float">
            <text:p>287 116,14</text:p>
          </table:table-cell>
          <table:table-cell/>
          <table:table-cell table:style-name="ce211" office:value-type="float" office:value="451844.65" calcext:value-type="float">
            <text:p>451 844,65</text:p>
          </table:table-cell>
        </table:table-row>
        <table:table-row table:style-name="ro2">
          <table:table-cell table:style-name="ce3"/>
          <table:table-cell table:style-name="ce88"/>
          <table:table-cell table:style-name="ce92"/>
          <table:table-cell table:style-name="ce170"/>
          <table:table-cell/>
          <table:table-cell table:style-name="ce1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text>4</number:text>
    </number:number-style>
    <number:number-style style:name="N107">
      <number:text>2 372,82</number:text>
    </number:number-style>
    <number:number-style style:name="N108">
      <number:text>852,00</number:text>
    </number:number-style>
    <number:number-style style:name="N109">
      <number:text>174,51</number:text>
    </number:number-style>
    <number:number-style style:name="N110">
      <number:text>3 881,15</number:text>
    </number:number-style>
    <number:number-style style:name="N111">
      <number:text>7 541,62</number:text>
    </number:number-style>
    <number:number-style style:name="N112">
      <number:text>3 660,47</number:text>
    </number:number-style>
    <number:number-style style:name="N113">
      <number:text>170,40</number:text>
    </number:number-style>
    <number:number-style style:name="N114">
      <number:text>88,66</number:text>
    </number:number-style>
    <number:number-style style:name="N115">
      <number:text>222,76</number:text>
    </number:number-style>
    <number:number-style style:name="N116">
      <number:text>5</number:text>
    </number:number-style>
    <number:number-style style:name="N117">
      <number:text>2 052,55</number:text>
    </number:number-style>
    <number:number-style style:name="N118">
      <number:text>737,00</number:text>
    </number:number-style>
    <number:number-style style:name="N119">
      <number:text>77,56</number:text>
    </number:number-style>
    <number:number-style style:name="N120">
      <number:text>3 285,63</number:text>
    </number:number-style>
    <number:number-style style:name="N121">
      <number:text>3 003,14</number:text>
    </number:number-style>
    <number:number-style style:name="N122">
      <number:text>147,40</number:text>
    </number:number-style>
    <number:number-style style:name="N123">
      <number:text>20,15</number:text>
    </number:number-style>
    <number:number-style style:name="N124">
      <number:text>55,69</number:text>
    </number:number-style>
    <number:number-style style:name="N125">
      <number:text>2 004,12</number:text>
    </number:number-style>
    <number:number-style style:name="N126">
      <number:text>38,78</number:text>
    </number:number-style>
    <number:number-style style:name="N127">
      <number:text>48,36</number:text>
    </number:number-style>
    <number:number-style style:name="N128">
      <number:text>6</number:text>
    </number:number-style>
    <number:number-style style:name="N129">
      <number:text>2 406,24</number:text>
    </number:number-style>
    <number:number-style style:name="N130">
      <number:text>864,00</number:text>
    </number:number-style>
    <number:number-style style:name="N131">
      <number:text>349,02</number:text>
    </number:number-style>
    <number:number-style style:name="N132">
      <number:text>5 967,62</number:text>
    </number:number-style>
    <number:number-style style:name="N133">
      <number:text>5 017,90</number:text>
    </number:number-style>
    <number:number-style style:name="N134">
      <number:text>1 588,70</number:text>
    </number:number-style>
    <number:number-style style:name="N135">
      <number:text>1 976,65</number:text>
    </number:number-style>
    <number:number-style style:name="N136">
      <number:text>1 200,48</number:text>
    </number:number-style>
    <number:number-style style:name="N137">
      <number:text>252,07</number:text>
    </number:number-style>
    <number:number-style style:name="N138">
      <number:text>5 793,74</number:text>
    </number:number-style>
    <number:number-style style:name="N139">
      <number:text>4 844,02</number:text>
    </number:number-style>
    <number:number-style style:name="N140">
      <number:text>172,80</number:text>
    </number:number-style>
    <number:number-style style:name="N141">
      <number:text>282,10</number:text>
    </number:number-style>
    <number:number-style style:name="N142">
      <number:text>1 893,46</number:text>
    </number:number-style>
    <number:number-style style:name="N143">
      <number:text>7</number:text>
    </number:number-style>
    <number:number-style style:name="N144">
      <number:text>1 022,10</number:text>
    </number:number-style>
    <number:number-style style:name="N145">
      <number:text>367,00</number:text>
    </number:number-style>
    <number:number-style style:name="N146">
      <number:text>1 517,40</number:text>
    </number:number-style>
    <number:number-style style:name="N147">
      <number:text>1 438,38</number:text>
    </number:number-style>
    <number:number-style style:name="N148">
      <number:text>73,40</number:text>
    </number:number-style>
    <number:number-style style:name="N149">
      <number:text>877,57</number:text>
    </number:number-style>
    <number:number-style style:name="N150">
      <number:text>487,41</number:text>
    </number:number-style>
    <number:number-style style:name="N151">
      <number:text>16,12</number:text>
    </number:number-style>
    <number:number-style style:name="N152">
      <number:text>8</number:text>
    </number:number-style>
    <number:number-style style:name="N153">
      <number:text>2 046,98</number:text>
    </number:number-style>
    <number:number-style style:name="N154">
      <number:text>735,00</number:text>
    </number:number-style>
    <number:number-style style:name="N155">
      <number:text>135,73</number:text>
    </number:number-style>
    <number:number-style style:name="N156">
      <number:text>3 360,01</number:text>
    </number:number-style>
    <number:number-style style:name="N157">
      <number:text>3 219,73</number:text>
    </number:number-style>
    <number:number-style style:name="N158">
      <number:text>147,00</number:text>
    </number:number-style>
    <number:number-style style:name="N159">
      <number:text>111,38</number:text>
    </number:number-style>
    <number:number-style style:name="N160">
      <number:text>1 982,57</number:text>
    </number:number-style>
    <number:number-style style:name="N161">
      <number:text>155,12</number:text>
    </number:number-style>
    <number:number-style style:name="N162">
      <number:text>72,54</number:text>
    </number:number-style>
    <number:number-style style:name="N163">
      <number:text>9</number:text>
    </number:number-style>
    <number:number-style style:name="N164">
      <number:text>2 400,67</number:text>
    </number:number-style>
    <number:number-style style:name="N165">
      <number:text>862,00</number:text>
    </number:number-style>
    <number:number-style style:name="N166">
      <number:text>3 435,07</number:text>
    </number:number-style>
    <number:number-style style:name="N167">
      <number:text>16 100,34</number:text>
    </number:number-style>
    <number:number-style style:name="N168">
      <number:text>12 665,27</number:text>
    </number:number-style>
    <number:number-style style:name="N169">
      <number:text>172,40</number:text>
    </number:number-style>
    <number:number-style style:name="N170">
      <number:text>10</number:text>
    </number:number-style>
    <number:number-style style:name="N171">
      <number:text>2 069,26</number:text>
    </number:number-style>
    <number:number-style style:name="N172">
      <number:text>743,00</number:text>
    </number:number-style>
    <number:number-style style:name="N173">
      <number:text>459,54</number:text>
    </number:number-style>
    <number:number-style style:name="N174">
      <number:text>4 901,56</number:text>
    </number:number-style>
    <number:number-style style:name="N175">
      <number:text>4 852,74</number:text>
    </number:number-style>
    <number:number-style style:name="N176">
      <number:text>148,60</number:text>
    </number:number-style>
    <number:number-style style:name="N177">
      <number:text>278,07</number:text>
    </number:number-style>
    <number:number-style style:name="N178">
      <number:text>1 203,09</number:text>
    </number:number-style>
    <number:number-style style:name="N179">
      <number:text>2 020,44</number:text>
    </number:number-style>
    <number:number-style style:name="N180">
      <number:text>4 901,50</number:text>
    </number:number-style>
    <number:number-style style:name="N181">
      <number:text>4 852,68</number:text>
    </number:number-style>
    <number:number-style style:name="N182">
      <number:text>11</number:text>
    </number:number-style>
    <number:number-style style:name="N183">
      <number:text>2 395,10</number:text>
    </number:number-style>
    <number:number-style style:name="N184">
      <number:text>860,00</number:text>
    </number:number-style>
    <number:number-style style:name="N185">
      <number:text>306,36</number:text>
    </number:number-style>
    <number:number-style style:name="N186">
      <number:text>4 720,90</number:text>
    </number:number-style>
    <number:number-style style:name="N187">
      <number:text>9 046,63</number:text>
    </number:number-style>
    <number:number-style style:name="N188">
      <number:text>344,00</number:text>
    </number:number-style>
    <number:number-style style:name="N189">
      <number:text>370,76</number:text>
    </number:number-style>
    <number:number-style style:name="N190">
      <number:text>1 604,12</number:text>
    </number:number-style>
    <number:number-style style:name="N191">
      <number:text>4 395,03</number:text>
    </number:number-style>
    <number:number-style style:name="N192">
      <number:text>1 720,00</number:text>
    </number:number-style>
    <number:number-style style:name="N193">
      <number:text>612,72</number:text>
    </number:number-style>
    <number:number-style style:name="N194">
      <number:text>172,00</number:text>
    </number:number-style>
    <number:number-style style:name="N195">
      <number:text>185,38</number:text>
    </number:number-style>
    <number:number-style style:name="N196">
      <number:text>802,06</number:text>
    </number:number-style>
    <number:number-style style:name="N197">
      <number:text>12</number:text>
    </number:number-style>
    <number:number-style style:name="N198">
      <number:text>1 019,31</number:text>
    </number:number-style>
    <number:number-style style:name="N199">
      <number:text>366,00</number:text>
    </number:number-style>
    <number:number-style style:name="N200">
      <number:text>9,70</number:text>
    </number:number-style>
    <number:number-style style:name="N201">
      <number:text>1 531,96</number:text>
    </number:number-style>
    <number:number-style style:name="N202">
      <number:text>1 448,19</number:text>
    </number:number-style>
    <number:number-style style:name="N203">
      <number:text>73,20</number:text>
    </number:number-style>
    <number:number-style style:name="N204">
      <number:text>991,68</number:text>
    </number:number-style>
    <number:number-style style:name="N205">
      <number:text>17,31</number:text>
    </number:number-style>
    <number:number-style style:name="N206">
      <number:text>8,06</number:text>
    </number:number-style>
    <number:number-style style:name="N207">
      <number:text>13</number:text>
    </number:number-style>
    <number:number-style style:name="N208">
      <number:text>4 425,37</number:text>
    </number:number-style>
    <number:number-style style:name="N209">
      <number:text>1 589,00</number:text>
    </number:number-style>
    <number:number-style style:name="N210">
      <number:text>407,19</number:text>
    </number:number-style>
    <number:number-style style:name="N211">
      <number:text>8 819,66</number:text>
    </number:number-style>
    <number:number-style style:name="N212">
      <number:text>8 834,70</number:text>
    </number:number-style>
    <number:number-style style:name="N213">
      <number:text>172,32</number:text>
    </number:number-style>
    <number:number-style style:name="N214">
      <number:text>185,40</number:text>
    </number:number-style>
    <number:number-style style:name="N215">
      <number:text>2 294,19</number:text>
    </number:number-style>
    <number:number-style style:name="N216">
      <number:text>4 276,18</number:text>
    </number:number-style>
    <number:number-style style:name="N217">
      <number:text>1 544,21</number:text>
    </number:number-style>
    <number:number-style style:name="N218">
      <number:text>362,40</number:text>
    </number:number-style>
    <number:number-style style:name="N219">
      <number:text>317,80</number:text>
    </number:number-style>
    <number:number-style style:name="N220">
      <number:text>298,22</number:text>
    </number:number-style>
    <number:number-style style:name="N221">
      <number:text>1 782,08</number:text>
    </number:number-style>
    <number:number-style style:name="N222">
      <number:text>14</number:text>
    </number:number-style>
    <number:number-style style:name="N223">
      <number:text>2 030,27</number:text>
    </number:number-style>
    <number:number-style style:name="N224">
      <number:text>729,00</number:text>
    </number:number-style>
    <number:number-style style:name="N225">
      <number:text>3 253,75</number:text>
    </number:number-style>
    <number:number-style style:name="N226">
      <number:text>2 994,11</number:text>
    </number:number-style>
    <number:number-style style:name="N227">
      <number:text>145,80</number:text>
    </number:number-style>
    <number:number-style style:name="N228">
      <number:text>56,42</number:text>
    </number:number-style>
    <number:number-style style:name="N229">
      <number:text>1 743,18</number:text>
    </number:number-style>
    <number:number-style style:name="N230">
      <number:text>96,95</number:text>
    </number:number-style>
    <number:number-style style:name="N231">
      <number:text>6 524,14</number:text>
    </number:number-style>
    <number:number-style style:name="N232">
      <number:text>6 264,50</number:text>
    </number:number-style>
    <number:number-style style:name="N233">
      <number:text>15</number:text>
    </number:number-style>
    <number:number-style style:name="N234">
      <number:text>2 383,96</number:text>
    </number:number-style>
    <number:number-style style:name="N235">
      <number:text>856,00</number:text>
    </number:number-style>
    <number:number-style style:name="N236">
      <number:text>153,18</number:text>
    </number:number-style>
    <number:number-style style:name="N237">
      <number:text>4 058,06</number:text>
    </number:number-style>
    <number:number-style style:name="N238">
      <number:text>8 000,00</number:text>
    </number:number-style>
    <number:number-style style:name="N239">
      <number:text>516,76</number:text>
    </number:number-style>
    <number:number-style style:name="N240">
      <number:text>205,95</number:text>
    </number:number-style>
    <number:number-style style:name="N241">
      <number:text>822,63</number:text>
    </number:number-style>
    <number:number-style style:name="N242">
      <number:text>4 395,16</number:text>
    </number:number-style>
    <number:number-style style:name="N243">
      <number:text>1 732,57</number:text>
    </number:number-style>
    <number:number-style style:name="N244">
      <number:text>326,93</number:text>
    </number:number-style>
    <number:number-style style:name="N245">
      <number:text>3 780,85</number:text>
    </number:number-style>
    <number:number-style style:name="N246">
      <number:text>7 722,79</number:text>
    </number:number-style>
    <number:number-style style:name="N247">
      <number:text>171,20</number:text>
    </number:number-style>
    <number:number-style style:name="N248">
      <number:text>92,69</number:text>
    </number:number-style>
    <number:number-style style:name="N249">
      <number:text>401,03</number:text>
    </number:number-style>
    <number:number-style style:name="N250">
      <number:text>16</number:text>
    </number:number-style>
    <number:number-style style:name="N251">
      <number:text>1 013,74</number:text>
    </number:number-style>
    <number:number-style style:name="N252">
      <number:text>364,00</number:text>
    </number:number-style>
    <number:number-style style:name="N253">
      <number:text>213,29</number:text>
    </number:number-style>
    <number:number-style style:name="N254">
      <number:text>2 469,13</number:text>
    </number:number-style>
    <number:number-style style:name="N255">
      <number:text>2 298,33</number:text>
    </number:number-style>
    <number:number-style style:name="N256">
      <number:text>0,02</number:text>
    </number:number-style>
    <number:number-style style:name="N257">
      <number:text>72,79</number:text>
    </number:number-style>
    <number:number-style style:name="N258">
      <number:text>120,90</number:text>
    </number:number-style>
    <number:number-style style:name="N259">
      <number:text>556,90</number:text>
    </number:number-style>
    <number:number-style style:name="N260">
      <number:text>989,82</number:text>
    </number:number-style>
    <number:number-style style:name="N261">
      <number:text>363,98</number:text>
    </number:number-style>
    <number:number-style style:name="N262">
      <number:text>193,90</number:text>
    </number:number-style>
    <number:number-style style:name="N263">
      <number:text>2 468,80</number:text>
    </number:number-style>
    <number:number-style style:name="N264">
      <number:text>2 298,00</number:text>
    </number:number-style>
    <number:number-style style:name="N265">
      <number:text>72,80</number:text>
    </number:number-style>
    <number:number-style style:name="N266">
      <number:text>137,02</number:text>
    </number:number-style>
    <number:number-style style:name="N267">
      <number:text>668,28</number:text>
    </number:number-style>
    <number:number-style style:name="N268">
      <number:text>17</number:text>
    </number:number-style>
    <number:number-style style:name="N269">
      <number:text>2 024,70</number:text>
    </number:number-style>
    <number:number-style style:name="N270">
      <number:text>727,00</number:text>
    </number:number-style>
    <number:number-style style:name="N271">
      <number:text>2 897,10</number:text>
    </number:number-style>
    <number:number-style style:name="N272">
      <number:text>-334,10</number:text>
    </number:number-style>
    <number:number-style style:name="N273">
      <number:text>-3 231,20</number:text>
    </number:number-style>
    <number:number-style style:name="N274">
      <number:text>145,40</number:text>
    </number:number-style>
    <number:number-style style:name="N275">
      <number:text>18</number:text>
    </number:number-style>
    <number:number-style style:name="N276">
      <number:text>2 392,32</number:text>
    </number:number-style>
    <number:number-style style:name="N277">
      <number:text>859,00</number:text>
    </number:number-style>
    <number:number-style style:name="N278">
      <number:text>4 036,66</number:text>
    </number:number-style>
    <number:number-style style:name="N279">
      <number:text>2 800,00</number:text>
    </number:number-style>
    <number:number-style style:name="N280">
      <number:text>171,80</number:text>
    </number:number-style>
    <number:number-style style:name="N281">
      <number:text>9,95</number:text>
    </number:number-style>
    <number:number-style style:name="N282">
      <number:text>2 045,07</number:text>
    </number:number-style>
    <number:number-style style:name="N283">
      <number:text>387,80</number:text>
    </number:number-style>
    <number:number-style style:name="N284">
      <number:text>11 228,65</number:text>
    </number:number-style>
    <number:number-style style:name="N285">
      <number:text>9 991,99</number:text>
    </number:number-style>
    <number:number-style style:name="N286">
      <number:text>153,14</number:text>
    </number:number-style>
    <number:number-style style:name="N287">
      <number:text>19</number:text>
    </number:number-style>
    <number:number-style style:name="N288">
      <number:text>2 027,48</number:text>
    </number:number-style>
    <number:number-style style:name="N289">
      <number:text>728,00</number:text>
    </number:number-style>
    <number:number-style style:name="N290">
      <number:text>3 314,30</number:text>
    </number:number-style>
    <number:number-style style:name="N291">
      <number:text>3 201,93</number:text>
    </number:number-style>
    <number:number-style style:name="N292">
      <number:text>145,60</number:text>
    </number:number-style>
    <number:number-style style:name="N293">
      <number:text>40,30</number:text>
    </number:number-style>
    <number:number-style style:name="N294">
      <number:text>1 987,71</number:text>
    </number:number-style>
    <number:number-style style:name="N295">
      <number:text>334,14</number:text>
    </number:number-style>
    <number:number-style style:name="N296">
      <number:text>20</number:text>
    </number:number-style>
    <number:number-style style:name="N297">
      <number:text>2 503,72</number:text>
    </number:number-style>
    <number:number-style style:name="N298">
      <number:text>899,00</number:text>
    </number:number-style>
    <number:number-style style:name="N299">
      <number:text>5 523,22</number:text>
    </number:number-style>
    <number:number-style style:name="N300">
      <number:text>10 987,37</number:text>
    </number:number-style>
    <number:number-style style:name="N301">
      <number:text>5 464,15</number:text>
    </number:number-style>
    <number:number-style style:name="N302">
      <number:text>179,80</number:text>
    </number:number-style>
    <number:number-style style:name="N303">
      <number:text>21</number:text>
    </number:number-style>
    <number:number-style style:name="N304">
      <number:text>1 127,93</number:text>
    </number:number-style>
    <number:number-style style:name="N305">
      <number:text>405,00</number:text>
    </number:number-style>
    <number:number-style style:name="N306">
      <number:text>2 260,83</number:text>
    </number:number-style>
    <number:number-style style:name="N307">
      <number:text>4 334,92</number:text>
    </number:number-style>
    <number:number-style style:name="N308">
      <number:text>162,00</number:text>
    </number:number-style>
    <number:number-style style:name="N309">
      <number:text>2 069,12</number:text>
    </number:number-style>
    <number:number-style style:name="N310">
      <number:text>810,00</number:text>
    </number:number-style>
    <number:number-style style:name="N311">
      <number:text>81,00</number:text>
    </number:number-style>
    <number:number-style style:name="N312">
      <number:text>22</number:text>
    </number:number-style>
    <number:number-style style:name="N313">
      <number:text>2 021,91</number:text>
    </number:number-style>
    <number:number-style style:name="N314">
      <number:text>726,00</number:text>
    </number:number-style>
    <number:number-style style:name="N315">
      <number:text>116,34</number:text>
    </number:number-style>
    <number:number-style style:name="N316">
      <number:text>4 013,33</number:text>
    </number:number-style>
    <number:number-style style:name="N317">
      <number:text>3 662,21</number:text>
    </number:number-style>
    <number:number-style style:name="N318">
      <number:text>145,20</number:text>
    </number:number-style>
    <number:number-style style:name="N319">
      <number:text>445,52</number:text>
    </number:number-style>
    <number:number-style style:name="N320">
      <number:text>1 736,01</number:text>
    </number:number-style>
    <number:number-style style:name="N321">
      <number:text>1 248,34</number:text>
    </number:number-style>
    <number:number-style style:name="N322">
      <number:text>112,84</number:text>
    </number:number-style>
    <number:number-style style:name="N323">
      <number:text>891,04</number:text>
    </number:number-style>
    <number:number-style style:name="N324">
      <number:text>23</number:text>
    </number:number-style>
    <number:number-style style:name="N325">
      <number:text>2 389,53</number:text>
    </number:number-style>
    <number:number-style style:name="N326">
      <number:text>858,00</number:text>
    </number:number-style>
    <number:number-style style:name="N327">
      <number:text>4 066,03</number:text>
    </number:number-style>
    <number:number-style style:name="N328">
      <number:text>4 009,66</number:text>
    </number:number-style>
    <number:number-style style:name="N329">
      <number:text>171,60</number:text>
    </number:number-style>
    <number:number-style style:name="N330">
      <number:text>2 333,16</number:text>
    </number:number-style>
    <number:number-style style:name="N331">
      <number:text>24</number:text>
    </number:number-style>
    <number:number-style style:name="N332">
      <number:text>2 049,76</number:text>
    </number:number-style>
    <number:number-style style:name="N333">
      <number:text>736,00</number:text>
    </number:number-style>
    <number:number-style style:name="N334">
      <number:text>3 777,21</number:text>
    </number:number-style>
    <number:number-style style:name="N335">
      <number:text>3 499,61</number:text>
    </number:number-style>
    <number:number-style style:name="N336">
      <number:text>147,20</number:text>
    </number:number-style>
    <number:number-style style:name="N337">
      <number:text>80,60</number:text>
    </number:number-style>
    <number:number-style style:name="N338">
      <number:text>1 993,34</number:text>
    </number:number-style>
    <number:number-style style:name="N339">
      <number:text>25</number:text>
    </number:number-style>
    <number:number-style style:name="N340">
      <number:text>2 397,89</number:text>
    </number:number-style>
    <number:number-style style:name="N341">
      <number:text>861,00</number:text>
    </number:number-style>
    <number:number-style style:name="N342">
      <number:text>3 605,43</number:text>
    </number:number-style>
    <number:number-style style:name="N343">
      <number:text>3 503,00</number:text>
    </number:number-style>
    <number:number-style style:name="N344">
      <number:text>172,34</number:text>
    </number:number-style>
    <number:number-style style:name="N345">
      <number:text>24,17</number:text>
    </number:number-style>
    <number:number-style style:name="N346">
      <number:text>2 341,32</number:text>
    </number:number-style>
    <number:number-style style:name="N347">
      <number:text>48,48</number:text>
    </number:number-style>
    <number:number-style style:name="N348">
      <number:text>3 605,30</number:text>
    </number:number-style>
    <number:number-style style:name="N349">
      <number:text>3 502,87</number:text>
    </number:number-style>
    <number:number-style style:name="N350">
      <number:text>172,20</number:text>
    </number:number-style>
    <number:number-style style:name="N351">
      <number:text>24,18</number:text>
    </number:number-style>
    <number:number-style style:name="N352">
      <number:text>26</number:text>
    </number:number-style>
    <number:number-style style:name="N353">
      <number:text>1 008,17</number:text>
    </number:number-style>
    <number:number-style style:name="N354">
      <number:text>362,00</number:text>
    </number:number-style>
    <number:number-style style:name="N355">
      <number:text>1 616,91</number:text>
    </number:number-style>
    <number:number-style style:name="N356">
      <number:text>1 473,69</number:text>
    </number:number-style>
    <number:number-style style:name="N357">
      <number:text>72,40</number:text>
    </number:number-style>
    <number:number-style style:name="N358">
      <number:text>984,39</number:text>
    </number:number-style>
    <number:number-style style:name="N359">
      <number:text>27</number:text>
    </number:number-style>
    <number:number-style style:name="N360">
      <number:text>2 041,41</number:text>
    </number:number-style>
    <number:number-style style:name="N361">
      <number:text>733,00</number:text>
    </number:number-style>
    <number:number-style style:name="N362">
      <number:text>4 214,81</number:text>
    </number:number-style>
    <number:number-style style:name="N363">
      <number:text>8 092,80</number:text>
    </number:number-style>
    <number:number-style style:name="N364">
      <number:text>313,31</number:text>
    </number:number-style>
    <number:number-style style:name="N365">
      <number:text>350,98</number:text>
    </number:number-style>
    <number:number-style style:name="N366">
      <number:text>1 570,79</number:text>
    </number:number-style>
    <number:number-style style:name="N367">
      <number:text>3 505,50</number:text>
    </number:number-style>
    <number:number-style style:name="N368">
      <number:text>1 466,00</number:text>
    </number:number-style>
    <number:number-style style:name="N369">
      <number:text>886,22</number:text>
    </number:number-style>
    <number:number-style style:name="N370">
      <number:text>15 326,49</number:text>
    </number:number-style>
    <number:number-style style:name="N371">
      <number:text>19 204,48</number:text>
    </number:number-style>
    <number:number-style style:name="N372">
      <number:text>146,60</number:text>
    </number:number-style>
    <number:number-style style:name="N373">
      <number:text>28</number:text>
    </number:number-style>
    <number:number-style style:name="N374">
      <number:text>2 473,08</number:text>
    </number:number-style>
    <number:number-style style:name="N375">
      <number:text>888,00</number:text>
    </number:number-style>
    <number:number-style style:name="N376">
      <number:text>58,17</number:text>
    </number:number-style>
    <number:number-style style:name="N377">
      <number:text>3 979,35</number:text>
    </number:number-style>
    <number:number-style style:name="N378">
      <number:text>3 829,02</number:text>
    </number:number-style>
    <number:number-style style:name="N379">
      <number:text>177,60</number:text>
    </number:number-style>
    <number:number-style style:name="N380">
      <number:text>64,48</number:text>
    </number:number-style>
    <number:number-style style:name="N381">
      <number:text>2 398,62</number:text>
    </number:number-style>
    <number:number-style style:name="N382">
      <number:text>29</number:text>
    </number:number-style>
    <number:number-style style:name="N383">
      <number:text>2 044,19</number:text>
    </number:number-style>
    <number:number-style style:name="N384">
      <number:text>734,00</number:text>
    </number:number-style>
    <number:number-style style:name="N385">
      <number:text>4 540,78</number:text>
    </number:number-style>
    <number:number-style style:name="N386">
      <number:text>4 547,46</number:text>
    </number:number-style>
    <number:number-style style:name="N387">
      <number:text>146,80</number:text>
    </number:number-style>
    <number:number-style style:name="N388">
      <number:text>193,44</number:text>
    </number:number-style>
    <number:number-style style:name="N389">
      <number:text>1 225,18</number:text>
    </number:number-style>
    <number:number-style style:name="N390">
      <number:text>1 995,97</number:text>
    </number:number-style>
    <number:number-style style:name="N391">
      <number:text>177,32</number:text>
    </number:number-style>
    <number:number-style style:name="N392">
      <number:text>30</number:text>
    </number:number-style>
    <number:number-style style:name="N393">
      <number:text>2 487,01</number:text>
    </number:number-style>
    <number:number-style style:name="N394">
      <number:text>893,00</number:text>
    </number:number-style>
    <number:number-style style:name="N395">
      <number:text>4 852,41</number:text>
    </number:number-style>
    <number:number-style style:name="N396">
      <number:text>14 146,88</number:text>
    </number:number-style>
    <number:number-style style:name="N397">
      <number:text>9 294,47</number:text>
    </number:number-style>
    <number:number-style style:name="N398">
      <number:text>178,60</number:text>
    </number:number-style>
    <number:number-style style:name="N399">
      <number:text>31</number:text>
    </number:number-style>
    <number:number-style style:name="N400">
      <number:text>1 010,96</number:text>
    </number:number-style>
    <number:number-style style:name="N401">
      <number:text>363,00</number:text>
    </number:number-style>
    <number:number-style style:name="N402">
      <number:text>2 116,47</number:text>
    </number:number-style>
    <number:number-style style:name="N403">
      <number:text>4 148,49</number:text>
    </number:number-style>
    <number:number-style style:name="N404">
      <number:text>241,56</number:text>
    </number:number-style>
    <number:number-style style:name="N405">
      <number:text>804,72</number:text>
    </number:number-style>
    <number:number-style style:name="N406">
      <number:text>1 362,78</number:text>
    </number:number-style>
    <number:number-style style:name="N407">
      <number:text>1 358,47</number:text>
    </number:number-style>
    <number:number-style style:name="N408">
      <number:text>380,96</number:text>
    </number:number-style>
    <number:number-style style:name="N409">
      <number:text>23 694,98</number:text>
    </number:number-style>
    <number:number-style style:name="N410">
      <number:text>25 727,00</number:text>
    </number:number-style>
    <number:number-style style:name="N411">
      <number:text>72,60</number:text>
    </number:number-style>
    <number:number-style style:name="N412">
      <number:text>32</number:text>
    </number:number-style>
    <number:number-style style:name="N413">
      <number:text>2 035,84</number:text>
    </number:number-style>
    <number:number-style style:name="N414">
      <number:text>731,00</number:text>
    </number:number-style>
    <number:number-style style:name="N415">
      <number:text>126,04</number:text>
    </number:number-style>
    <number:number-style style:name="N416">
      <number:text>3 927,55</number:text>
    </number:number-style>
    <number:number-style style:name="N417">
      <number:text>3 718,90</number:text>
    </number:number-style>
    <number:number-style style:name="N418">
      <number:text>133,69</number:text>
    </number:number-style>
    <number:number-style style:name="N419">
      <number:text>96,30</number:text>
    </number:number-style>
    <number:number-style style:name="N420">
      <number:text>814,79</number:text>
    </number:number-style>
    <number:number-style style:name="N421">
      <number:text>1 735,46</number:text>
    </number:number-style>
    <number:number-style style:name="N422">
      <number:text>718,49</number:text>
    </number:number-style>
    <number:number-style style:name="N423">
      <number:text>220,17</number:text>
    </number:number-style>
    <number:number-style style:name="N424">
      <number:text>146,20</number:text>
    </number:number-style>
    <number:number-style style:name="N425">
      <number:text>108,81</number:text>
    </number:number-style>
    <number:number-style style:name="N426">
      <number:text>779,66</number:text>
    </number:number-style>
    <number:number-style style:name="N427">
      <number:text>33</number:text>
    </number:number-style>
    <number:number-style style:name="N428">
      <number:text>2 378,39</number:text>
    </number:number-style>
    <number:number-style style:name="N429">
      <number:text>854,00</number:text>
    </number:number-style>
    <number:number-style style:name="N430">
      <number:text>3 403,19</number:text>
    </number:number-style>
    <number:number-style style:name="N431">
      <number:text>1 180,16</number:text>
    </number:number-style>
    <number:number-style style:name="N432">
      <number:text>-2 223,03</number:text>
    </number:number-style>
    <number:number-style style:name="N433">
      <number:text>170,80</number:text>
    </number:number-style>
    <number:number-style style:name="N434">
      <number:text>34</number:text>
    </number:number-style>
    <number:number-style style:name="N435">
      <number:text>44,98</number:text>
    </number:number-style>
    <number:number-style style:name="N436">
      <number:text>3 241,86</number:text>
    </number:number-style>
    <number:number-style style:name="N437">
      <number:text>3 382,65</number:text>
    </number:number-style>
    <number:number-style style:name="N438">
      <number:text>57,23</number:text>
    </number:number-style>
    <number:number-style style:name="N439">
      <number:text>388,72</number:text>
    </number:number-style>
    <number:number-style style:name="N440">
      <number:text>1 983,60</number:text>
    </number:number-style>
    <number:number-style style:name="N441">
      <number:text>79,50</number:text>
    </number:number-style>
    <number:number-style style:name="N442">
      <number:text>37,40</number:text>
    </number:number-style>
    <number:number-style style:name="N443">
      <number:text>258,40</number:text>
    </number:number-style>
    <number:number-style style:name="N444">
      <number:text>35</number:text>
    </number:number-style>
    <number:number-style style:name="N445">
      <number:text>2 386,75</number:text>
    </number:number-style>
    <number:number-style style:name="N446">
      <number:text>857,00</number:text>
    </number:number-style>
    <number:number-style style:name="N447">
      <number:text>4 856,60</number:text>
    </number:number-style>
    <number:number-style style:name="N448">
      <number:text>4 745,39</number:text>
    </number:number-style>
    <number:number-style style:name="N449">
      <number:text>171,40</number:text>
    </number:number-style>
    <number:number-style style:name="N450">
      <number:text>1 113,80</number:text>
    </number:number-style>
    <number:number-style style:name="N451">
      <number:text>2 330,44</number:text>
    </number:number-style>
    <number:number-style style:name="N452">
      <number:text>36</number:text>
    </number:number-style>
    <number:number-style style:name="N453">
      <number:text>-4 503,04</number:text>
    </number:number-style>
    <number:number-style style:name="N454">
      <number:text>37</number:text>
    </number:number-style>
    <number:number-style style:name="N455">
      <number:text>19,39</number:text>
    </number:number-style>
    <number:number-style style:name="N456">
      <number:text>1 593,45</number:text>
    </number:number-style>
    <number:number-style style:name="N457">
      <number:text>1 569,60</number:text>
    </number:number-style>
    <number:number-style style:name="N458">
      <number:text>82,80</number:text>
    </number:number-style>
    <number:number-style style:name="N459">
      <number:text>362,19</number:text>
    </number:number-style>
    <number:number-style style:name="N460">
      <number:text>552,26</number:text>
    </number:number-style>
    <number:number-style style:name="N461">
      <number:text>136,75</number:text>
    </number:number-style>
    <number:number-style style:name="N462">
      <number:text>10 344,13</number:text>
    </number:number-style>
    <number:number-style style:name="N463">
      <number:text>10 320,28</number:text>
    </number:number-style>
    <number:number-style style:name="N464">
      <number:text>38</number:text>
    </number:number-style>
    <number:number-style style:name="N465">
      <number:text>2 066,47</number:text>
    </number:number-style>
    <number:number-style style:name="N466">
      <number:text>742,00</number:text>
    </number:number-style>
    <number:number-style style:name="N467">
      <number:text>3 985,10</number:text>
    </number:number-style>
    <number:number-style style:name="N468">
      <number:text>3 615,12</number:text>
    </number:number-style>
    <number:number-style style:name="N469">
      <number:text>1 630,27</number:text>
    </number:number-style>
    <number:number-style style:name="N470">
      <number:text>17,67</number:text>
    </number:number-style>
    <number:number-style style:name="N471">
      <number:text>8 053,82</number:text>
    </number:number-style>
    <number:number-style style:name="N472">
      <number:text>7 683,84</number:text>
    </number:number-style>
    <number:number-style style:name="N473">
      <number:text>148,40</number:text>
    </number:number-style>
    <number:number-style style:name="N474">
      <number:text>39</number:text>
    </number:number-style>
    <number:number-style style:name="N475">
      <number:text>2 370,04</number:text>
    </number:number-style>
    <number:number-style style:name="N476">
      <number:text>851,00</number:text>
    </number:number-style>
    <number:number-style style:name="N477">
      <number:text>4 003,96</number:text>
    </number:number-style>
    <number:number-style style:name="N478">
      <number:text>4 067,48</number:text>
    </number:number-style>
    <number:number-style style:name="N479">
      <number:text>1 945,86</number:text>
    </number:number-style>
    <number:number-style style:name="N480">
      <number:text>1 243,40</number:text>
    </number:number-style>
    <number:number-style style:name="N481">
      <number:text>766,84</number:text>
    </number:number-style>
    <number:number-style style:name="N482">
      <number:text>170,20</number:text>
    </number:number-style>
    <number:number-style style:name="N483">
      <number:text>40</number:text>
    </number:number-style>
    <number:number-style style:name="N484">
      <number:text>41</number:text>
    </number:number-style>
    <number:number-style style:name="N485">
      <number:text>3 786,41</number:text>
    </number:number-style>
    <number:number-style style:name="N486">
      <number:text>10 545,23</number:text>
    </number:number-style>
    <number:number-style style:name="N487">
      <number:text>6 758,82</number:text>
    </number:number-style>
    <number:number-style style:name="N488">
      <number:text>96,72</number:text>
    </number:number-style>
    <number:number-style style:name="N489">
      <number:text>42</number:text>
    </number:number-style>
    <number:number-style style:name="N490">
      <number:text>-5 580,20</number:text>
    </number:number-style>
    <number:number-style style:name="N491">
      <number:text>43</number:text>
    </number:number-style>
    <number:number-style style:name="N492">
      <number:text>2 375,61</number:text>
    </number:number-style>
    <number:number-style style:name="N493">
      <number:text>853,00</number:text>
    </number:number-style>
    <number:number-style style:name="N494">
      <number:text>4 335,45</number:text>
    </number:number-style>
    <number:number-style style:name="N495">
      <number:text>4 251,95</number:text>
    </number:number-style>
    <number:number-style style:name="N496">
      <number:text>170,60</number:text>
    </number:number-style>
    <number:number-style style:name="N497">
      <number:text>104,78</number:text>
    </number:number-style>
    <number:number-style style:name="N498">
      <number:text>2 319,56</number:text>
    </number:number-style>
    <number:number-style style:name="N499">
      <number:text>44</number:text>
    </number:number-style>
    <number:number-style style:name="N500">
      <number:text>1 100,08</number:text>
    </number:number-style>
    <number:number-style style:name="N501">
      <number:text>395,00</number:text>
    </number:number-style>
    <number:number-style style:name="N502">
      <number:text>1 748,42</number:text>
    </number:number-style>
    <number:number-style style:name="N503">
      <number:text>1 722,46</number:text>
    </number:number-style>
    <number:number-style style:name="N504">
      <number:text>77,34</number:text>
    </number:number-style>
    <number:number-style style:name="N505">
      <number:text>25,84</number:text>
    </number:number-style>
    <number:number-style style:name="N506">
      <number:text>1 074,12</number:text>
    </number:number-style>
    <number:number-style style:name="N507">
      <number:text>79,00</number:text>
    </number:number-style>
    <number:number-style style:name="N508">
      <number:text>45</number:text>
    </number:number-style>
    <number:number-style style:name="N509">
      <number:text>3 974,57</number:text>
    </number:number-style>
    <number:number-style style:name="N510">
      <number:text>3 651,18</number:text>
    </number:number-style>
    <number:number-style style:name="N511">
      <number:text>92,79</number:text>
    </number:number-style>
    <number:number-style style:name="N512">
      <number:text>132,57</number:text>
    </number:number-style>
    <number:number-style style:name="N513">
      <number:text>726,85</number:text>
    </number:number-style>
    <number:number-style style:name="N514">
      <number:text>1 687,98</number:text>
    </number:number-style>
    <number:number-style style:name="N515">
      <number:text>675,22</number:text>
    </number:number-style>
    <number:number-style style:name="N516">
      <number:text>335,77</number:text>
    </number:number-style>
    <number:number-style style:name="N517">
      <number:text>46</number:text>
    </number:number-style>
    <number:number-style style:name="N518">
      <number:text>4 772,13</number:text>
    </number:number-style>
    <number:number-style style:name="N519">
      <number:text>8 839,70</number:text>
    </number:number-style>
    <number:number-style style:name="N520">
      <number:text>340,82</number:text>
    </number:number-style>
    <number:number-style style:name="N521">
      <number:text>338,50</number:text>
    </number:number-style>
    <number:number-style style:name="N522">
      <number:text>1 559,32</number:text>
    </number:number-style>
    <number:number-style style:name="N523">
      <number:text>4 354,14</number:text>
    </number:number-style>
    <number:number-style style:name="N524">
      <number:text>1 704,00</number:text>
    </number:number-style>
    <number:number-style style:name="N525">
      <number:text>542,92</number:text>
    </number:number-style>
    <number:number-style style:name="N526">
      <number:text>161,20</number:text>
    </number:number-style>
    <number:number-style style:name="N527">
      <number:text>1 002,42</number:text>
    </number:number-style>
    <number:number-style style:name="N528">
      <number:text>47</number:text>
    </number:number-style>
    <number:number-style style:name="N529">
      <number:text>3 316,62</number:text>
    </number:number-style>
    <number:number-style style:name="N530">
      <number:text>3 480,02</number:text>
    </number:number-style>
    <number:number-style style:name="N531">
      <number:text>1 987,81</number:text>
    </number:number-style>
    <number:number-style style:name="N532">
      <number:text>48</number:text>
    </number:number-style>
    <number:number-style style:name="N533">
      <number:text>2 459,16</number:text>
    </number:number-style>
    <number:number-style style:name="N534">
      <number:text>883,00</number:text>
    </number:number-style>
    <number:number-style style:name="N535">
      <number:text>5 459,46</number:text>
    </number:number-style>
    <number:number-style style:name="N536">
      <number:text>10 041,15</number:text>
    </number:number-style>
    <number:number-style style:name="N537">
      <number:text>174,77</number:text>
    </number:number-style>
    <number:number-style style:name="N538">
      <number:text>554,31</number:text>
    </number:number-style>
    <number:number-style style:name="N539">
      <number:text>2 404,35</number:text>
    </number:number-style>
    <number:number-style style:name="N540">
      <number:text>4 226,30</number:text>
    </number:number-style>
    <number:number-style style:name="N541">
      <number:text>1 764,17</number:text>
    </number:number-style>
    <number:number-style style:name="N542">
      <number:text>917,25</number:text>
    </number:number-style>
    <number:number-style style:name="N543">
      <number:text>176,60</number:text>
    </number:number-style>
    <number:number-style style:name="N544">
      <number:text>49</number:text>
    </number:number-style>
    <number:number-style style:name="N545">
      <number:text>1 016,53</number:text>
    </number:number-style>
    <number:number-style style:name="N546">
      <number:text>365,00</number:text>
    </number:number-style>
    <number:number-style style:name="N547">
      <number:text>1 454,53</number:text>
    </number:number-style>
    <number:number-style style:name="N548">
      <number:text>5 362,91</number:text>
    </number:number-style>
    <number:number-style style:name="N549">
      <number:text>292,00</number:text>
    </number:number-style>
    <number:number-style style:name="N550">
      <number:text>3 610,91</number:text>
    </number:number-style>
    <number:number-style style:name="N551">
      <number:text>1 460,00</number:text>
    </number:number-style>
    <number:number-style style:name="N552">
      <number:text>73,00</number:text>
    </number:number-style>
    <number:number-style style:name="N553">
      <number:text>50</number:text>
    </number:number-style>
    <number:number-style style:name="N554">
      <number:text>3 941,27</number:text>
    </number:number-style>
    <number:number-style style:name="N555">
      <number:text>2 865,01</number:text>
    </number:number-style>
    <number:number-style style:name="N556">
      <number:text>51</number:text>
    </number:number-style>
    <number:number-style style:name="N557">
      <number:text>4 243,90</number:text>
    </number:number-style>
    <number:number-style style:name="N558">
      <number:text>14 882,66</number:text>
    </number:number-style>
    <number:number-style style:name="N559">
      <number:text>10 638,76</number:text>
    </number:number-style>
    <number:number-style style:name="N560">
      <number:text>52</number:text>
    </number:number-style>
    <number:number-style style:name="N561">
      <number:text>2 080,40</number:text>
    </number:number-style>
    <number:number-style style:name="N562">
      <number:text>747,00</number:text>
    </number:number-style>
    <number:number-style style:name="N563">
      <number:text>4 917,50</number:text>
    </number:number-style>
    <number:number-style style:name="N564">
      <number:text>4 868,42</number:text>
    </number:number-style>
    <number:number-style style:name="N565">
      <number:text>149,40</number:text>
    </number:number-style>
    <number:number-style style:name="N566">
      <number:text>2 031,32</number:text>
    </number:number-style>
    <number:number-style style:name="N567">
      <number:text>53</number:text>
    </number:number-style>
    <number:number-style style:name="N568">
      <number:text>7 000,00</number:text>
    </number:number-style>
    <number:number-style style:name="N569">
      <number:text>4 065,55</number:text>
    </number:number-style>
    <number:number-style style:name="N570">
      <number:text>1 620,97</number:text>
    </number:number-style>
    <number:number-style style:name="N571">
      <number:text>-1 438,69</number:text>
    </number:number-style>
    <number:number-style style:name="N572">
      <number:text>1 225,86</number:text>
    </number:number-style>
    <number:number-style style:name="N573">
      <number:text>54</number:text>
    </number:number-style>
    <number:number-style style:name="N574">
      <number:text>1 652,33</number:text>
    </number:number-style>
    <number:number-style style:name="N575">
      <number:text>1 510,00</number:text>
    </number:number-style>
    <number:number-style style:name="N576">
      <number:text>73,50</number:text>
    </number:number-style>
    <number:number-style style:name="N577">
      <number:text>32,55</number:text>
    </number:number-style>
    <number:number-style style:name="N578">
      <number:text>870,40</number:text>
    </number:number-style>
    <number:number-style style:name="N579">
      <number:text>4 933,32</number:text>
    </number:number-style>
    <number:number-style style:name="N580">
      <number:text>4 790,99</number:text>
    </number:number-style>
    <number:number-style style:name="N581">
      <number:text>32,24</number:text>
    </number:number-style>
    <number:number-style style:name="N582">
      <number:text>55</number:text>
    </number:number-style>
    <number:number-style style:name="N583">
      <number:text>2 094,32</number:text>
    </number:number-style>
    <number:number-style style:name="N584">
      <number:text>752,00</number:text>
    </number:number-style>
    <number:number-style style:name="N585">
      <number:text>3 611,73</number:text>
    </number:number-style>
    <number:number-style style:name="N586">
      <number:text>3 562,32</number:text>
    </number:number-style>
    <number:number-style style:name="N587">
      <number:text>139,35</number:text>
    </number:number-style>
    <number:number-style style:name="N588">
      <number:text>83,59</number:text>
    </number:number-style>
    <number:number-style style:name="N589">
      <number:text>2 044,91</number:text>
    </number:number-style>
    <number:number-style style:name="N590">
      <number:text>3 611,71</number:text>
    </number:number-style>
    <number:number-style style:name="N591">
      <number:text>3 562,30</number:text>
    </number:number-style>
    <number:number-style style:name="N592">
      <number:text>150,40</number:text>
    </number:number-style>
    <number:number-style style:name="N593">
      <number:text>56</number:text>
    </number:number-style>
    <number:number-style style:name="N594">
      <number:text>2 475,87</number:text>
    </number:number-style>
    <number:number-style style:name="N595">
      <number:text>889,00</number:text>
    </number:number-style>
    <number:number-style style:name="N596">
      <number:text>3 909,16</number:text>
    </number:number-style>
    <number:number-style style:name="N597">
      <number:text>7 768,14</number:text>
    </number:number-style>
    <number:number-style style:name="N598">
      <number:text>355,60</number:text>
    </number:number-style>
    <number:number-style style:name="N599">
      <number:text>4 543,24</number:text>
    </number:number-style>
    <number:number-style style:name="N600">
      <number:text>1 778,00</number:text>
    </number:number-style>
    <number:number-style style:name="N601">
      <number:text>177,80</number:text>
    </number:number-style>
    <number:number-style style:name="N602">
      <number:text>57</number:text>
    </number:number-style>
    <number:number-style style:name="N603">
      <number:text>2 144,45</number:text>
    </number:number-style>
    <number:number-style style:name="N604">
      <number:text>770,00</number:text>
    </number:number-style>
    <number:number-style style:name="N605">
      <number:text>3 150,80</number:text>
    </number:number-style>
    <number:number-style style:name="N606">
      <number:text>3 284,19</number:text>
    </number:number-style>
    <number:number-style style:name="N607">
      <number:text>154,00</number:text>
    </number:number-style>
    <number:number-style style:name="N608">
      <number:text>1 949,80</number:text>
    </number:number-style>
    <number:number-style style:name="N609">
      <number:text>906,00</number:text>
    </number:number-style>
    <number:number-style style:name="N610">
      <number:text>58</number:text>
    </number:number-style>
    <number:number-style style:name="N611">
      <number:text>2 409,03</number:text>
    </number:number-style>
    <number:number-style style:name="N612">
      <number:text>865,00</number:text>
    </number:number-style>
    <number:number-style style:name="N613">
      <number:text>5 387,73</number:text>
    </number:number-style>
    <number:number-style style:name="N614">
      <number:text>10 378,00</number:text>
    </number:number-style>
    <number:number-style style:name="N615">
      <number:text>173,00</number:text>
    </number:number-style>
    <number:number-style style:name="N616">
      <number:text>556,14</number:text>
    </number:number-style>
    <number:number-style style:name="N617">
      <number:text>2 489,18</number:text>
    </number:number-style>
    <number:number-style style:name="N618">
      <number:text>4 338,79</number:text>
    </number:number-style>
    <number:number-style style:name="N619">
      <number:text>1 901,81</number:text>
    </number:number-style>
    <number:number-style style:name="N620">
      <number:text>919,08</number:text>
    </number:number-style>
    <number:number-style style:name="N621">
      <number:text>5 387,71</number:text>
    </number:number-style>
    <number:number-style style:name="N622">
      <number:text>10 377,98</number:text>
    </number:number-style>
    <number:number-style style:name="N623">
      <number:text>59</number:text>
    </number:number-style>
    <number:number-style style:name="N624">
      <number:text>2 367,30</number:text>
    </number:number-style>
    <number:number-style style:name="N625">
      <number:text>10 931,52</number:text>
    </number:number-style>
    <number:number-style style:name="N626">
      <number:text>8 564,22</number:text>
    </number:number-style>
    <number:number-style style:name="N627">
      <number:text>60</number:text>
    </number:number-style>
    <number:number-style style:name="N628">
      <number:text>2 033,05</number:text>
    </number:number-style>
    <number:number-style style:name="N629">
      <number:text>730,00</number:text>
    </number:number-style>
    <number:number-style style:name="N630">
      <number:text>3 432,07</number:text>
    </number:number-style>
    <number:number-style style:name="N631">
      <number:text>3 595,54</number:text>
    </number:number-style>
    <number:number-style style:name="N632">
      <number:text>1 690,12</number:text>
    </number:number-style>
    <number:number-style style:name="N633">
      <number:text>61,62</number:text>
    </number:number-style>
    <number:number-style style:name="N634">
      <number:text>146,00</number:text>
    </number:number-style>
    <number:number-style style:name="N635">
      <number:text>61</number:text>
    </number:number-style>
    <number:number-style style:name="N636">
      <number:text>2 439,66</number:text>
    </number:number-style>
    <number:number-style style:name="N637">
      <number:text>876,00</number:text>
    </number:number-style>
    <number:number-style style:name="N638">
      <number:text>3 986,43</number:text>
    </number:number-style>
    <number:number-style style:name="N639">
      <number:text>30 598,77</number:text>
    </number:number-style>
    <number:number-style style:name="N640">
      <number:text>26 612,34</number:text>
    </number:number-style>
    <number:number-style style:name="N641">
      <number:text>175,20</number:text>
    </number:number-style>
    <number:number-style style:name="N642">
      <number:text>62</number:text>
    </number:number-style>
    <number:number-style style:name="N643">
      <number:text>3 379,49</number:text>
    </number:number-style>
    <number:number-style style:name="N644">
      <number:text>3 423,32</number:text>
    </number:number-style>
    <number:number-style style:name="N645">
      <number:text>1 985,19</number:text>
    </number:number-style>
    <number:number-style style:name="N646">
      <number:text>63</number:text>
    </number:number-style>
    <number:number-style style:name="N647">
      <number:text>4 239,92</number:text>
    </number:number-style>
    <number:number-style style:name="N648">
      <number:text>4 000,00</number:text>
    </number:number-style>
    <number:number-style style:name="N649">
      <number:text>1,55</number:text>
    </number:number-style>
    <number:number-style style:name="N650">
      <number:text>166,80</number:text>
    </number:number-style>
    <number:number-style style:name="N651">
      <number:text>107,84</number:text>
    </number:number-style>
    <number:number-style style:name="N652">
      <number:text>329,14</number:text>
    </number:number-style>
    <number:number-style style:name="N653">
      <number:text>2 330,88</number:text>
    </number:number-style>
    <number:number-style style:name="N654">
      <number:text>853,96</number:text>
    </number:number-style>
    <number:number-style style:name="N655">
      <number:text>208,28</number:text>
    </number:number-style>
    <number:number-style style:name="N656">
      <number:text>4 214,46</number:text>
    </number:number-style>
    <number:number-style style:name="N657">
      <number:text>3 974,54</number:text>
    </number:number-style>
    <number:number-style style:name="N658">
      <number:text>64</number:text>
    </number:number-style>
    <number:number-style style:name="N659">
      <number:text>2 756,30</number:text>
    </number:number-style>
    <number:number-style style:name="N660">
      <number:text>2 611,77</number:text>
    </number:number-style>
    <number:number-style style:name="N661">
      <number:text>5 488,48</number:text>
    </number:number-style>
    <number:number-style style:name="N662">
      <number:text>5 343,95</number:text>
    </number:number-style>
    <number:number-style style:name="N663">
      <number:text>65</number:text>
    </number:number-style>
    <number:number-style style:name="N664">
      <number:text>3 911,70</number:text>
    </number:number-style>
    <number:number-style style:name="N665">
      <number:text>3 570,22</number:text>
    </number:number-style>
    <number:number-style style:name="N666">
      <number:text>1 974,21</number:text>
    </number:number-style>
    <number:number-style style:name="N667">
      <number:text>66</number:text>
    </number:number-style>
    <number:number-style style:name="N668">
      <number:text>2 364,47</number:text>
    </number:number-style>
    <number:number-style style:name="N669">
      <number:text>849,00</number:text>
    </number:number-style>
    <number:number-style style:name="N670">
      <number:text>3 557,61</number:text>
    </number:number-style>
    <number:number-style style:name="N671">
      <number:text>170,82</number:text>
    </number:number-style>
    <number:number-style style:name="N672">
      <number:text>24,33</number:text>
    </number:number-style>
    <number:number-style style:name="N673">
      <number:text>2 308,69</number:text>
    </number:number-style>
    <number:number-style style:name="N674">
      <number:text>3 555,77</number:text>
    </number:number-style>
    <number:number-style style:name="N675">
      <number:text>3 501,16</number:text>
    </number:number-style>
    <number:number-style style:name="N676">
      <number:text>169,80</number:text>
    </number:number-style>
    <number:number-style style:name="N677">
      <number:text>67</number:text>
    </number:number-style>
    <number:number-style style:name="N678">
      <number:text>2 077,61</number:text>
    </number:number-style>
    <number:number-style style:name="N679">
      <number:text>746,00</number:text>
    </number:number-style>
    <number:number-style style:name="N680">
      <number:text>3 403,84</number:text>
    </number:number-style>
    <number:number-style style:name="N681">
      <number:text>3 616,64</number:text>
    </number:number-style>
    <number:number-style style:name="N682">
      <number:text>149,20</number:text>
    </number:number-style>
    <number:number-style style:name="N683">
      <number:text>456,66</number:text>
    </number:number-style>
    <number:number-style style:name="N684">
      <number:text>2 028,60</number:text>
    </number:number-style>
    <number:number-style style:name="N685">
      <number:text>143,49</number:text>
    </number:number-style>
    <number:number-style style:name="N686">
      <number:text>68</number:text>
    </number:number-style>
    <number:number-style style:name="N687">
      <number:text>2 403,46</number:text>
    </number:number-style>
    <number:number-style style:name="N688">
      <number:text>863,00</number:text>
    </number:number-style>
    <number:number-style style:name="N689">
      <number:text>3 613,40</number:text>
    </number:number-style>
    <number:number-style style:name="N690">
      <number:text>3 117,78</number:text>
    </number:number-style>
    <number:number-style style:name="N691">
      <number:text>172,60</number:text>
    </number:number-style>
    <number:number-style style:name="N692">
      <number:text>1 927,23</number:text>
    </number:number-style>
    <number:number-style style:name="N693">
      <number:text>8 229,81</number:text>
    </number:number-style>
    <number:number-style style:name="N694">
      <number:text>7 734,19</number:text>
    </number:number-style>
    <number:number-style style:name="N695">
      <number:text>69</number:text>
    </number:number-style>
    <number:number-style style:name="N696">
      <number:text>5 761,64</number:text>
    </number:number-style>
    <number:number-style style:name="N697">
      <number:text>4 307,11</number:text>
    </number:number-style>
    <number:number-style style:name="N698">
      <number:text>70</number:text>
    </number:number-style>
    <number:number-style style:name="N699">
      <number:text>3 257,73</number:text>
    </number:number-style>
    <number:number-style style:name="N700">
      <number:text>6 375,51</number:text>
    </number:number-style>
    <number:number-style style:name="N701">
      <number:text>71</number:text>
    </number:number-style>
    <number:number-style style:name="N702">
      <number:text>2 381,18</number:text>
    </number:number-style>
    <number:number-style style:name="N703">
      <number:text>855,00</number:text>
    </number:number-style>
    <number:number-style style:name="N704">
      <number:text>3 728,41</number:text>
    </number:number-style>
    <number:number-style style:name="N705">
      <number:text>3 800,00</number:text>
    </number:number-style>
    <number:number-style style:name="N706">
      <number:text>24,72</number:text>
    </number:number-style>
    <number:number-style style:name="N707">
      <number:text>1 898,20</number:text>
    </number:number-style>
    <number:number-style style:name="N708">
      <number:text>1 484,77</number:text>
    </number:number-style>
    <number:number-style style:name="N709">
      <number:text>3 720,08</number:text>
    </number:number-style>
    <number:number-style style:name="N710">
      <number:text>3 791,67</number:text>
    </number:number-style>
    <number:number-style style:name="N711">
      <number:text>171,00</number:text>
    </number:number-style>
    <number:number-style style:name="N712">
      <number:text>72</number:text>
    </number:number-style>
    <number:number-style style:name="N713">
      <number:text>2 013,56</number:text>
    </number:number-style>
    <number:number-style style:name="N714">
      <number:text>723,00</number:text>
    </number:number-style>
    <number:number-style style:name="N715">
      <number:text>4 174,96</number:text>
    </number:number-style>
    <number:number-style style:name="N716">
      <number:text>4 127,45</number:text>
    </number:number-style>
    <number:number-style style:name="N717">
      <number:text>144,60</number:text>
    </number:number-style>
    <number:number-style style:name="N718">
      <number:text>1 039,27</number:text>
    </number:number-style>
    <number:number-style style:name="N719">
      <number:text>1 728,84</number:text>
    </number:number-style>
    <number:number-style style:name="N720">
      <number:text>7 353,14</number:text>
    </number:number-style>
    <number:number-style style:name="N721">
      <number:text>7 305,63</number:text>
    </number:number-style>
    <number:number-style style:name="N722">
      <number:text>73</number:text>
    </number:number-style>
    <number:number-style style:name="N723">
      <number:text>2 453,59</number:text>
    </number:number-style>
    <number:number-style style:name="N724">
      <number:text>881,00</number:text>
    </number:number-style>
    <number:number-style style:name="N725">
      <number:text>232,68</number:text>
    </number:number-style>
    <number:number-style style:name="N726">
      <number:text>4 437,39</number:text>
    </number:number-style>
    <number:number-style style:name="N727">
      <number:text>19 995,29</number:text>
    </number:number-style>
    <number:number-style style:name="N728">
      <number:text>704,80</number:text>
    </number:number-style>
    <number:number-style style:name="N729">
      <number:text>252,00</number:text>
    </number:number-style>
    <number:number-style style:name="N730">
      <number:text>1 631,02</number:text>
    </number:number-style>
    <number:number-style style:name="N731">
      <number:text>11 796,42</number:text>
    </number:number-style>
    <number:number-style style:name="N732">
      <number:text>5 208,76</number:text>
    </number:number-style>
    <number:number-style style:name="N733">
      <number:text>402,29</number:text>
    </number:number-style>
    <number:number-style style:name="N734">
      <number:text>19 574,10</number:text>
    </number:number-style>
    <number:number-style style:name="N735">
      <number:text>35 132,00</number:text>
    </number:number-style>
    <number:number-style style:name="N736">
      <number:text>176,20</number:text>
    </number:number-style>
    <number:number-style style:name="N737">
      <number:text>1</number:text>
    </number:number-style>
    <number:number-style style:name="N738">
      <number:text>5 496,65</number:text>
    </number:number-style>
    <number:number-style style:name="N739">
      <number:text>5 448,69</number:text>
    </number:number-style>
    <number:number-style style:name="N740">
      <number:text>1 985,09</number:text>
    </number:number-style>
    <number:number-style style:name="N741">
      <number:text>74</number:text>
    </number:number-style>
    <number:number-style style:name="N742">
      <number:text>1 027,67</number:text>
    </number:number-style>
    <number:number-style style:name="N743">
      <number:text>369,00</number:text>
    </number:number-style>
    <number:number-style style:name="N744">
      <number:text>1 470,47</number:text>
    </number:number-style>
    <number:number-style style:name="N745">
      <number:text>4 837,57</number:text>
    </number:number-style>
    <number:number-style style:name="N746">
      <number:text>3 367,10</number:text>
    </number:number-style>
    <number:number-style style:name="N747">
      <number:text>73,80</number:text>
    </number:number-style>
    <number:number-style style:name="N748">
      <number:text>75</number:text>
    </number:number-style>
    <number:number-style style:name="N749">
      <number:text>2 133,31</number:text>
    </number:number-style>
    <number:number-style style:name="N750">
      <number:text>766,00</number:text>
    </number:number-style>
    <number:number-style style:name="N751">
      <number:text>3 804,77</number:text>
    </number:number-style>
    <number:number-style style:name="N752">
      <number:text>-1 381,45</number:text>
    </number:number-style>
    <number:number-style style:name="N753">
      <number:text>-5 186,22</number:text>
    </number:number-style>
    <number:number-style style:name="N754">
      <number:text>153,20</number:text>
    </number:number-style>
    <number:number-style style:name="N755">
      <number:text>76</number:text>
    </number:number-style>
    <number:number-style style:name="N756">
      <number:text>4 244,96</number:text>
    </number:number-style>
    <number:number-style style:name="N757">
      <number:text>4 094,75</number:text>
    </number:number-style>
    <number:number-style style:name="N758">
      <number:text>2 105,82</number:text>
    </number:number-style>
    <number:number-style style:name="N759">
      <number:text>999,07</number:text>
    </number:number-style>
    <number:number-style style:name="N760">
      <number:text>77</number:text>
    </number:number-style>
    <number:number-style style:name="N761">
      <number:text>2 016,34</number:text>
    </number:number-style>
    <number:number-style style:name="N762">
      <number:text>724,00</number:text>
    </number:number-style>
    <number:number-style style:name="N763">
      <number:text>329,63</number:text>
    </number:number-style>
    <number:number-style style:name="N764">
      <number:text>4 307,31</number:text>
    </number:number-style>
    <number:number-style style:name="N765">
      <number:text>2 947,37</number:text>
    </number:number-style>
    <number:number-style style:name="N766">
      <number:text>144,80</number:text>
    </number:number-style>
    <number:number-style style:name="N767">
      <number:text>2 078,57</number:text>
    </number:number-style>
    <number:number-style style:name="N768">
      <number:text>201,50</number:text>
    </number:number-style>
    <number:number-style style:name="N769">
      <number:text>78</number:text>
    </number:number-style>
    <number:number-style style:name="N770">
      <number:text>4 450,90</number:text>
    </number:number-style>
    <number:number-style style:name="N771">
      <number:text>5 020,00</number:text>
    </number:number-style>
    <number:number-style style:name="N772">
      <number:text>333,02</number:text>
    </number:number-style>
    <number:number-style style:name="N773">
      <number:text>268,89</number:text>
    </number:number-style>
    <number:number-style style:name="N774">
      <number:text>1 160,38</number:text>
    </number:number-style>
    <number:number-style style:name="N775">
      <number:text>2 037,30</number:text>
    </number:number-style>
    <number:number-style style:name="N776">
      <number:text>368,41</number:text>
    </number:number-style>
    <number:number-style style:name="N777">
      <number:text>4 449,10</number:text>
    </number:number-style>
    <number:number-style style:name="N778">
      <number:text>5 018,20</number:text>
    </number:number-style>
    <number:number-style style:name="N779">
      <number:text>79</number:text>
    </number:number-style>
    <number:number-style style:name="N780">
      <number:text>1 675,80</number:text>
    </number:number-style>
    <number:number-style style:name="N781">
      <number:text>1 700,00</number:text>
    </number:number-style>
    <number:number-style style:name="N782">
      <number:text>55,91</number:text>
    </number:number-style>
    <number:number-style style:name="N783">
      <number:text>31,03</number:text>
    </number:number-style>
    <number:number-style style:name="N784">
      <number:text>930,35</number:text>
    </number:number-style>
    <number:number-style style:name="N785">
      <number:text>1 675,96</number:text>
    </number:number-style>
    <number:number-style style:name="N786">
      <number:text>1 700,16</number:text>
    </number:number-style>
    <number:number-style style:name="N787">
      <number:text>80</number:text>
    </number:number-style>
    <number:number-style style:name="N788">
      <number:text>2 019,13</number:text>
    </number:number-style>
    <number:number-style style:name="N789">
      <number:text>725,00</number:text>
    </number:number-style>
    <number:number-style style:name="N790">
      <number:text>3 182,91</number:text>
    </number:number-style>
    <number:number-style style:name="N791">
      <number:text>12 992,95</number:text>
    </number:number-style>
    <number:number-style style:name="N792">
      <number:text>580,00</number:text>
    </number:number-style>
    <number:number-style style:name="N793">
      <number:text>327,34</number:text>
    </number:number-style>
    <number:number-style style:name="N794">
      <number:text>1 670,70</number:text>
    </number:number-style>
    <number:number-style style:name="N795">
      <number:text>7 127,11</number:text>
    </number:number-style>
    <number:number-style style:name="N796">
      <number:text>2 900,00</number:text>
    </number:number-style>
    <number:number-style style:name="N797">
      <number:text>145,00</number:text>
    </number:number-style>
    <number:number-style style:name="N798">
      <number:text>81</number:text>
    </number:number-style>
    <number:number-style style:name="N799">
      <number:text>3 869,64</number:text>
    </number:number-style>
    <number:number-style style:name="N800">
      <number:text>7 683,04</number:text>
    </number:number-style>
    <number:number-style style:name="N801">
      <number:text>3 813,40</number:text>
    </number:number-style>
    <number:number-style style:name="N802">
      <number:text>157 895,79</number:text>
    </number:number-style>
    <number:number-style style:name="N803">
      <number:text>56 695,00</number:text>
    </number:number-style>
    <number:number-style style:name="N804">
      <number:text>5 974,02</number:text>
    </number:number-style>
    <number:number-style style:name="N805">
      <number:text>7 607,09</number:text>
    </number:number-style>
    <number:number-style style:name="N806">
      <number:text>287 116,14</number:text>
    </number:number-style>
    <number:number-style style:name="N807">
      <number:text>288 321,19</number:text>
    </number:number-style>
    <number:number-style style:name="N808">
      <number:text>1,57</number:text>
    </number:number-style>
    <number:number-style style:name="N809">
      <number:text>10 349,25</number:text>
    </number:number-style>
    <number:number-style style:name="N810">
      <number:text>3 696,67</number:text>
    </number:number-style>
    <number:number-style style:name="N811">
      <number:text>4 155,48</number:text>
    </number:number-style>
    <number:number-style style:name="N812">
      <number:text>16 307,98</number:text>
    </number:number-style>
    <number:number-style style:name="N813">
      <number:text>26 243,84</number:text>
    </number:number-style>
    <number:number-style style:name="N814">
      <number:text>150 827,43</number:text>
    </number:number-style>
    <number:number-style style:name="N815">
      <number:text>62 157,08</number:text>
    </number:number-style>
    <number:number-style style:name="N816">
      <number:text>7 629,39</number:text>
    </number:number-style>
    <number:number-style style:name="N817">
      <number:text>6 950,93</number:text>
    </number:number-style>
    <number:number-style style:name="N818">
      <number:text>451 844,65</number:text>
    </number:number-style>
    <number:number-style style:name="N819">
      <number:text>453 049,70</number:text>
    </number:number-style>
    <number:number-style style:name="N820">
      <number:text>11 339,00</number:text>
    </number:number-style>
    <number:number-style style:name="N821">
      <number:text>2 966,08</number:text>
    </number:number-style>
    <number:number-style style:name="N822">
      <number:text>5 095,05</number:text>
    </number:number-style>
    <number:number-style style:name="N823">
      <number:text>12 832,96</number:text>
    </number:number-style>
    <number:number-style style:name="N824">
      <number:text>26 711,15</number:text>
    </number:number-style>
    <number:number-style style:name="N825">
      <number:text>2</number:text>
    </number:number-style>
    <number:number-style style:name="N826">
      <number:text>4 138,09</number:text>
    </number:number-style>
    <number:number-style style:name="N827">
      <number:text>3 815,19</number:text>
    </number:number-style>
    <number:number-style style:name="N828">
      <number:text>3</number:text>
    </number:number-style>
    <number:number-style style:name="N829">
      <number:text>3 747,65</number:text>
    </number:number-style>
    <number:number-style style:name="N830">
      <number:text>12 282,58</number:text>
    </number:number-style>
    <number:number-style style:name="N831">
      <number:text>8 534,93</number:text>
    </number:number-style>
    <number:number-style style:name="N832">
      <number:text>2 316,84</number:text>
    </number:number-style>
    <number:number-style style:name="N833">
      <number:text>3 339,24</number:text>
    </number:number-style>
    <number:number-style style:name="N834">
      <number:text>3 059,70</number:text>
    </number:number-style>
    <number:number-style style:name="N835">
      <number:text>522,71</number:text>
    </number:number-style>
    <number:number-style style:name="N836">
      <number:text>3 380,93</number:text>
    </number:number-style>
    <number:number-style style:name="N837">
      <number:text>3 055,11</number:text>
    </number:number-style>
    <number:number-style style:name="N838">
      <number:text>52,39</number:text>
    </number:number-style>
    <number:number-style style:name="N839">
      <number:text>278,45</number:text>
    </number:number-style>
    <number:number-style style:name="N840">
      <number:text>1 762,31</number:text>
    </number:number-style>
    <number:number-style style:name="N841">
      <number:text>2 349,48</number:text>
    </number:number-style>
    <number:number-style style:name="N842">
      <number:text>5 056,97</number:text>
    </number:number-style>
    <number:number-style style:name="N843">
      <number:text>-212,95</number:text>
    </number:number-style>
    <number:number-style style:name="N844">
      <number:text>997,98</number:text>
    </number:number-style>
    <number:number-style style:name="N845">
      <number:text>1 317,97</number:text>
    </number:number-style>
    <number:number-style style:name="N846">
      <number:text>326,70</number:text>
    </number:number-style>
    <number:number-style style:name="N847">
      <number:text>1 998,69</number:text>
    </number:number-style>
    <number:number-style style:name="N848">
      <number:text>3 125,46</number:text>
    </number:number-style>
    <number:number-style style:name="N849">
      <number:text>1 781,71</number:text>
    </number:number-style>
    <number:number-style style:name="N850">
      <number:text>2 344,04</number:text>
    </number:number-style>
    <number:number-style style:name="N851">
      <number:text>3 378,44</number:text>
    </number:number-style>
    <number:number-style style:name="N852">
      <number:text>9 286,83</number:text>
    </number:number-style>
    <number:number-style style:name="N853">
      <number:text>4 608,96</number:text>
    </number:number-style>
    <number:number-style style:name="N854">
      <number:text>1 776,66</number:text>
    </number:number-style>
    <number:number-style style:name="N855">
      <number:text>4 608,90</number:text>
    </number:number-style>
    <number:number-style style:name="N856">
      <number:text>2 338,60</number:text>
    </number:number-style>
    <number:number-style style:name="N857">
      <number:text>4 664,40</number:text>
    </number:number-style>
    <number:number-style style:name="N858">
      <number:text>4 382,23</number:text>
    </number:number-style>
    <number:number-style style:name="N859">
      <number:text>995,26</number:text>
    </number:number-style>
    <number:number-style style:name="N860">
      <number:text>4,03</number:text>
    </number:number-style>
    <number:number-style style:name="N861">
      <number:text>4 320,97</number:text>
    </number:number-style>
    <number:number-style style:name="N862">
      <number:text>9 312,46</number:text>
    </number:number-style>
    <number:number-style style:name="N863">
      <number:text>8 910,55</number:text>
    </number:number-style>
    <number:number-style style:name="N864">
      <number:text>44,79</number:text>
    </number:number-style>
    <number:number-style style:name="N865">
      <number:text>302,87</number:text>
    </number:number-style>
    <number:number-style style:name="N866">
      <number:text>331,65</number:text>
    </number:number-style>
    <number:number-style style:name="N867">
      <number:text>2 435,43</number:text>
    </number:number-style>
    <number:number-style style:name="N868">
      <number:text>3 784,69</number:text>
    </number:number-style>
    <number:number-style style:name="N869">
      <number:text>1 574,07</number:text>
    </number:number-style>
    <number:number-style style:name="N870">
      <number:text>392,26</number:text>
    </number:number-style>
    <number:number-style style:name="N871">
      <number:text>8 432,79</number:text>
    </number:number-style>
    <number:number-style style:name="N872">
      <number:text>338,52</number:text>
    </number:number-style>
    <number:number-style style:name="N873">
      <number:text>2 338,98</number:text>
    </number:number-style>
    <number:number-style style:name="N874">
      <number:text>1 982,37</number:text>
    </number:number-style>
    <number:number-style style:name="N875">
      <number:text>3 270,39</number:text>
    </number:number-style>
    <number:number-style style:name="N876">
      <number:text>2 327,72</number:text>
    </number:number-style>
    <number:number-style style:name="N877">
      <number:text>4 001,82</number:text>
    </number:number-style>
    <number:number-style style:name="N878">
      <number:text>3 578,67</number:text>
    </number:number-style>
    <number:number-style style:name="N879">
      <number:text>258,73</number:text>
    </number:number-style>
    <number:number-style style:name="N880">
      <number:text>2 046,87</number:text>
    </number:number-style>
    <number:number-style style:name="N881">
      <number:text>7 299,64</number:text>
    </number:number-style>
    <number:number-style style:name="N882">
      <number:text>989,83</number:text>
    </number:number-style>
    <number:number-style style:name="N883">
      <number:text>2 178,90</number:text>
    </number:number-style>
    <number:number-style style:name="N884">
      <number:text>120,89</number:text>
    </number:number-style>
    <number:number-style style:name="N885">
      <number:text>556,89</number:text>
    </number:number-style>
    <number:number-style style:name="N886">
      <number:text>870,39</number:text>
    </number:number-style>
    <number:number-style style:name="N887">
      <number:text>193,89</number:text>
    </number:number-style>
    <number:number-style style:name="N888">
      <number:text>2 178,57</number:text>
    </number:number-style>
    <number:number-style style:name="N889">
      <number:text>1 976,93</number:text>
    </number:number-style>
    <number:number-style style:name="N890">
      <number:text>2 849,33</number:text>
    </number:number-style>
    <number:number-style style:name="N891">
      <number:text>5 000,00</number:text>
    </number:number-style>
    <number:number-style style:name="N892">
      <number:text>290,80</number:text>
    </number:number-style>
    <number:number-style style:name="N893">
      <number:text>3 235,81</number:text>
    </number:number-style>
    <number:number-style style:name="N894">
      <number:text>1 454,00</number:text>
    </number:number-style>
    <number:number-style style:name="N895">
      <number:text>-1 080,53</number:text>
    </number:number-style>
    <number:number-style style:name="N896">
      <number:text>2 335,88</number:text>
    </number:number-style>
    <number:number-style style:name="N897">
      <number:text>4 062,57</number:text>
    </number:number-style>
    <number:number-style style:name="N898">
      <number:text>5 929,42</number:text>
    </number:number-style>
    <number:number-style style:name="N899">
      <number:text>1 979,65</number:text>
    </number:number-style>
    <number:number-style style:name="N900">
      <number:text>2 935,62</number:text>
    </number:number-style>
    <number:number-style style:name="N901">
      <number:text>1 756,91</number:text>
    </number:number-style>
    <number:number-style style:name="N902">
      <number:text>2 444,65</number:text>
    </number:number-style>
    <number:number-style style:name="N903">
      <number:text>5 169,19</number:text>
    </number:number-style>
    <number:number-style style:name="N904">
      <number:text>2 149,69</number:text>
    </number:number-style>
    <number:number-style style:name="N905">
      <number:text>1 101,32</number:text>
    </number:number-style>
    <number:number-style style:name="N906">
      <number:text>2 234,22</number:text>
    </number:number-style>
    <number:number-style style:name="N907">
      <number:text>2 100,70</number:text>
    </number:number-style>
    <number:number-style style:name="N908">
      <number:text>3 139,87</number:text>
    </number:number-style>
    <number:number-style style:name="N909">
      <number:text>469,70</number:text>
    </number:number-style>
    <number:number-style style:name="N910">
      <number:text>3 728,15</number:text>
    </number:number-style>
    <number:number-style style:name="N911">
      <number:text>2 051,65</number:text>
    </number:number-style>
    <number:number-style style:name="N912">
      <number:text>2 001,40</number:text>
    </number:number-style>
    <number:number-style style:name="N913">
      <number:text>3 285,58</number:text>
    </number:number-style>
    <number:number-style style:name="N914">
      <number:text>1 784,10</number:text>
    </number:number-style>
    <number:number-style style:name="N915">
      <number:text>3 192,80</number:text>
    </number:number-style>
    <number:number-style style:name="N916">
      <number:text>172,11</number:text>
    </number:number-style>
    <number:number-style style:name="N917">
      <number:text>16,09</number:text>
    </number:number-style>
    <number:number-style style:name="N918">
      <number:text>2 058,82</number:text>
    </number:number-style>
    <number:number-style style:name="N919">
      <number:text>29,09</number:text>
    </number:number-style>
    <number:number-style style:name="N920">
      <number:text>1 474,35</number:text>
    </number:number-style>
    <number:number-style style:name="N921">
      <number:text>865,61</number:text>
    </number:number-style>
    <number:number-style style:name="N922">
      <number:text>1 993,25</number:text>
    </number:number-style>
    <number:number-style style:name="N923">
      <number:text>4 166,65</number:text>
    </number:number-style>
    <number:number-style style:name="N924">
      <number:text>10 292,18</number:text>
    </number:number-style>
    <number:number-style style:name="N925">
      <number:text>419,69</number:text>
    </number:number-style>
    <number:number-style style:name="N926">
      <number:text>331,20</number:text>
    </number:number-style>
    <number:number-style style:name="N927">
      <number:text>1 303,88</number:text>
    </number:number-style>
    <number:number-style style:name="N928">
      <number:text>5 938,62</number:text>
    </number:number-style>
    <number:number-style style:name="N929">
      <number:text>1 751,79</number:text>
    </number:number-style>
    <number:number-style style:name="N930">
      <number:text>547,00</number:text>
    </number:number-style>
    <number:number-style style:name="N931">
      <number:text>25 330,01</number:text>
    </number:number-style>
    <number:number-style style:name="N932">
      <number:text>2 414,74</number:text>
    </number:number-style>
    <number:number-style style:name="N933">
      <number:text>3 592,57</number:text>
    </number:number-style>
    <number:number-style style:name="N934">
      <number:text>2 123,39</number:text>
    </number:number-style>
    <number:number-style style:name="N935">
      <number:text>4 306,63</number:text>
    </number:number-style>
    <number:number-style style:name="N936">
      <number:text>1 787,38</number:text>
    </number:number-style>
    <number:number-style style:name="N937">
      <number:text>2 428,33</number:text>
    </number:number-style>
    <number:number-style style:name="N938">
      <number:text>4 793,73</number:text>
    </number:number-style>
    <number:number-style style:name="N939">
      <number:text>4 500,74</number:text>
    </number:number-style>
    <number:number-style style:name="N940">
      <number:text>987,11</number:text>
    </number:number-style>
    <number:number-style style:name="N941">
      <number:text>2 266,96</number:text>
    </number:number-style>
    <number:number-style style:name="N942">
      <number:text>2 973,35</number:text>
    </number:number-style>
    <number:number-style style:name="N943">
      <number:text>235,71</number:text>
    </number:number-style>
    <number:number-style style:name="N944">
      <number:text>946,84</number:text>
    </number:number-style>
    <number:number-style style:name="N945">
      <number:text>210,55</number:text>
    </number:number-style>
    <number:number-style style:name="N946">
      <number:text>1 182,53</number:text>
    </number:number-style>
    <number:number-style style:name="N947">
      <number:text>397,72</number:text>
    </number:number-style>
    <number:number-style style:name="N948">
      <number:text>26 433,39</number:text>
    </number:number-style>
    <number:number-style style:name="N949">
      <number:text>3 593,68</number:text>
    </number:number-style>
    <number:number-style style:name="N950">
      <number:text>12,51</number:text>
    </number:number-style>
    <number:number-style style:name="N951">
      <number:text>304,91</number:text>
    </number:number-style>
    <number:number-style style:name="N952">
      <number:text>169,68</number:text>
    </number:number-style>
    <number:number-style style:name="N953">
      <number:text>402,34</number:text>
    </number:number-style>
    <number:number-style style:name="N954">
      <number:text>1 809,67</number:text>
    </number:number-style>
    <number:number-style style:name="N955">
      <number:text>743,51</number:text>
    </number:number-style>
    <number:number-style style:name="N956">
      <number:text>138,55</number:text>
    </number:number-style>
    <number:number-style style:name="N957">
      <number:text>2 322,28</number:text>
    </number:number-style>
    <number:number-style style:name="N958">
      <number:text>3 347,08</number:text>
    </number:number-style>
    <number:number-style style:name="N959">
      <number:text>-5 570,11</number:text>
    </number:number-style>
    <number:number-style style:name="N960">
      <number:text>3 117,45</number:text>
    </number:number-style>
    <number:number-style style:name="N961">
      <number:text>68,35</number:text>
    </number:number-style>
    <number:number-style style:name="N962">
      <number:text>373,12</number:text>
    </number:number-style>
    <number:number-style style:name="N963">
      <number:text>1 729,67</number:text>
    </number:number-style>
    <number:number-style style:name="N964">
      <number:text>72,71</number:text>
    </number:number-style>
    <number:number-style style:name="N965">
      <number:text>61,18</number:text>
    </number:number-style>
    <number:number-style style:name="N966">
      <number:text>4 188,24</number:text>
    </number:number-style>
    <number:number-style style:name="N967">
      <number:text>2 049,26</number:text>
    </number:number-style>
    <number:number-style style:name="N968">
      <number:text>1 450,50</number:text>
    </number:number-style>
    <number:number-style style:name="N969">
      <number:text>175,14</number:text>
    </number:number-style>
    <number:number-style style:name="N970">
      <number:text>829,56</number:text>
    </number:number-style>
    <number:number-style style:name="N971">
      <number:text>10 201,18</number:text>
    </number:number-style>
    <number:number-style style:name="N972">
      <number:text>2 017,72</number:text>
    </number:number-style>
    <number:number-style style:name="N973">
      <number:text>4 225,56</number:text>
    </number:number-style>
    <number:number-style style:name="N974">
      <number:text>296,80</number:text>
    </number:number-style>
    <number:number-style style:name="N975">
      <number:text>2 728,14</number:text>
    </number:number-style>
    <number:number-style style:name="N976">
      <number:text>234,40</number:text>
    </number:number-style>
    <number:number-style style:name="N977">
      <number:text>8 294,28</number:text>
    </number:number-style>
    <number:number-style style:name="N978">
      <number:text>2 314,12</number:text>
    </number:number-style>
    <number:number-style style:name="N979">
      <number:text>3 668,83</number:text>
    </number:number-style>
    <number:number-style style:name="N980">
      <number:text>458,63</number:text>
    </number:number-style>
    <number:number-style style:name="N981">
      <number:text>458,60</number:text>
    </number:number-style>
    <number:number-style style:name="N982">
      <number:text>3 673,97</number:text>
    </number:number-style>
    <number:number-style style:name="N983">
      <number:text>3 084,85</number:text>
    </number:number-style>
    <number:number-style style:name="N984">
      <number:text>3 856,20</number:text>
    </number:number-style>
    <number:number-style style:name="N985">
      <number:text>103,17</number:text>
    </number:number-style>
    <number:number-style style:name="N986">
      <number:text>534,62</number:text>
    </number:number-style>
    <number:number-style style:name="N987">
      <number:text>2 039,69</number:text>
    </number:number-style>
    <number:number-style style:name="N988">
      <number:text>1 712,30</number:text>
    </number:number-style>
    <number:number-style style:name="N989">
      <number:text>944,52</number:text>
    </number:number-style>
    <number:number-style style:name="N990">
      <number:text>271,46</number:text>
    </number:number-style>
    <number:number-style style:name="N991">
      <number:text>4 073,63</number:text>
    </number:number-style>
    <number:number-style style:name="N992">
      <number:text>3 889,67</number:text>
    </number:number-style>
    <number:number-style style:name="N993">
      <number:text>75,02</number:text>
    </number:number-style>
    <number:number-style style:name="N994">
      <number:text>91,37</number:text>
    </number:number-style>
    <number:number-style style:name="N995">
      <number:text>1 740,79</number:text>
    </number:number-style>
    <number:number-style style:name="N996">
      <number:text>3 467,22</number:text>
    </number:number-style>
    <number:number-style style:name="N997">
      <number:text>169,26</number:text>
    </number:number-style>
    <number:number-style style:name="N998">
      <number:text>4 890,49</number:text>
    </number:number-style>
    <number:number-style style:name="N999">
      <number:text>3 949,21</number:text>
    </number:number-style>
    <number:number-style style:name="N1000">
      <number:text>3 203,09</number:text>
    </number:number-style>
    <number:number-style style:name="N1001">
      <number:text>1 747,97</number:text>
    </number:number-style>
    <number:number-style style:name="N1002">
      <number:text>2 401,14</number:text>
    </number:number-style>
    <number:number-style style:name="N1003">
      <number:text>5 401,44</number:text>
    </number:number-style>
    <number:number-style style:name="N1004">
      <number:text>4 639,71</number:text>
    </number:number-style>
    <number:number-style style:name="N1005">
      <number:text>992,54</number:text>
    </number:number-style>
    <number:number-style style:name="N1006">
      <number:text>1 430,54</number:text>
    </number:number-style>
    <number:number-style style:name="N1007">
      <number:text>3 932,37</number:text>
    </number:number-style>
    <number:number-style style:name="N1008">
      <number:text>2 625,17</number:text>
    </number:number-style>
    <number:number-style style:name="N1009">
      <number:text>3 829,08</number:text>
    </number:number-style>
    <number:number-style style:name="N1010">
      <number:text>6 809,68</number:text>
    </number:number-style>
    <number:number-style style:name="N1011">
      <number:text>4 623,33</number:text>
    </number:number-style>
    <number:number-style style:name="N1012">
      <number:text>1 786,23</number:text>
    </number:number-style>
    <number:number-style style:name="N1013">
      <number:text>4 518,28</number:text>
    </number:number-style>
    <number:number-style style:name="N1014">
      <number:text>6 000,00</number:text>
    </number:number-style>
    <number:number-style style:name="N1015">
      <number:text>341,20</number:text>
    </number:number-style>
    <number:number-style style:name="N1016">
      <number:text>145,08</number:text>
    </number:number-style>
    <number:number-style style:name="N1017">
      <number:text>3 209,82</number:text>
    </number:number-style>
    <number:number-style style:name="N1018">
      <number:text>938,03</number:text>
    </number:number-style>
    <number:number-style style:name="N1019">
      <number:text>2 707,58</number:text>
    </number:number-style>
    <number:number-style style:name="N1020">
      <number:text>128,96</number:text>
    </number:number-style>
    <number:number-style style:name="N1021">
      <number:text>1 628,42</number:text>
    </number:number-style>
    <number:number-style style:name="N1022">
      <number:text>72,87</number:text>
    </number:number-style>
    <number:number-style style:name="N1023">
      <number:text>33,18</number:text>
    </number:number-style>
    <number:number-style style:name="N1024">
      <number:text>4 672,57</number:text>
    </number:number-style>
    <number:number-style style:name="N1025">
      <number:text>3 525,78</number:text>
    </number:number-style>
    <number:number-style style:name="N1026">
      <number:text>161,84</number:text>
    </number:number-style>
    <number:number-style style:name="N1027">
      <number:text>87,72</number:text>
    </number:number-style>
    <number:number-style style:name="N1028">
      <number:text>590,31</number:text>
    </number:number-style>
    <number:number-style style:name="N1029">
      <number:text>1 798,18</number:text>
    </number:number-style>
    <number:number-style style:name="N1030">
      <number:text>3 525,76</number:text>
    </number:number-style>
    <number:number-style style:name="N1031">
      <number:text>2 417,46</number:text>
    </number:number-style>
    <number:number-style style:name="N1032">
      <number:text>3 887,84</number:text>
    </number:number-style>
    <number:number-style style:name="N1033">
      <number:text>3 880,30</number:text>
    </number:number-style>
    <number:number-style style:name="N1034">
      <number:text>2 093,86</number:text>
    </number:number-style>
    <number:number-style style:name="N1035">
      <number:text>3 059,00</number:text>
    </number:number-style>
    <number:number-style style:name="N1036">
      <number:text>1 841,22</number:text>
    </number:number-style>
    <number:number-style style:name="N1037">
      <number:text>761,94</number:text>
    </number:number-style>
    <number:number-style style:name="N1038">
      <number:text>2 352,19</number:text>
    </number:number-style>
    <number:number-style style:name="N1039">
      <number:text>5 330,89</number:text>
    </number:number-style>
    <number:number-style style:name="N1040">
      <number:text>5 047,09</number:text>
    </number:number-style>
    <number:number-style style:name="N1041">
      <number:text>2 370,70</number:text>
    </number:number-style>
    <number:number-style style:name="N1042">
      <number:text>2 223,17</number:text>
    </number:number-style>
    <number:number-style style:name="N1043">
      <number:text>402,36</number:text>
    </number:number-style>
    <number:number-style style:name="N1044">
      <number:text>1 295,06</number:text>
    </number:number-style>
    <number:number-style style:name="N1045">
      <number:text>86,55</number:text>
    </number:number-style>
    <number:number-style style:name="N1046">
      <number:text>8 416,69</number:text>
    </number:number-style>
    <number:number-style style:name="N1047">
      <number:text>4 063,03</number:text>
    </number:number-style>
    <number:number-style style:name="N1048">
      <number:text>255,33</number:text>
    </number:number-style>
    <number:number-style style:name="N1049">
      <number:text>245,67</number:text>
    </number:number-style>
    <number:number-style style:name="N1050">
      <number:text>1 745,58</number:text>
    </number:number-style>
    <number:number-style style:name="N1051">
      <number:text>306,79</number:text>
    </number:number-style>
    <number:number-style style:name="N1052">
      <number:text>2 382,11</number:text>
    </number:number-style>
    <number:number-style style:name="N1053">
      <number:text>3 836,89</number:text>
    </number:number-style>
    <number:number-style style:name="N1054">
      <number:text>22 775,45</number:text>
    </number:number-style>
    <number:number-style style:name="N1055">
      <number:text>3 210,27</number:text>
    </number:number-style>
    <number:number-style style:name="N1056">
      <number:text>1 809,17</number:text>
    </number:number-style>
    <number:number-style style:name="N1057">
      <number:text>4 026,95</number:text>
    </number:number-style>
    <number:number-style style:name="N1058">
      <number:text>4 500,00</number:text>
    </number:number-style>
    <number:number-style style:name="N1059">
      <number:text>6,55</number:text>
    </number:number-style>
    <number:number-style style:name="N1060">
      <number:text>350,15</number:text>
    </number:number-style>
    <number:number-style style:name="N1061">
      <number:text>182,26</number:text>
    </number:number-style>
    <number:number-style style:name="N1062">
      <number:text>340,69</number:text>
    </number:number-style>
    <number:number-style style:name="N1063">
      <number:text>2 528,40</number:text>
    </number:number-style>
    <number:number-style style:name="N1064">
      <number:text>865,55</number:text>
    </number:number-style>
    <number:number-style style:name="N1065">
      <number:text>219,85</number:text>
    </number:number-style>
    <number:number-style style:name="N1066">
      <number:text>4 447,59</number:text>
    </number:number-style>
    <number:number-style style:name="N1067">
      <number:text>2 732,18</number:text>
    </number:number-style>
    <number:number-style style:name="N1068">
      <number:text>3 478,91</number:text>
    </number:number-style>
    <number:number-style style:name="N1069">
      <number:text>3 501,83</number:text>
    </number:number-style>
    <number:number-style style:name="N1070">
      <number:text>3 223,00</number:text>
    </number:number-style>
    <number:number-style style:name="N1071">
      <number:text>169,56</number:text>
    </number:number-style>
    <number:number-style style:name="N1072">
      <number:text>24,15</number:text>
    </number:number-style>
    <number:number-style style:name="N1073">
      <number:text>2 030,13</number:text>
    </number:number-style>
    <number:number-style style:name="N1074">
      <number:text>3 222,33</number:text>
    </number:number-style>
    <number:number-style style:name="N1075">
      <number:text>3 169,49</number:text>
    </number:number-style>
    <number:number-style style:name="N1076">
      <number:text>211,62</number:text>
    </number:number-style>
    <number:number-style style:name="N1077">
      <number:text>1 795,93</number:text>
    </number:number-style>
    <number:number-style style:name="N1078">
      <number:text>186,14</number:text>
    </number:number-style>
    <number:number-style style:name="N1079">
      <number:text>2 346,76</number:text>
    </number:number-style>
    <number:number-style style:name="N1080">
      <number:text>3 676,14</number:text>
    </number:number-style>
    <number:number-style style:name="N1081">
      <number:text>6 519,65</number:text>
    </number:number-style>
    <number:number-style style:name="N1082">
      <number:text>345,20</number:text>
    </number:number-style>
    <number:number-style style:name="N1083">
      <number:text>52,12</number:text>
    </number:number-style>
    <number:number-style style:name="N1084">
      <number:text>4 115,40</number:text>
    </number:number-style>
    <number:number-style style:name="N1085">
      <number:text>1 726,00</number:text>
    </number:number-style>
    <number:number-style style:name="N1086">
      <number:text>10 577,70</number:text>
    </number:number-style>
    <number:number-style style:name="N1087">
      <number:text>2 621,58</number:text>
    </number:number-style>
    <number:number-style style:name="N1088">
      <number:text>5 498,15</number:text>
    </number:number-style>
    <number:number-style style:name="N1089">
      <number:text>2 850,82</number:text>
    </number:number-style>
    <number:number-style style:name="N1090">
      <number:text>2 325,00</number:text>
    </number:number-style>
    <number:number-style style:name="N1091">
      <number:text>1 966,05</number:text>
    </number:number-style>
    <number:number-style style:name="N1092">
      <number:text>3 890,24</number:text>
    </number:number-style>
    <number:number-style style:name="N1093">
      <number:text>769,48</number:text>
    </number:number-style>
    <number:number-style style:name="N1094">
      <number:text>338,94</number:text>
    </number:number-style>
    <number:number-style style:name="N1095">
      <number:text>7 068,42</number:text>
    </number:number-style>
    <number:number-style style:name="N1096">
      <number:text>2 395,70</number:text>
    </number:number-style>
    <number:number-style style:name="N1097">
      <number:text>4 618,38</number:text>
    </number:number-style>
    <number:number-style style:name="N1098">
      <number:text>30 513,62</number:text>
    </number:number-style>
    <number:number-style style:name="N1099">
      <number:text>5 209,18</number:text>
    </number:number-style>
    <number:number-style style:name="N1100">
      <number:text>1 003,42</number:text>
    </number:number-style>
    <number:number-style style:name="N1101">
      <number:text>1 446,22</number:text>
    </number:number-style>
    <number:number-style style:name="N1102">
      <number:text>1 920,88</number:text>
    </number:number-style>
    <number:number-style style:name="N1103">
      <number:text>2 082,98</number:text>
    </number:number-style>
    <number:number-style style:name="N1104">
      <number:text>3 699,54</number:text>
    </number:number-style>
    <number:number-style style:name="N1105">
      <number:text>10 000,00</number:text>
    </number:number-style>
    <number:number-style style:name="N1106">
      <number:text>937,76</number:text>
    </number:number-style>
    <number:number-style style:name="N1107">
      <number:text>974,39</number:text>
    </number:number-style>
    <number:number-style style:name="N1108">
      <number:text>2 652,88</number:text>
    </number:number-style>
    <number:number-style style:name="N1109">
      <number:text>1 587,18</number:text>
    </number:number-style>
    <number:number-style style:name="N1110">
      <number:text>1 034,51</number:text>
    </number:number-style>
    <number:number-style style:name="N1111">
      <number:text>1 114,24</number:text>
    </number:number-style>
    <number:number-style style:name="N1112">
      <number:text>4 188,46</number:text>
    </number:number-style>
    <number:number-style style:name="N1113">
      <number:text>2 056,43</number:text>
    </number:number-style>
    <number:number-style style:name="N1114">
      <number:text>953,71</number:text>
    </number:number-style>
    <number:number-style style:name="N1115">
      <number:text>3 906,29</number:text>
    </number:number-style>
    <number:number-style style:name="N1116">
      <number:text>1 968,77</number:text>
    </number:number-style>
    <number:number-style style:name="N1117">
      <number:text>2 600,03</number:text>
    </number:number-style>
    <number:number-style style:name="N1118">
      <number:text>1 731,23</number:text>
    </number:number-style>
    <number:number-style style:name="N1119">
      <number:text>707,88</number:text>
    </number:number-style>
    <number:number-style style:name="N1120">
      <number:text>5 019,57</number:text>
    </number:number-style>
    <number:number-style style:name="N1121">
      <number:text>4 530,00</number:text>
    </number:number-style>
    <number:number-style style:name="N1122">
      <number:text>178,18</number:text>
    </number:number-style>
    <number:number-style style:name="N1123">
      <number:text>101,87</number:text>
    </number:number-style>
    <number:number-style style:name="N1124">
      <number:text>2 758,53</number:text>
    </number:number-style>
    <number:number-style style:name="N1125">
      <number:text>4 528,63</number:text>
    </number:number-style>
    <number:number-style style:name="N1126">
      <number:text>1 336,56</number:text>
    </number:number-style>
    <number:number-style style:name="N1127">
      <number:text>1 798,84</number:text>
    </number:number-style>
    <number:number-style style:name="N1128">
      <number:text>1 600,00</number:text>
    </number:number-style>
    <number:number-style style:name="N1129">
      <number:text>89,29</number:text>
    </number:number-style>
    <number:number-style style:name="N1130">
      <number:text>65,69</number:text>
    </number:number-style>
    <number:number-style style:name="N1131">
      <number:text>893,08</number:text>
    </number:number-style>
    <number:number-style style:name="N1132">
      <number:text>1 501,32</number:text>
    </number:number-style>
    <number:number-style style:name="N1133">
      <number:text>1 971,49</number:text>
    </number:number-style>
    <number:number-style style:name="N1134">
      <number:text>3 282,16</number:text>
    </number:number-style>
    <number:number-style style:name="N1135">
      <number:text>9 710,79</number:text>
    </number:number-style>
    <number:number-style style:name="N1136">
      <number:text>3 761,79</number:text>
    </number:number-style>
    <number:number-style style:name="N1137">
      <number:text>174,12</number:text>
    </number:number-style>
    <number:number-style style:name="N1138">
      <number:text>117,98</number:text>
    </number:number-style>
    <number:number-style style:name="N1139">
      <number:text>154 170,71</number:text>
    </number:number-style>
    <number:number-style style:name="N1140">
      <number:text>7 048,28</number:text>
    </number:number-style>
    <number:number-style style:name="N1141">
      <number:text>281 139,22</number:text>
    </number:number-style>
    <number:number-style style:name="N1142">
      <number:text>211 240,64</number:text>
    </number:number-style>
    <number:number-style style:name="N1143">
      <number:text>1 460,26</number:text>
    </number:number-style>
    <number:number-style style:name="N1144">
      <number:text>10 470,33</number:text>
    </number:number-style>
    <number:number-style style:name="N1145">
      <number:text>1 989,73</number:text>
    </number:number-style>
    <number:number-style style:name="N1146">
      <number:text>4 947,10</number:text>
    </number:number-style>
    <number:number-style style:name="N1147">
      <number:text>1 460,23</number:text>
    </number:number-style>
    <number:number-style style:name="N1148">
      <number:text>8 121,65</number:text>
    </number:number-style>
    <number:number-style style:name="N1149">
      <number:text>19 130,00</number:text>
    </number:number-style>
    <number:number-style style:name="N1150">
      <number:text>108 245,65</number:text>
    </number:number-style>
    <number:number-style style:name="N1151">
      <number:text>44 628,20</number:text>
    </number:number-style>
    <number:number-style style:name="N1152">
      <number:text>4 101,78</number:text>
    </number:number-style>
    <number:number-style style:name="N1153">
      <number:text>6 685,71</number:text>
    </number:number-style>
    <number:number-style style:name="N1154">
      <number:text>463 049,70</number:text>
    </number:number-style>
    <number:number-style style:name="N1155">
      <number:text>393 151,12</number:text>
    </number:number-style>
    <number:number-style style:name="N1156">
      <number:text>4 764,19</number:text>
    </number:number-style>
    <number:number-style style:name="N1157">
      <number:text>25 348,98</number:text>
    </number:number-style>
    <number:number-style style:name="N1158">
      <number:text>6 615,07</number:text>
    </number:number-style>
    <number:number-style style:name="N1159">
      <number:text>344,40</number:text>
    </number:number-style>
    <number:number-style style:name="N1160">
      <number:text>4 117,64</number:text>
    </number:number-style>
    <number:number-style style:name="N1161">
      <number:text>1 722,00</number:text>
    </number:number-style>
    <number:number-style style:name="N1162">
      <number:text>4 250,09</number:text>
    </number:number-style>
    <number:number-style style:name="N1163">
      <number:text>18 534,93</number:text>
    </number:number-style>
    <number:number-style style:name="N1164">
      <number:text>14 284,84</number:text>
    </number:number-style>
    <number:number-style style:name="N1165">
      <number:text>217,62</number:text>
    </number:number-style>
    <number:currency-style style:name="N116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6P0"/>
    </number:currency-style>
    <number:number-style style:name="N1167">
      <number:text>3 224,40</number:text>
    </number:number-style>
    <number:number-style style:name="N1168">
      <number:text>860,06</number:text>
    </number:number-style>
    <number:number-style style:name="N1169">
      <number:text>2 903,40</number:text>
    </number:number-style>
    <number:number-style style:name="N1170">
      <number:text>2 066,00</number:text>
    </number:number-style>
    <number:number-style style:name="N1171">
      <number:text>4 415,17</number:text>
    </number:number-style>
    <number:number-style style:name="N1172">
      <number:text>8 440,50</number:text>
    </number:number-style>
    <number:number-style style:name="N1173">
      <number:text>527,54</number:text>
    </number:number-style>
    <number:number-style style:name="N1174">
      <number:text>873,12</number:text>
    </number:number-style>
    <number:number-style style:name="N1175">
      <number:text>638,74</number:text>
    </number:number-style>
    <number:number-style style:name="N1176">
      <number:text>527,52</number:text>
    </number:number-style>
    <number:number-style style:name="N1177">
      <number:text>961,90</number:text>
    </number:number-style>
    <number:number-style style:name="N1178">
      <number:text>2 726,56</number:text>
    </number:number-style>
    <number:number-style style:name="N1179">
      <number:text>1 391,52</number:text>
    </number:number-style>
    <number:number-style style:name="N1180">
      <number:text>74,12</number:text>
    </number:number-style>
    <number:number-style style:name="N1181">
      <number:text>719,48</number:text>
    </number:number-style>
    <number:number-style style:name="N1182">
      <number:text>3 812,38</number:text>
    </number:number-style>
    <number:number-style style:name="N1183">
      <number:text>1 455,22</number:text>
    </number:number-style>
    <number:number-style style:name="N1184">
      <number:text>1 757,53</number:text>
    </number:number-style>
    <number:number-style style:name="N1185">
      <number:text>2 951,12</number:text>
    </number:number-style>
    <number:number-style style:name="N1186">
      <number:text>1 765,59</number:text>
    </number:number-style>
    <number:number-style style:name="N1187">
      <number:text>2 061,21</number:text>
    </number:number-style>
    <number:number-style style:name="N1188">
      <number:text>3 095,61</number:text>
    </number:number-style>
    <number:number-style style:name="N1189">
      <number:text>6 191,22</number:text>
    </number:number-style>
    <number:number-style style:name="N1190">
      <number:text>13 204,56</number:text>
    </number:number-style>
    <number:number-style style:name="N1191">
      <number:text>297,20</number:text>
    </number:number-style>
    <number:number-style style:name="N1192">
      <number:text>804,54</number:text>
    </number:number-style>
    <number:number-style style:name="N1193">
      <number:text>3 065,85</number:text>
    </number:number-style>
    <number:number-style style:name="N1194">
      <number:text>5 478,64</number:text>
    </number:number-style>
    <number:number-style style:name="N1195">
      <number:text>2 229,00</number:text>
    </number:number-style>
    <number:number-style style:name="N1196">
      <number:text>1 329,33</number:text>
    </number:number-style>
    <number:number-style style:name="N1197">
      <number:text>13 204,50</number:text>
    </number:number-style>
    <number:number-style style:name="N1198">
      <number:text>3 955,33</number:text>
    </number:number-style>
    <number:number-style style:name="N1199">
      <number:text>375,16</number:text>
    </number:number-style>
    <number:number-style style:name="N1200">
      <number:text>875,18</number:text>
    </number:number-style>
    <number:number-style style:name="N1201">
      <number:text>1 328,11</number:text>
    </number:number-style>
    <number:number-style style:name="N1202">
      <number:text>2 669,94</number:text>
    </number:number-style>
    <number:number-style style:name="N1203">
      <number:text>1 864,74</number:text>
    </number:number-style>
    <number:number-style style:name="N1204">
      <number:text>732,00</number:text>
    </number:number-style>
    <number:number-style style:name="N1205">
      <number:text>1 341,83</number:text>
    </number:number-style>
    <number:number-style style:name="N1206">
      <number:text>3 799,62</number:text>
    </number:number-style>
    <number:number-style style:name="N1207">
      <number:text>8 791,11</number:text>
    </number:number-style>
    <number:number-style style:name="N1208">
      <number:text>59,72</number:text>
    </number:number-style>
    <number:number-style style:name="N1209">
      <number:text>377,52</number:text>
    </number:number-style>
    <number:number-style style:name="N1210">
      <number:text>1 953,18</number:text>
    </number:number-style>
    <number:number-style style:name="N1211">
      <number:text>3 859,34</number:text>
    </number:number-style>
    <number:number-style style:name="N1212">
      <number:text>1 648,72</number:text>
    </number:number-style>
    <number:number-style style:name="N1213">
      <number:text>466,91</number:text>
    </number:number-style>
    <number:number-style style:name="N1214">
      <number:text>8 313,35</number:text>
    </number:number-style>
    <number:number-style style:name="N1215">
      <number:text>346,58</number:text>
    </number:number-style>
    <number:number-style style:name="N1216">
      <number:text>2 450,36</number:text>
    </number:number-style>
    <number:number-style style:name="N1217">
      <number:text>3 720,97</number:text>
    </number:number-style>
    <number:number-style style:name="N1218">
      <number:text>1 820,58</number:text>
    </number:number-style>
    <number:number-style style:name="N1219">
      <number:text>0,03</number:text>
    </number:number-style>
    <number:number-style style:name="N1220">
      <number:text>96,71</number:text>
    </number:number-style>
    <number:number-style style:name="N1221">
      <number:text>222,75</number:text>
    </number:number-style>
    <number:number-style style:name="N1222">
      <number:text>363,99</number:text>
    </number:number-style>
    <number:number-style style:name="N1223">
      <number:text>1 820,25</number:text>
    </number:number-style>
    <number:number-style style:name="N1224">
      <number:text>1 738,40</number:text>
    </number:number-style>
    <number:number-style style:name="N1225">
      <number:text>2 610,80</number:text>
    </number:number-style>
    <number:number-style style:name="N1226">
      <number:text>-3 691,33</number:text>
    </number:number-style>
    <number:number-style style:name="N1227">
      <number:text>2 054,04</number:text>
    </number:number-style>
    <number:number-style style:name="N1228">
      <number:text>3 753,28</number:text>
    </number:number-style>
    <number:number-style style:name="N1229">
      <number:text>2 000,00</number:text>
    </number:number-style>
    <number:number-style style:name="N1230">
      <number:text>129,16</number:text>
    </number:number-style>
    <number:number-style style:name="N1231">
      <number:text>8,97</number:text>
    </number:number-style>
    <number:number-style style:name="N1232">
      <number:text>4 176,14</number:text>
    </number:number-style>
    <number:number-style style:name="N1233">
      <number:text>2 838,14</number:text>
    </number:number-style>
    <number:number-style style:name="N1234">
      <number:text>1 764,97</number:text>
    </number:number-style>
    <number:number-style style:name="N1235">
      <number:text>49,41</number:text>
    </number:number-style>
    <number:number-style style:name="N1236">
      <number:text>19 858,90</number:text>
    </number:number-style>
    <number:number-style style:name="N1237">
      <number:text>719,20</number:text>
    </number:number-style>
    <number:number-style style:name="N1238">
      <number:text>1 023,27</number:text>
    </number:number-style>
    <number:number-style style:name="N1239">
      <number:text>3 802,17</number:text>
    </number:number-style>
    <number:number-style style:name="N1240">
      <number:text>8 978,68</number:text>
    </number:number-style>
    <number:number-style style:name="N1241">
      <number:text>3 596,00</number:text>
    </number:number-style>
    <number:number-style style:name="N1242">
      <number:text>1 739,58</number:text>
    </number:number-style>
    <number:number-style style:name="N1243">
      <number:text>968,44</number:text>
    </number:number-style>
    <number:number-style style:name="N1244">
      <number:text>2 101,34</number:text>
    </number:number-style>
    <number:number-style style:name="N1245">
      <number:text>1 959,04</number:text>
    </number:number-style>
    <number:number-style style:name="N1246">
      <number:text>1 958,40</number:text>
    </number:number-style>
    <number:number-style style:name="N1247">
      <number:text>7 314,00</number:text>
    </number:number-style>
    <number:number-style style:name="N1248">
      <number:text>343,20</number:text>
    </number:number-style>
    <number:number-style style:name="N1249">
      <number:text>659,76</number:text>
    </number:number-style>
    <number:number-style style:name="N1250">
      <number:text>4 103,30</number:text>
    </number:number-style>
    <number:number-style style:name="N1251">
      <number:text>1 716,00</number:text>
    </number:number-style>
    <number:number-style style:name="N1252">
      <number:text>1 759,92</number:text>
    </number:number-style>
    <number:number-style style:name="N1253">
      <number:text>3 019,25</number:text>
    </number:number-style>
    <number:number-style style:name="N1254">
      <number:text>1 719,62</number:text>
    </number:number-style>
    <number:number-style style:name="N1255">
      <number:text>3 192,92</number:text>
    </number:number-style>
    <number:number-style style:name="N1256">
      <number:text>6 385,95</number:text>
    </number:number-style>
    <number:number-style style:name="N1257">
      <number:text>344,35</number:text>
    </number:number-style>
    <number:number-style style:name="N1258">
      <number:text>32,41</number:text>
    </number:number-style>
    <number:number-style style:name="N1259">
      <number:text>6 385,83</number:text>
    </number:number-style>
    <number:number-style style:name="N1260">
      <number:text>1 752,75</number:text>
    </number:number-style>
    <number:number-style style:name="N1261">
      <number:text>3 926,15</number:text>
    </number:number-style>
    <number:number-style style:name="N1262">
      <number:text>4 062,20</number:text>
    </number:number-style>
    <number:number-style style:name="N1263">
      <number:text>165,60</number:text>
    </number:number-style>
    <number:number-style style:name="N1264">
      <number:text>724,38</number:text>
    </number:number-style>
    <number:number-style style:name="N1265">
      <number:text>2 123,35</number:text>
    </number:number-style>
    <number:number-style style:name="N1266">
      <number:text>775,37</number:text>
    </number:number-style>
    <number:number-style style:name="N1267">
      <number:text>273,50</number:text>
    </number:number-style>
    <number:number-style style:name="N1268">
      <number:text>25 466,06</number:text>
    </number:number-style>
    <number:number-style style:name="N1269">
      <number:text>2 147,57</number:text>
    </number:number-style>
    <number:number-style style:name="N1270">
      <number:text>1 755,14</number:text>
    </number:number-style>
    <number:number-style style:name="N1271">
      <number:text>3 828,87</number:text>
    </number:number-style>
    <number:number-style style:name="N1272">
      <number:text>1 795,44</number:text>
    </number:number-style>
    <number:number-style style:name="N1273">
      <number:text>2 135,34</number:text>
    </number:number-style>
    <number:number-style style:name="N1274">
      <number:text>17 457,72</number:text>
    </number:number-style>
    <number:number-style style:name="N1275">
      <number:text>714,40</number:text>
    </number:number-style>
    <number:number-style style:name="N1276">
      <number:text>701,96</number:text>
    </number:number-style>
    <number:number-style style:name="N1277">
      <number:text>2 768,28</number:text>
    </number:number-style>
    <number:number-style style:name="N1278">
      <number:text>8 541,36</number:text>
    </number:number-style>
    <number:number-style style:name="N1279">
      <number:text>3 572,00</number:text>
    </number:number-style>
    <number:number-style style:name="N1280">
      <number:text>1 159,72</number:text>
    </number:number-style>
    <number:number-style style:name="N1281">
      <number:text>868,01</number:text>
    </number:number-style>
    <number:number-style style:name="N1282">
      <number:text>1 881,53</number:text>
    </number:number-style>
    <number:number-style style:name="N1283">
      <number:text>24 551,86</number:text>
    </number:number-style>
    <number:number-style style:name="N1284">
      <number:text>3 221,64</number:text>
    </number:number-style>
    <number:number-style style:name="N1285">
      <number:text>76,57</number:text>
    </number:number-style>
    <number:number-style style:name="N1286">
      <number:text>389,83</number:text>
    </number:number-style>
    <number:number-style style:name="N1287">
      <number:text>1 752,00</number:text>
    </number:number-style>
    <number:number-style style:name="N1288">
      <number:text>723,97</number:text>
    </number:number-style>
    <number:number-style style:name="N1289">
      <number:text>2 042,08</number:text>
    </number:number-style>
    <number:number-style style:name="N1290">
      <number:text>3 066,88</number:text>
    </number:number-style>
    <number:number-style style:name="N1291">
      <number:text>341,60</number:text>
    </number:number-style>
    <number:number-style style:name="N1292">
      <number:text>3 666,05</number:text>
    </number:number-style>
    <number:number-style style:name="N1293">
      <number:text>992,35</number:text>
    </number:number-style>
    <number:number-style style:name="N1294">
      <number:text>-3 636,99</number:text>
    </number:number-style>
    <number:number-style style:name="N1295">
      <number:text>3 118,54</number:text>
    </number:number-style>
    <number:number-style style:name="N1296">
      <number:text>92,05</number:text>
    </number:number-style>
    <number:number-style style:name="N1297">
      <number:text>328,57</number:text>
    </number:number-style>
    <number:number-style style:name="N1298">
      <number:text>1 717,09</number:text>
    </number:number-style>
    <number:number-style style:name="N1299">
      <number:text>107,23</number:text>
    </number:number-style>
    <number:number-style style:name="N1300">
      <number:text>3 912,27</number:text>
    </number:number-style>
    <number:number-style style:name="N1301">
      <number:text>114,61</number:text>
    </number:number-style>
    <number:number-style style:name="N1302">
      <number:text>1 051,54</number:text>
    </number:number-style>
    <number:number-style style:name="N1303">
      <number:text>75,00</number:text>
    </number:number-style>
    <number:number-style style:name="N1304">
      <number:text>1 774,27</number:text>
    </number:number-style>
    <number:number-style style:name="N1305">
      <number:text>2 893,91</number:text>
    </number:number-style>
    <number:number-style style:name="N1306">
      <number:text>72,00</number:text>
    </number:number-style>
    <number:number-style style:name="N1307">
      <number:text>1 389,04</number:text>
    </number:number-style>
    <number:number-style style:name="N1308">
      <number:text>6 962,63</number:text>
    </number:number-style>
    <number:number-style style:name="N1309">
      <number:text>3 056,11</number:text>
    </number:number-style>
    <number:number-style style:name="N1310">
      <number:text>7,20</number:text>
    </number:number-style>
    <number:number-style style:name="N1311">
      <number:text>2 027,71</number:text>
    </number:number-style>
    <number:number-style style:name="N1312">
      <number:text>2 034,91</number:text>
    </number:number-style>
    <number:number-style style:name="N1313">
      <number:text>3 462,23</number:text>
    </number:number-style>
    <number:number-style style:name="N1314">
      <number:text>3 370,24</number:text>
    </number:number-style>
    <number:number-style style:name="N1315">
      <number:text>5,55</number:text>
    </number:number-style>
    <number:number-style style:name="N1316">
      <number:text>143,95</number:text>
    </number:number-style>
    <number:number-style style:name="N1317">
      <number:text>110,99</number:text>
    </number:number-style>
    <number:number-style style:name="N1318">
      <number:text>443,67</number:text>
    </number:number-style>
    <number:number-style style:name="N1319">
      <number:text>1 741,33</number:text>
    </number:number-style>
    <number:number-style style:name="N1320">
      <number:text>727,15</number:text>
    </number:number-style>
    <number:number-style style:name="N1321">
      <number:text>192,05</number:text>
    </number:number-style>
    <number:number-style style:name="N1322">
      <number:text>2 992,86</number:text>
    </number:number-style>
    <number:number-style style:name="N1323">
      <number:text>15 705,87</number:text>
    </number:number-style>
    <number:number-style style:name="N1324">
      <number:text>511,80</number:text>
    </number:number-style>
    <number:number-style style:name="N1325">
      <number:text>877,45</number:text>
    </number:number-style>
    <number:number-style style:name="N1326">
      <number:text>51,59</number:text>
    </number:number-style>
    <number:number-style style:name="N1327">
      <number:text>3 816,10</number:text>
    </number:number-style>
    <number:number-style style:name="N1328">
      <number:text>89,10</number:text>
    </number:number-style>
    <number:number-style style:name="N1329">
      <number:text>6 119,07</number:text>
    </number:number-style>
    <number:number-style style:name="N1330">
      <number:text>2 559,00</number:text>
    </number:number-style>
    <number:number-style style:name="N1331">
      <number:text>1 573,18</number:text>
    </number:number-style>
    <number:number-style style:name="N1332">
      <number:text>108,58</number:text>
    </number:number-style>
    <number:number-style style:name="N1333">
      <number:text>1 620,31</number:text>
    </number:number-style>
    <number:number-style style:name="N1334">
      <number:text>77,57</number:text>
    </number:number-style>
    <number:number-style style:name="N1335">
      <number:text>33,67</number:text>
    </number:number-style>
    <number:number-style style:name="N1336">
      <number:text>310,24</number:text>
    </number:number-style>
    <number:number-style style:name="N1337">
      <number:text>52,81</number:text>
    </number:number-style>
    <number:number-style style:name="N1338">
      <number:text>344,01</number:text>
    </number:number-style>
    <number:number-style style:name="N1339">
      <number:text>391,33</number:text>
    </number:number-style>
    <number:number-style style:name="N1340">
      <number:text>1 500,75</number:text>
    </number:number-style>
    <number:number-style style:name="N1341">
      <number:text>3 534,39</number:text>
    </number:number-style>
    <number:number-style style:name="N1342">
      <number:text>1 508,78</number:text>
    </number:number-style>
    <number:number-style style:name="N1343">
      <number:text>615,12</number:text>
    </number:number-style>
    <number:number-style style:name="N1344">
      <number:text>7 577,55</number:text>
    </number:number-style>
    <number:number-style style:name="N1345">
      <number:text>290,85</number:text>
    </number:number-style>
    <number:number-style style:name="N1346">
      <number:text>3 142,05</number:text>
    </number:number-style>
    <number:number-style style:name="N1347">
      <number:text>170,38</number:text>
    </number:number-style>
    <number:number-style style:name="N1348">
      <number:text>24,20</number:text>
    </number:number-style>
    <number:number-style style:name="N1349">
      <number:text>3 111,10</number:text>
    </number:number-style>
    <number:number-style style:name="N1350">
      <number:text>2 111,43</number:text>
    </number:number-style>
    <number:number-style style:name="N1351">
      <number:text>5 111,73</number:text>
    </number:number-style>
    <number:number-style style:name="N1352">
      <number:text>4 542,53</number:text>
    </number:number-style>
    <number:number-style style:name="N1353">
      <number:text>633,89</number:text>
    </number:number-style>
    <number:number-style style:name="N1354">
      <number:text>4 070,51</number:text>
    </number:number-style>
    <number:number-style style:name="N1355">
      <number:text>872,79</number:text>
    </number:number-style>
    <number:number-style style:name="N1356">
      <number:text>1 310,79</number:text>
    </number:number-style>
    <number:number-style style:name="N1357">
      <number:text>3 345,12</number:text>
    </number:number-style>
    <number:number-style style:name="N1358">
      <number:text>3 464,56</number:text>
    </number:number-style>
    <number:number-style style:name="N1359">
      <number:text>4 017,37</number:text>
    </number:number-style>
    <number:number-style style:name="N1360">
      <number:text>245,18</number:text>
    </number:number-style>
    <number:number-style style:name="N1361">
      <number:text>684,38</number:text>
    </number:number-style>
    <number:number-style style:name="N1362">
      <number:text>405,18</number:text>
    </number:number-style>
    <number:number-style style:name="N1363">
      <number:text>3 852,64</number:text>
    </number:number-style>
    <number:number-style style:name="N1364">
      <number:text>3 000,00</number:text>
    </number:number-style>
    <number:number-style style:name="N1365">
      <number:text>129,60</number:text>
    </number:number-style>
    <number:number-style style:name="N1366">
      <number:text>1 251,12</number:text>
    </number:number-style>
    <number:number-style style:name="N1367">
      <number:text>1 854,94</number:text>
    </number:number-style>
    <number:number-style style:name="N1368">
      <number:text>1 628,43</number:text>
    </number:number-style>
    <number:number-style style:name="N1369">
      <number:text>1 513,03</number:text>
    </number:number-style>
    <number:number-style style:name="N1370">
      <number:text>68,45</number:text>
    </number:number-style>
    <number:number-style style:name="N1371">
      <number:text>40,35</number:text>
    </number:number-style>
    <number:number-style style:name="N1372">
      <number:text>100,59</number:text>
    </number:number-style>
    <number:number-style style:name="N1373">
      <number:text>69,24</number:text>
    </number:number-style>
    <number:number-style style:name="N1374">
      <number:text>4 557,17</number:text>
    </number:number-style>
    <number:number-style style:name="N1375">
      <number:text>3 163,30</number:text>
    </number:number-style>
    <number:number-style style:name="N1376">
      <number:text>196,75</number:text>
    </number:number-style>
    <number:number-style style:name="N1377">
      <number:text>22,11</number:text>
    </number:number-style>
    <number:number-style style:name="N1378">
      <number:text>144,79</number:text>
    </number:number-style>
    <number:number-style style:name="N1379">
      <number:text>1 801,46</number:text>
    </number:number-style>
    <number:number-style style:name="N1380">
      <number:text>98,83</number:text>
    </number:number-style>
    <number:number-style style:name="N1381">
      <number:text>147,36</number:text>
    </number:number-style>
    <number:number-style style:name="N1382">
      <number:text>99,14</number:text>
    </number:number-style>
    <number:number-style style:name="N1383">
      <number:text>2 125,78</number:text>
    </number:number-style>
    <number:number-style style:name="N1384">
      <number:text>7 255,39</number:text>
    </number:number-style>
    <number:number-style style:name="N1385">
      <number:text>4 251,56</number:text>
    </number:number-style>
    <number:number-style style:name="N1386">
      <number:text>445,97</number:text>
    </number:number-style>
    <number:number-style style:name="N1387">
      <number:text>2 994,46</number:text>
    </number:number-style>
    <number:number-style style:name="N1388">
      <number:text>2 068,39</number:text>
    </number:number-style>
    <number:number-style style:name="N1389">
      <number:text>6 193,52</number:text>
    </number:number-style>
    <number:number-style style:name="N1390">
      <number:text>3 732,16</number:text>
    </number:number-style>
    <number:number-style style:name="N1391">
      <number:text>135,03</number:text>
    </number:number-style>
    <number:number-style style:name="N1392">
      <number:text>128,60</number:text>
    </number:number-style>
    <number:number-style style:name="N1393">
      <number:text>2 094,69</number:text>
    </number:number-style>
    <number:number-style style:name="N1394">
      <number:text>3 935,24</number:text>
    </number:number-style>
    <number:number-style style:name="N1395">
      <number:text>18 840,21</number:text>
    </number:number-style>
    <number:number-style style:name="N1396">
      <number:text>2 926,13</number:text>
    </number:number-style>
    <number:number-style style:name="N1397">
      <number:text>1 696,33</number:text>
    </number:number-style>
    <number:number-style style:name="N1398">
      <number:text>3 745,11</number:text>
    </number:number-style>
    <number:number-style style:name="N1399">
      <number:text>3 478,21</number:text>
    </number:number-style>
    <number:number-style style:name="N1400">
      <number:text>123,53</number:text>
    </number:number-style>
    <number:number-style style:name="N1401">
      <number:text>112,46</number:text>
    </number:number-style>
    <number:number-style style:name="N1402">
      <number:text>5 702,48</number:text>
    </number:number-style>
    <number:number-style style:name="N1403">
      <number:text>4 446,43</number:text>
    </number:number-style>
    <number:number-style style:name="N1404">
      <number:text>1 319,52</number:text>
    </number:number-style>
    <number:number-style style:name="N1405">
      <number:text>1 532,98</number:text>
    </number:number-style>
    <number:number-style style:name="N1406">
      <number:text>415,77</number:text>
    </number:number-style>
    <number:number-style style:name="N1407">
      <number:text>3 294,93</number:text>
    </number:number-style>
    <number:number-style style:name="N1408">
      <number:text>3 223,27</number:text>
    </number:number-style>
    <number:number-style style:name="N1409">
      <number:text>3 224,00</number:text>
    </number:number-style>
    <number:number-style style:name="N1410">
      <number:text>170,44</number:text>
    </number:number-style>
    <number:number-style style:name="N1411">
      <number:text>24,27</number:text>
    </number:number-style>
    <number:number-style style:name="N1412">
      <number:text>3 223,06</number:text>
    </number:number-style>
    <number:number-style style:name="N1413">
      <number:text>1 783,84</number:text>
    </number:number-style>
    <number:number-style style:name="N1414">
      <number:text>3 137,52</number:text>
    </number:number-style>
    <number:number-style style:name="N1415">
      <number:text>1 767,72</number:text>
    </number:number-style>
    <number:number-style style:name="N1416">
      <number:text>2 063,61</number:text>
    </number:number-style>
    <number:number-style style:name="N1417">
      <number:text>3 246,10</number:text>
    </number:number-style>
    <number:number-style style:name="N1418">
      <number:text>7 331,60</number:text>
    </number:number-style>
    <number:number-style style:name="N1419">
      <number:text>4 187,36</number:text>
    </number:number-style>
    <number:number-style style:name="N1420">
      <number:text>3 008,69</number:text>
    </number:number-style>
    <number:number-style style:name="N1421">
      <number:text>45,14</number:text>
    </number:number-style>
    <number:number-style style:name="N1422">
      <number:text>69,80</number:text>
    </number:number-style>
    <number:number-style style:name="N1423">
      <number:text>2 044,48</number:text>
    </number:number-style>
    <number:number-style style:name="N1424">
      <number:text>3 299,72</number:text>
    </number:number-style>
    <number:number-style style:name="N1425">
      <number:text>6 572,18</number:text>
    </number:number-style>
    <number:number-style style:name="N1426">
      <number:text>146,28</number:text>
    </number:number-style>
    <number:number-style style:name="N1427">
      <number:text>488,28</number:text>
    </number:number-style>
    <number:number-style style:name="N1428">
      <number:text>299,42</number:text>
    </number:number-style>
    <number:number-style style:name="N1429">
      <number:text>146,29</number:text>
    </number:number-style>
    <number:number-style style:name="N1430">
      <number:text>257,66</number:text>
    </number:number-style>
    <number:number-style style:name="N1431">
      <number:text>4 028,52</number:text>
    </number:number-style>
    <number:number-style style:name="N1432">
      <number:text>1 001,28</number:text>
    </number:number-style>
    <number:number-style style:name="N1433">
      <number:text>204,45</number:text>
    </number:number-style>
    <number:number-style style:name="N1434">
      <number:text>3 272,46</number:text>
    </number:number-style>
    <number:number-style style:name="N1435">
      <number:text>3 605,64</number:text>
    </number:number-style>
    <number:number-style style:name="N1436">
      <number:text>233,12</number:text>
    </number:number-style>
    <number:number-style style:name="N1437">
      <number:text>426,96</number:text>
    </number:number-style>
    <number:number-style style:name="N1438">
      <number:text>6 783,82</number:text>
    </number:number-style>
    <number:number-style style:name="N1439">
      <number:text>2 106,65</number:text>
    </number:number-style>
    <number:number-style style:name="N1440">
      <number:text>4 650,56</number:text>
    </number:number-style>
    <number:number-style style:name="N1441">
      <number:text>25 863,06</number:text>
    </number:number-style>
    <number:number-style style:name="N1442">
      <number:text>4 639,98</number:text>
    </number:number-style>
    <number:number-style style:name="N1443">
      <number:text>1 034,92</number:text>
    </number:number-style>
    <number:number-style style:name="N1444">
      <number:text>882,35</number:text>
    </number:number-style>
    <number:number-style style:name="N1445">
      <number:text>130,57</number:text>
    </number:number-style>
    <number:number-style style:name="N1446">
      <number:text>872,68</number:text>
    </number:number-style>
    <number:number-style style:name="N1447">
      <number:text>1 831,66</number:text>
    </number:number-style>
    <number:number-style style:name="N1448">
      <number:text>3 704,91</number:text>
    </number:number-style>
    <number:number-style style:name="N1449">
      <number:text>-2 590,67</number:text>
    </number:number-style>
    <number:number-style style:name="N1450">
      <number:text>4 528,60</number:text>
    </number:number-style>
    <number:number-style style:name="N1451">
      <number:text>3 812,00</number:text>
    </number:number-style>
    <number:number-style style:name="N1452">
      <number:text>1 967,37</number:text>
    </number:number-style>
    <number:number-style style:name="N1453">
      <number:text>3 812,03</number:text>
    </number:number-style>
    <number:number-style style:name="N1454">
      <number:text>1 532,85</number:text>
    </number:number-style>
    <number:number-style style:name="N1455">
      <number:text>896,38</number:text>
    </number:number-style>
    <number:number-style style:name="N1456">
      <number:text>1 568,47</number:text>
    </number:number-style>
    <number:number-style style:name="N1457">
      <number:text>1 733,62</number:text>
    </number:number-style>
    <number:number-style style:name="N1458">
      <number:text>3 365,52</number:text>
    </number:number-style>
    <number:number-style style:name="N1459">
      <number:text>6 345,27</number:text>
    </number:number-style>
    <number:number-style style:name="N1460">
      <number:text>6 606,62</number:text>
    </number:number-style>
    <number:number-style style:name="N1461">
      <number:text>340,17</number:text>
    </number:number-style>
    <number:number-style style:name="N1462">
      <number:text>82,83</number:text>
    </number:number-style>
    <number:number-style style:name="N1463">
      <number:text>4 093,74</number:text>
    </number:number-style>
    <number:number-style style:name="N1464">
      <number:text>1 712,00</number:text>
    </number:number-style>
    <number:number-style style:name="N1465">
      <number:text>135 569,09</number:text>
    </number:number-style>
    <number:number-style style:name="N1466">
      <number:text>8 169,98</number:text>
    </number:number-style>
    <number:number-style style:name="N1467">
      <number:text>263 798,29</number:text>
    </number:number-style>
    <number:number-style style:name="N1468">
      <number:text>280 088,40</number:text>
    </number:number-style>
    <number:number-style style:name="N1469">
      <number:text>791,93</number:text>
    </number:number-style>
    <number:number-style style:name="N1470">
      <number:text>12 702,29</number:text>
    </number:number-style>
    <number:number-style style:name="N1471">
      <number:text>5 393,73</number:text>
    </number:number-style>
    <number:number-style style:name="N1472">
      <number:text>4 565,64</number:text>
    </number:number-style>
    <number:number-style style:name="N1473">
      <number:text>791,92</number:text>
    </number:number-style>
    <number:number-style style:name="N1474">
      <number:text>19 658,78</number:text>
    </number:number-style>
    <number:number-style style:name="N1475">
      <number:text>15 104,61</number:text>
    </number:number-style>
    <number:number-style style:name="N1476">
      <number:text>144 204,98</number:text>
    </number:number-style>
    <number:number-style style:name="N1477">
      <number:text>59 517,04</number:text>
    </number:number-style>
    <number:number-style style:name="N1478">
      <number:text>10 152,97</number:text>
    </number:number-style>
    <number:number-style style:name="N1479">
      <number:text>7 204,51</number:text>
    </number:number-style>
    <number:number-style style:name="N1480">
      <number:text>409 441,23</number:text>
    </number:number-style>
    <number:number-style style:name="N1481">
      <number:text>5 208,38</number:text>
    </number:number-style>
    <number:number-style style:name="N1482">
      <number:text>25 043,78</number:text>
    </number:number-style>
    <number:number-style style:name="N1483">
      <number:text>3 201,82</number:text>
    </number:number-style>
    <number:number-style style:name="N1484">
      <number:text>3 413,25</number:text>
    </number:number-style>
    <number:number-style style:name="N1485">
      <number:text>3 651,93</number:text>
    </number:number-style>
    <number:number-style style:name="N1486">
      <number:text>10 632,91</number:text>
    </number:number-style>
    <number:currency-style style:name="N148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2" draw:style="rect" draw:dots1="1" draw:dots1-length="0.5cm" draw:dots2="1" draw:dots2-length="0.5cm" draw:distance="0.2cm"/>
    <draw:stroke-dash draw:name="dash3" draw:style="rect" draw:dots1="1" draw:dots2="1" draw:distance="0.1cm"/>
    <draw:stroke-dash draw:name="dash4" draw:style="rect" draw:dots1="1" draw:dots1-length="0.2cm" draw:dots2="1" draw:distance="0.15cm"/>
    <draw:stroke-dash draw:name="dash5" draw:style="rect" draw:dots1="1" draw:dots1-length="0.2cm" draw:dots2="2" draw:distance="0.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2:45:44.475000000</dc:date>
    <meta:editing-duration>P0D</meta:editing-duration>
    <meta:editing-cycles>1</meta:editing-cycles>
    <meta:document-statistic meta:table-count="1" meta:cell-count="321" meta:object-count="0"/>
    <meta:generator>LibreOffice/4.1.1.2$Windows_x86 LibreOffice_project/7e4286b58adc75a14f6d83f53a03b6c11fa2903</meta:generator>
  </office:meta>
</office:document-meta>
</file>